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3" style:family="table">
      <style:table-properties style:width="16.688cm" fo:margin-left="0.025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506cm"/>
    </style:style>
    <style:style style:name="Table3.B" style:family="table-column">
      <style:table-column-properties style:column-width="5.26cm"/>
    </style:style>
    <style:style style:name="Table3.C" style:family="table-column">
      <style:table-column-properties style:column-width="4.969cm"/>
    </style:style>
    <style:style style:name="Table3.D" style:family="table-column">
      <style:table-column-properties style:column-width="0.245cm"/>
    </style:style>
    <style:style style:name="Table3.E" style:family="table-column">
      <style:table-column-properties style:column-width="4.708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bottom" fo:background-color="#c6d9f1" fo:padding-left="0.009cm" fo:padding-right="0cm" fo:padding-top="0cm" fo:padding-bottom="0cm" fo:border-left="0.05pt solid #808080" fo:border-right="none" fo:border-top="0.05pt solid #808080" fo:border-bottom="1.5pt solid #000000">
        <style:background-image/>
      </style:table-cell-properties>
    </style:style>
    <style:style style:name="Table3.D1" style:family="table-cell">
      <style:table-cell-properties style:vertical-align="bottom" fo:background-color="#c6d9f1" fo:padding-left="0.009cm" fo:padding-right="0cm" fo:padding-top="0cm" fo:padding-bottom="0cm" fo:border-left="0.05pt solid #808080" fo:border-right="0.05pt solid #808080" fo:border-top="0.05pt solid #808080" fo:border-bottom="1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C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D7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8" style:family="table-row">
      <style:table-row-properties fo:keep-together="auto"/>
    </style:style>
    <style:style style:name="Table3.A8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8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9" style:family="table-row">
      <style:table-row-properties fo:keep-together="auto"/>
    </style:style>
    <style:style style:name="Table3.A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9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0" style:family="table-row">
      <style:table-row-properties fo:keep-together="auto"/>
    </style:style>
    <style:style style:name="Table3.A10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0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1" style:family="table-row">
      <style:table-row-properties fo:keep-together="auto"/>
    </style:style>
    <style:style style:name="Table3.A11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D11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3" style:family="table-row">
      <style:table-row-properties fo:keep-together="auto"/>
    </style:style>
    <style:style style:name="Table3.A1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4" style:family="table-row">
      <style:table-row-properties fo:keep-together="auto"/>
    </style:style>
    <style:style style:name="Table3.A1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5" style:family="table-row">
      <style:table-row-properties fo:keep-together="auto"/>
    </style:style>
    <style:style style:name="Table3.A1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6" style:family="table-row">
      <style:table-row-properties fo:keep-together="auto"/>
    </style:style>
    <style:style style:name="Table3.A1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7" style:family="table-row">
      <style:table-row-properties fo:keep-together="auto"/>
    </style:style>
    <style:style style:name="Table3.A17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7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8" style:family="table-row">
      <style:table-row-properties fo:keep-together="auto"/>
    </style:style>
    <style:style style:name="Table3.A18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18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19" style:family="table-row">
      <style:table-row-properties fo:keep-together="auto"/>
    </style:style>
    <style:style style:name="Table3.A1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E19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4" style:family="table">
      <style:table-properties style:width="16.706cm" fo:margin-left="0.004cm" fo:margin-top="0cm" fo:margin-bottom="0cm" table:align="left" style:writing-mode="lr-tb"/>
    </style:style>
    <style:style style:name="Table4.A" style:family="table-column">
      <style:table-column-properties style:column-width="2.291cm"/>
    </style:style>
    <style:style style:name="Table4.B" style:family="table-column">
      <style:table-column-properties style:column-width="3.209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3.099cm"/>
    </style:style>
    <style:style style:name="Table4.E" style:family="table-column">
      <style:table-column-properties style:column-width="2.612cm"/>
    </style:style>
    <style:style style:name="Table4.F" style:family="table-column">
      <style:table-column-properties style:column-width="3.096cm"/>
    </style:style>
    <style:style style:name="Table4.1" style:family="table-row">
      <style:table-row-properties style:row-height="0.4cm" fo:keep-together="auto"/>
    </style:style>
    <style:style style:name="Table4.A1" style:family="table-cell">
      <style:table-cell-properties fo:padding-left="0.004cm" fo:padding-right="0cm" fo:padding-top="0cm" fo:padding-bottom="0cm" fo:border="none"/>
    </style:style>
    <style:style style:name="Table5" style:family="table">
      <style:table-properties style:width="16.706cm" fo:margin-left="0.004cm" fo:margin-top="0cm" fo:margin-bottom="0cm" table:align="left" style:writing-mode="lr-tb"/>
    </style:style>
    <style:style style:name="Table5.A" style:family="table-column">
      <style:table-column-properties style:column-width="3.189cm"/>
    </style:style>
    <style:style style:name="Table5.B" style:family="table-column">
      <style:table-column-properties style:column-width="3.217cm"/>
    </style:style>
    <style:style style:name="Table5.C" style:family="table-column">
      <style:table-column-properties style:column-width="1.984cm"/>
    </style:style>
    <style:style style:name="Table5.D" style:family="table-column">
      <style:table-column-properties style:column-width="8.31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49cm" fo:border-left="0.25pt solid #000000" fo:border-right="1.5pt solid #000000" fo:border-top="0.25pt solid #000000" fo:border-bottom="none"/>
    </style:style>
    <style:style style:name="Table5.C1" style:family="table-cell">
      <style:table-cell-properties fo:padding="0.049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49cm" fo:border-left="0.25pt solid #000000" fo:border-right="none" fo:border-top="none" fo:border-bottom="none"/>
    </style:style>
    <style:style style:name="Table5.B2" style:family="table-cell">
      <style:table-cell-properties fo:padding="0.049cm" fo:border-left="0.25pt solid #000000" fo:border-right="1.5pt solid #000000" fo:border-top="none" fo:border-bottom="none"/>
    </style:style>
    <style:style style:name="Table5.D2" style:family="table-cell">
      <style:table-cell-properties fo:padding="0.049cm" fo:border-left="0.25pt solid #000000" fo:border-right="0.25pt solid #000000" fo:border-top="none" fo:border-bottom="none"/>
    </style:style>
    <style:style style:name="Table5.A4" style:family="table-cell">
      <style:table-cell-properties fo:padding="0.049cm" fo:border-left="0.25pt solid #000000" fo:border-right="none" fo:border-top="none" fo:border-bottom="0.25pt solid #000000"/>
    </style:style>
    <style:style style:name="Table5.B4" style:family="table-cell">
      <style:table-cell-properties fo:padding="0.049cm" fo:border-left="0.25pt solid #000000" fo:border-right="1.5pt solid #000000" fo:border-top="none" fo:border-bottom="0.25pt solid #000000"/>
    </style:style>
    <style:style style:name="Table5.D4" style:family="table-cell">
      <style:table-cell-properties fo:padding="0.049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unctuation-wrap="simple" style:writing-mode="lr-tb"/>
      <style:text-properties officeooo:paragraph-rsid="00c4a6e7"/>
    </style:style>
    <style:style style:name="P3" style:family="paragraph" style:parent-style-name="Frame_20_contents">
      <loext:graphic-properties draw:fill-gradient-name="gradient" draw:fill-hatch-name="hatch"/>
      <style:paragraph-properties fo:margin-top="0.109cm" fo:margin-bottom="0.215cm" style:contextual-spacing="false" fo:line-height="100%" style:punctuation-wrap="hanging"/>
    </style:style>
    <style:style style:name="P4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757fce"/>
    </style:style>
    <style:style style:name="P5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85c9be"/>
    </style:style>
    <style:style style:name="P6" style:family="paragraph" style:parent-style-name="Frame_20_contents">
      <style:paragraph-properties fo:margin-top="0cm" fo:margin-bottom="0cm" style:contextual-spacing="false" fo:line-height="100%" style:punctuation-wrap="hanging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9d8a0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612763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c0ee55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13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15" style:family="paragraph" style:parent-style-name="Standard" style:master-page-name="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21e27"/>
    </style:style>
    <style:style style:name="P18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21e27"/>
    </style:style>
    <style:style style:name="P19" style:family="paragraph" style:parent-style-name="Standard">
      <loext:graphic-properties draw:fill="solid" draw:fill-color="#ffde59" draw:fill-gradient-name="gradient" draw:fill-hatch-name="hatch" draw:opacity="100%"/>
      <style:paragraph-properties fo:margin-top="0cm" fo:margin-bottom="0cm" style:contextual-spacing="false" fo:line-height="100%" fo:background-color="#ffde59"/>
      <style:text-properties officeooo:paragraph-rsid="00521e27"/>
    </style:style>
    <style:style style:name="P20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21e27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58e24"/>
    </style:style>
    <style:style style:name="P22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58e24"/>
    </style:style>
    <style:style style:name="P23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58e24"/>
    </style:style>
    <style:style style:name="P24" style:family="paragraph" style:parent-style-name="Standard">
      <loext:graphic-properties draw:fill="solid" draw:fill-color="#f7d1d5" draw:fill-gradient-name="gradient" draw:fill-hatch-name="hatch" draw:opacity="100%"/>
      <style:paragraph-properties fo:margin-top="0cm" fo:margin-bottom="0cm" style:contextual-spacing="false" fo:line-height="100%" fo:background-color="#f7d1d5"/>
      <style:text-properties officeooo:paragraph-rsid="00558e24"/>
    </style:style>
    <style:style style:name="P25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58e24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055cm" style:contextual-spacing="false" fo:line-height="100%"/>
      <style:text-properties officeooo:paragraph-rsid="00768559"/>
    </style:style>
    <style:style style:name="P27" style:family="paragraph" style:parent-style-name="Standard">
      <loext:graphic-properties draw:fill="none" draw:fill-color="#ffffff" draw:fill-hatch-name="hatch" draw:opacity="100%"/>
      <style:paragraph-properties fo:margin-top="0cm" fo:margin-bottom="0cm" style:contextual-spacing="false" fo:line-height="100%" fo:background-color="transparent"/>
      <style:text-properties officeooo:paragraph-rsid="008c316f"/>
    </style:style>
    <style:style style:name="P28" style:family="paragraph" style:parent-style-name="Text_20_body">
      <style:paragraph-properties fo:margin-top="0.275cm" fo:margin-bottom="0cm" style:contextual-spacing="false" fo:line-height="100%"/>
    </style:style>
    <style:style style:name="P29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d616f7"/>
    </style:style>
    <style:style style:name="P30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d616f7"/>
    </style:style>
    <style:style style:name="P31" style:family="paragraph" style:parent-style-name="Standard">
      <style:paragraph-properties fo:margin-top="0cm" fo:margin-bottom="0.212cm" style:contextual-spacing="false"/>
    </style:style>
    <style:style style:name="P3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33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8pt" fo:language="en" fo:country="US" fo:font-weight="bold" style:letter-kerning="false" style:font-name-asian="Calibri2" style:font-size-asian="8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38" style:family="paragraph" style:parent-style-name="Standard">
      <loext:graphic-properties draw:fill-hatch-name="hatch"/>
      <style:paragraph-properties fo:margin-top="0.109cm" fo:margin-bottom="0cm" style:contextual-spacing="false"/>
      <style:text-properties style:use-window-font-color="true" loext:opacity="0%" style:font-name="Gentium2" fo:font-size="11pt" fo:language="zxx" fo:country="none" fo:font-weight="bold" officeooo:rsid="00717905" officeooo:paragraph-rsid="0074a948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P40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language="zxx" fo:country="none" fo:font-weight="bold" style:font-size-asian="8pt" style:language-asian="zxx" style:country-asian="none" style:font-weight-asian="bold" style:font-size-complex="11pt" style:language-complex="zxx" style:country-complex="none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font-weight="bold" style:font-size-asian="8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margin-top="0.212cm" fo:margin-bottom="0cm" style:contextual-spacing="false"/>
      <style:text-properties style:font-name="Gentium2" fo:language="zxx" fo:country="none" fo:font-weight="bold" officeooo:paragraph-rsid="002d8f42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Standard">
      <style:paragraph-properties fo:margin-top="0cm" fo:margin-bottom="0.353cm" style:contextual-spacing="false"/>
    </style:style>
    <style:style style:name="P47" style:family="paragraph" style:parent-style-name="Frame_20_contents">
      <style:paragraph-properties fo:margin-top="0cm" fo:margin-bottom="0.353cm" style:contextual-spacing="false"/>
    </style:style>
    <style:style style:name="P4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fo:color="#c9211e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  <style:text-properties fo:color="#000000" loext:opacity="100%" style:font-name="Gentium1" style:font-name-asian="Calibri2"/>
    </style:style>
    <style:style style:name="P50" style:family="paragraph" style:parent-style-name="Frame_20_contents">
      <style:paragraph-properties fo:margin-top="0cm" fo:margin-bottom="0cm" style:contextual-spacing="false" fo:line-height="100%" style:punctuation-wrap="hanging"/>
      <style:text-properties fo:color="#000000" loext:opacity="100%" style:font-name="Gentium1" fo:font-size="7pt" fo:language="zxx" fo:country="none" officeooo:rsid="0085c9be" officeooo:paragraph-rsid="0085c9b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521e27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text-position="sub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54" style:family="paragraph" style:parent-style-name="Standard">
      <loext:graphic-properties draw:fill-gradient-name="gradient" draw:fill-hatch-name="hatch"/>
      <style:paragraph-properties fo:margin-top="0.109cm" fo:margin-bottom="0.109cm" style:contextual-spacing="false"/>
      <style:text-properties officeooo:paragraph-rsid="00717905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57fce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109cm" style:contextual-spacing="false" fo:orphans="0" fo:widows="0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215cm" style:contextual-spacing="false"/>
      <style:text-properties officeooo:paragraph-rsid="00768559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68559"/>
    </style:style>
    <style:style style:name="P59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10pt" fo:language="zxx" fo:country="none" fo:font-weight="bold" officeooo:rsid="00797d08" officeooo:paragraph-rsid="00797d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style:font-name="Gentium1" fo:font-size="10pt" fo:language="zxx" fo:country="none" officeooo:rsid="007b4f7d" officeooo:paragraph-rsid="007b4f7d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9pt" fo:language="zxx" fo:country="none" fo:font-weight="bold" officeooo:rsid="007b4f7d" officeooo:paragraph-rsid="007b4f7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2" style:family="paragraph" style:parent-style-name="Frame_20_contents">
      <style:paragraph-properties fo:margin-top="0cm" fo:margin-bottom="0cm" style:contextual-spacing="false" fo:line-height="100%" style:punctuation-wrap="hanging"/>
      <style:text-properties style:font-name="Gentium1" fo:font-size="7pt" officeooo:rsid="0085c9be" officeooo:paragraph-rsid="0085c9be" style:font-size-asian="7pt" style:font-size-complex="7pt"/>
    </style:style>
    <style:style style:name="P63" style:family="paragraph" style:parent-style-name="Standard">
      <style:paragraph-properties fo:margin-top="0cm" fo:margin-bottom="0.353cm" style:contextual-spacing="false"/>
      <style:text-properties officeooo:paragraph-rsid="00797d08"/>
    </style:style>
    <style:style style:name="P64" style:family="paragraph" style:parent-style-name="Standard">
      <loext:graphic-properties draw:fill-gradient-name="gradient" draw:fill-hatch-name="hatch"/>
      <style:paragraph-properties fo:margin-top="0.109cm" fo:margin-bottom="0cm" style:contextual-spacing="false"/>
      <style:text-properties officeooo:paragraph-rsid="007d85a1"/>
    </style:style>
    <style:style style:name="P65" style:family="paragraph" style:parent-style-name="Standard">
      <loext:graphic-properties draw:fill-hatch-name="hatch"/>
      <style:paragraph-properties fo:margin-top="0.055cm" fo:margin-bottom="0.215cm" style:contextual-spacing="false"/>
      <style:text-properties officeooo:paragraph-rsid="00558e24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margin-top="0.212cm" fo:margin-bottom="0cm" style:contextual-spacing="false"/>
      <style:text-properties officeooo:paragraph-rsid="0077e2be"/>
    </style:style>
    <style:style style:name="P70" style:family="paragraph" style:parent-style-name="Table_20_Contents">
      <style:paragraph-properties fo:margin-top="0cm" fo:margin-bottom="0cm" style:contextual-spacing="false" fo:text-align="center" style:justify-single-word="false" fo:orphans="0" fo:widows="0"/>
      <style:text-properties fo:font-variant="small-caps"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margin-top="0.138cm" fo:margin-bottom="0cm" style:contextual-spacing="false" fo:text-align="center" style:justify-single-word="false" fo:orphans="0" fo:widows="0"/>
    </style:style>
    <style:style style:name="P72" style:family="paragraph" style:parent-style-name="Table_20_Contents">
      <style:paragraph-properties fo:margin-top="0.21cm" fo:margin-bottom="0cm" style:contextual-spacing="false" fo:text-align="center" style:justify-single-word="false" fo:orphans="0" fo:widows="0"/>
    </style:style>
    <style:style style:name="P73" style:family="paragraph" style:parent-style-name="Table_20_Contents">
      <style:paragraph-properties fo:margin-top="0cm" fo:margin-bottom="0cm" style:contextual-spacing="false" fo:text-align="center" style:justify-single-word="false" fo:orphans="0" fo:widows="0"/>
    </style:style>
    <style:style style:name="P74" style:family="paragraph" style:parent-style-name="Table_20_Contents">
      <style:paragraph-properties fo:margin-top="0.065cm" fo:margin-bottom="0cm" style:contextual-spacing="false" fo:text-align="center" style:justify-single-word="false" fo:orphans="0" fo:widows="0"/>
    </style:style>
    <style:style style:name="P75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808080" loext:opacity="100%" style:font-name="Gentium2" fo:language="zxx" fo:country="none" style:language-asian="zxx" style:country-asian="none" style:language-complex="zxx" style:country-complex="none"/>
    </style:style>
    <style:style style:name="P76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Table_20_Contents">
      <style:paragraph-properties fo:margin-top="0.065cm" fo:margin-bottom="0cm" style:contextual-spacing="false" fo:text-align="start" style:justify-single-word="false" fo:orphans="0" fo:widows="0"/>
    </style:style>
    <style:style style:name="P78" style:family="paragraph" style:parent-style-name="Standard">
      <loext:graphic-properties draw:fill-gradient-name="gradient" draw:fill-hatch-name="hatch"/>
      <style:paragraph-properties fo:margin-top="0.166cm" fo:margin-bottom="0cm" style:contextual-spacing="false" fo:line-height="100%"/>
      <style:text-properties officeooo:rsid="002975d0" officeooo:paragraph-rsid="00b0d9c1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2975d0" officeooo:paragraph-rsid="00b0d9c1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22cm" style:contextual-spacing="false" fo:line-height="105%"/>
      <style:text-properties officeooo:rsid="002975d0" officeooo:paragraph-rsid="00b0d9c1"/>
    </style:style>
    <style:style style:name="P81" style:family="paragraph" style:parent-style-name="Standard">
      <loext:graphic-properties draw:fill-hatch-name="hatch"/>
      <style:paragraph-properties fo:margin-top="0.166cm" fo:margin-bottom="0.22cm" style:contextual-spacing="false"/>
      <style:text-properties officeooo:paragraph-rsid="00b0d9c1"/>
    </style:style>
    <style:style style:name="P82" style:family="paragraph" style:parent-style-name="Standard" style:master-page-name="">
      <loext:graphic-properties draw:fill="solid" draw:fill-color="#dee6ef" draw:fill-gradient-name="gradient" draw:fill-hatch-name="hatch" draw:opacity="100%"/>
      <style:paragraph-properties fo:margin-left="0cm" fo:margin-right="2.6cm" fo:margin-top="0.109cm" fo:margin-bottom="0.215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#dee6ef" style:punctuation-wrap="simple" style:writing-mode="lr-tb"/>
      <style:text-properties officeooo:paragraph-rsid="00b50e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Standard">
      <style:paragraph-properties fo:margin-top="0cm" fo:margin-bottom="0.212cm" style:contextual-spacing="false" fo:break-before="page"/>
      <style:text-properties officeooo:paragraph-rsid="00d2934c"/>
    </style:style>
    <style:style style:name="P84" style:family="paragraph" style:parent-style-name="Standard">
      <loext:graphic-properties draw:fill-gradient-name="gradient" draw:fill-hatch-name="hatch"/>
      <style:paragraph-properties fo:margin-top="0.275cm" fo:margin-bottom="0.215cm" style:contextual-spacing="false"/>
      <style:text-properties officeooo:paragraph-rsid="00d41c62"/>
    </style:style>
    <style:style style:name="P85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</style:style>
    <style:style style:name="P86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>
        <style:tab-stops/>
      </style:paragraph-properties>
    </style:style>
    <style:style style:name="P8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8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89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hanging"/>
    </style:style>
    <style:style style:name="P90" style:family="paragraph" style:parent-style-name="Frame_20_contents">
      <style:paragraph-properties fo:margin-top="0cm" fo:margin-bottom="0cm" style:contextual-spacing="false" fo:line-height="100%"/>
    </style:style>
    <style:style style:name="P9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9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9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94" style:family="paragraph">
      <style:paragraph-properties fo:text-align="center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P96" style:family="paragraph">
      <style:paragraph-properties fo:margin-left="0.03cm" fo:margin-right="0cm" fo:text-align="center" fo:text-indent="0cm"/>
    </style:style>
    <style:style style:name="P97" style:family="paragraph">
      <loext:graphic-properties draw:fill="solid" draw:fill-color="#ffffff"/>
      <style:paragraph-properties fo:margin-left="0.03cm" fo:margin-right="0cm" fo:text-align="center" fo:text-indent="0cm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Gentium1" fo:font-size="6pt" style:font-size-asian="6pt" style:font-size-complex="6pt" fo:hyphenate="false" loext:hyphenation-no-caps="false"/>
    </style:style>
    <style:style style:name="P100" style:family="paragraph">
      <loext:graphic-properties draw:fill="solid" draw:fill-color="#ffffff"/>
      <style:paragraph-properties fo:margin-left="0.03cm" fo:margin-right="0cm" fo:text-align="center" fo:text-indent="0cm"/>
      <style:text-properties fo:color="#00a933" loext:opacity="100%" loext:color-lum-mod="100%" loext:color-lum-off="0%" fo:font-size="8pt" style:font-size-asian="8pt" style:font-size-complex="8pt"/>
    </style:style>
    <style:style style:name="P101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02" style:family="paragraph">
      <loext:graphic-properties draw:fill="solid" draw:fill-color="#ffffff"/>
      <style:paragraph-properties fo:margin-left="0.03cm" fo:margin-right="0cm" fo:text-indent="0cm"/>
      <style:text-properties fo:color="#00a933" loext:opacity="100%" loext:color-lum-mod="100%" loext:color-lum-off="0%" fo:font-size="8pt" style:font-size-asian="8pt" style:font-size-complex="8pt"/>
    </style:style>
    <style:style style:name="P103" style:family="paragraph">
      <loext:graphic-properties draw:fill="solid" draw:fill-color="#ffffff"/>
      <style:text-properties fo:color="#00a933" loext:opacity="100%" loext:color-lum-mod="100%" loext:color-lum-off="0%" fo:font-size="8pt" style:font-size-asian="8pt" style:font-size-complex="8pt"/>
    </style:style>
    <style:style style:name="P104" style:family="paragraph">
      <style:paragraph-properties fo:margin-left="0.03cm" fo:margin-right="0cm" fo:text-align="center" fo:text-indent="0cm">
        <style:tab-stops/>
      </style:paragraph-properties>
    </style:style>
    <style:style style:name="P105" style:family="paragraph">
      <loext:graphic-properties draw:fill="solid" draw:fill-color="#ffffff"/>
      <style:paragraph-properties fo:margin-left="0.03cm" fo:margin-right="0cm" fo:text-align="center" fo:text-indent="0cm">
        <style:tab-stops/>
      </style:paragraph-properties>
      <style:text-properties fo:color="#00a933" loext:opacity="100%" loext:color-lum-mod="100%" loext:color-lum-off="0%" fo:font-size="8pt" style:font-size-asian="8pt" style:font-size-complex="8pt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>
        <style:tab-stops/>
      </style:paragraph-properties>
      <style:text-properties style:font-name="Gentium1" fo:hyphenate="false" loext:hyphenation-no-caps="false" loext:hyphenation-no-last-word="false"/>
    </style:style>
    <style:style style:name="P108" style:family="paragraph">
      <loext:graphic-properties draw:fill="none"/>
      <style:paragraph-properties fo:text-align="center"/>
    </style:style>
    <style:style style:name="T1" style:family="text">
      <style:text-properties style:font-name="Gentium2" fo:language="zxx" fo:country="none" fo:font-weight="bold" style:language-asian="zxx" style:country-asian="none" style:font-weight-asian="bold" style:language-complex="zxx" style:country-complex="none"/>
    </style:style>
    <style:style style:name="T2" style:family="text">
      <style:text-properties style:font-name="Gentium2" fo:language="zxx" fo:country="none" fo:font-weight="bold" officeooo:rsid="00717905" style:language-asian="zxx" style:country-asian="none" style:font-weight-asian="bold" style:language-complex="zxx" style:country-complex="none"/>
    </style:style>
    <style:style style:name="T3" style:family="text">
      <style:text-properties style:font-name="Gentium2" fo:language="zxx" fo:country="none" fo:font-weight="bold" style:language-asian="zxx" style:country-asian="none" style:font-weight-asian="bold" style:language-complex="zxx" style:country-complex="none" style:font-weight-complex="normal"/>
    </style:style>
    <style:style style:name="T4" style:family="text">
      <style:text-properties style:font-name="Gentium2" fo:language="zxx" fo:country="none" style:language-asian="zxx" style:country-asian="none" style:language-complex="zxx" style:country-complex="none"/>
    </style:style>
    <style:style style:name="T5" style:family="text">
      <style:text-properties style:font-name="Gentium2" fo:language="zxx" fo:country="none" officeooo:rsid="00757fce" style:language-asian="zxx" style:country-asian="none" style:language-complex="zxx" style:country-complex="none"/>
    </style:style>
    <style:style style:name="T6" style:family="text">
      <style:text-properties style:font-name="Gentium2" fo:font-size="9pt" fo:language="zxx" fo:country="none" style:text-underline-style="solid" style:text-underline-width="auto" style:text-underline-color="font-color" fo:font-weight="bold" style:font-size-asian="9pt" style:language-asian="zxx" style:country-asian="none" style:font-weight-asian="bold" style:font-size-complex="11pt" style:language-complex="zxx" style:country-complex="none"/>
    </style:style>
    <style:style style:name="T7" style:family="text">
      <style:text-properties style:font-name="Gentium2" fo:font-size="9pt" fo:language="zxx" fo:country="none" style:text-underline-style="solid" style:text-underline-width="auto" style:text-underline-color="font-color" style:font-size-asian="9pt" style:language-asian="zxx" style:country-asian="none" style:language-complex="zxx" style:country-complex="none"/>
    </style:style>
    <style:style style:name="T8" style:family="text">
      <style:text-properties style:font-name="Gentium2" fo:font-size="9pt" fo:language="zxx" fo:country="none" style:text-underline-style="solid" style:text-underline-width="auto" style:text-underline-color="font-color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9" style:family="text">
      <style:text-properties style:font-name="Gentium2" fo:font-size="9pt" fo:language="zxx" fo:country="none" fo:font-weight="bold" style:font-size-asian="9pt" style:language-asian="zxx" style:country-asian="none" style:font-weight-asian="bold" style:font-size-complex="11pt" style:language-complex="zxx" style:country-complex="none"/>
    </style:style>
    <style:style style:name="T10" style:family="text">
      <style:text-properties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" style:family="text">
      <style:text-properties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2" style:family="text">
      <style:text-properties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3" style:family="text">
      <style:text-properties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4" style:family="text">
      <style:text-properties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5" style:family="text">
      <style:text-properties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6" style:family="text">
      <style:text-properties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17" style:family="text">
      <style:text-properties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8" style:family="text">
      <style:text-properties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9" style:family="text">
      <style:text-properties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0" style:family="text">
      <style:text-properties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1" style:family="text">
      <style:text-properties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22" style:family="text">
      <style:text-properties style:font-name="Gentium2" fo:font-size="9pt" fo:language="zxx" fo:country="none" style:font-size-asian="9pt" style:language-asian="zxx" style:country-asian="none" style:language-complex="zxx" style:country-complex="none"/>
    </style:style>
    <style:style style:name="T23" style:family="text">
      <style:text-properties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24" style:family="text">
      <style:text-properties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25" style:family="text">
      <style:text-properties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6" style:family="text">
      <style:text-properties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7" style:family="text">
      <style:text-properties style:font-name="Gentium2" fo:font-size="9pt" fo:language="zxx" fo:country="none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" style:family="text">
      <style:text-properties style:font-name="Gentium2" fo:font-size="9pt" fo:language="zxx" fo:country="none" style:text-underline-style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0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" style:family="text">
      <style:text-properties style:font-name="Gentium2" fo:font-size="10pt" fo:language="zxx" fo:country="none" officeooo:rsid="0057e4e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Gentium2" fo:font-size="10pt" fo:language="zxx" fo:country="none" officeooo:rsid="00757fce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Gentium2" fo:font-size="10pt" fo:language="zxx" fo:country="none" officeooo:rsid="00d616f7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T36" style:family="text">
      <style:text-properties style:font-name="Gentium2" fo:font-size="10pt" fo:language="zxx" fo:country="none" officeooo:rsid="005b9ced" style:font-size-asian="10pt" style:language-asian="zxx" style:country-asian="none" style:language-complex="zxx" style:country-complex="none"/>
    </style:style>
    <style:style style:name="T37" style:family="text">
      <style:text-properties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38" style:family="text">
      <style:text-properties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9" style:family="text">
      <style:text-properties style:font-name="Gentium2" fo:font-size="10pt" fo:language="zxx" fo:country="none" fo:font-weight="bold" officeooo:rsid="0082ebe6" style:font-size-asian="10pt" style:language-asian="zxx" style:country-asian="none" style:font-weight-asian="bold" style:language-complex="zxx" style:country-complex="none"/>
    </style:style>
    <style:style style:name="T40" style:family="text">
      <style:text-properties style:font-name="Gentium2" fo:font-size="10pt" fo:language="zxx" fo:country="none" fo:font-weight="bold" officeooo:rsid="00757fc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Gentium2" fo:font-size="10pt" fo:language="zxx" fo:country="none" fo:font-weight="bold" officeooo:rsid="00dde07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44" style:family="text">
      <style:text-properties style:font-name="Gentium2"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5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language-complex="zxx" style:country-complex="none"/>
    </style:style>
    <style:style style:name="T47" style:family="text">
      <style:text-properties style:font-name="Gentium2" fo:font-size="10pt" fo:language="zxx" fo:country="none" style:text-underline-style="solid" style:text-underline-width="auto" style:text-underline-color="font-color" officeooo:rsid="007326fa" style:font-size-asian="10pt" style:language-asian="zxx" style:country-asian="none" style:font-size-complex="9pt" style:language-complex="zxx" style:country-complex="none"/>
    </style:style>
    <style:style style:name="T48" style:family="text">
      <style:text-properties style:font-name="Gentium2" fo:font-size="10pt" fo:language="zxx" fo:country="none" style:text-underline-style="solid" style:text-underline-width="auto" style:text-underline-color="font-color" officeooo:rsid="00d6cdf8" style:font-size-asian="10pt" style:language-asian="zxx" style:country-asian="none" style:font-size-complex="9pt" style:language-complex="zxx" style:country-complex="none"/>
    </style:style>
    <style:style style:name="T49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0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1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2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53" style:family="text">
      <style:text-properties style:font-name="Gentium2" fo:font-size="7pt" fo:language="zxx" fo:country="none" style:font-size-asian="7pt" style:language-asian="zxx" style:country-asian="none" style:font-size-complex="7pt" style:language-complex="zxx" style:country-complex="none"/>
    </style:style>
    <style:style style:name="T54" style:family="text">
      <style:text-properties style:font-name="Gentium2" fo:font-size="7pt" fo:language="zxx" fo:country="none" style:font-size-asian="7pt" style:language-asian="zxx" style:country-asian="none" style:language-complex="zxx" style:country-complex="none"/>
    </style:style>
    <style:style style:name="T55" style:family="text">
      <style:text-properties style:font-name="Gentium2" fo:font-size="7pt" fo:language="zxx" fo:country="none" style:font-size-asian="7pt" style:language-asian="zxx" style:country-asian="none" style:font-size-complex="11pt" style:language-complex="zxx" style:country-complex="none"/>
    </style:style>
    <style:style style:name="T56" style:family="text">
      <style:text-properties style:font-name="Gentium2" fo:font-size="7pt" fo:language="zxx" fo:country="none" style:font-size-asian="7pt" style:language-asian="zxx" style:country-asian="none" style:font-size-complex="9pt" style:language-complex="zxx" style:country-complex="none"/>
    </style:style>
    <style:style style:name="T57" style:family="text">
      <style:text-properties style:font-name="Gentium2" fo:font-size="7pt" fo:language="zxx" fo:country="none" style:text-underline-style="solid" style:text-underline-width="auto" style:text-underline-color="font-color" style:font-size-asian="7pt" style:language-asian="zxx" style:country-asian="none" style:language-complex="zxx" style:country-complex="none"/>
    </style:style>
    <style:style style:name="T58" style:family="text">
      <style:text-properties style:font-name="Gentium2" fo:font-size="7pt" fo:language="zxx" fo:country="none" style:text-underline-style="none" style:font-size-asian="7pt" style:language-asian="zxx" style:country-asian="none" style:language-complex="zxx" style:country-complex="none"/>
    </style:style>
    <style:style style:name="T59" style:family="text">
      <style:text-properties style:font-name="Gentium2" fo:font-size="7pt" fo:language="zxx" fo:country="none" style:text-underline-style="none" officeooo:rsid="00bb76f5" style:font-size-asian="7pt" style:language-asian="zxx" style:country-asian="none" style:language-complex="zxx" style:country-complex="none"/>
    </style:style>
    <style:style style:name="T60" style:family="text">
      <style:text-properties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1" style:family="text">
      <style:text-properties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2" style:family="text">
      <style:text-properties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3" style:family="text">
      <style:text-properties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4" style:family="text">
      <style:text-properties style:font-name="Gentium2" fo:font-size="7pt" fo:language="zxx" fo:country="none" fo:font-weight="normal" officeooo:rsid="00797d0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5" style:family="text">
      <style:text-properties style:font-name="Gentium2" fo:font-size="8pt" fo:language="zxx" fo:country="none" style:font-size-asian="8pt" style:language-asian="zxx" style:country-asian="none" style:font-size-complex="9pt" style:language-complex="zxx" style:country-complex="none"/>
    </style:style>
    <style:style style:name="T66" style:family="text">
      <style:text-properties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67" style:family="text">
      <style:text-properties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68" style:family="text">
      <style:text-properties style:font-name="Gentium2" fo:font-size="8pt" fo:language="zxx" fo:country="none" style:font-size-asian="8pt" style:language-asian="zxx" style:country-asian="none" style:language-complex="zxx" style:country-complex="none"/>
    </style:style>
    <style:style style:name="T69" style:family="text">
      <style:text-properties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70" style:family="text">
      <style:text-properties style:font-name="Gentium2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71" style:family="text">
      <style:text-properties style:font-name="Gentium2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2" style:family="text">
      <style:text-properties style:font-name="Gentium2" fo:font-size="11pt" fo:language="zxx" fo:country="none" fo:font-weight="bold" officeooo:rsid="0082ebe6" style:font-size-asian="11pt" style:language-asian="zxx" style:country-asian="none" style:font-weight-asian="bold" style:font-size-complex="11pt" style:language-complex="zxx" style:country-complex="none"/>
    </style:style>
    <style:style style:name="T73" style:family="text">
      <style:text-properties fo:color="#000000" loext:opacity="100%"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74" style:family="text">
      <style:text-properties fo:color="#00000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75" style:family="text">
      <style:text-properties fo:color="#000000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76" style:family="text">
      <style:text-properties fo:color="#000000" loext:opacity="100%" style:font-name="Gentium2" fo:font-size="7pt" fo:language="zxx" fo:country="non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7" style:family="text">
      <style:text-properties fo:color="#000000" loext:opacity="100%" style:font-name="Gentium2" fo:font-size="7pt" fo:language="zxx" fo:country="none" officeooo:rsid="00757fc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8" style:family="text">
      <style:text-properties fo:color="#000000" loext:opacity="100%" style:font-name="Gentium2" fo:font-size="7pt" fo:language="zxx" fo:country="none" officeooo:rsid="0078eaea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9" style:family="text">
      <style:text-properties fo:color="#000000" loext:opacity="10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0" style:family="text">
      <style:text-properties fo:color="#000000" loext:opacity="100%" style:font-name="Gentium2" fo:font-size="7pt" fo:language="zxx" fo:country="none" officeooo:rsid="00a184d1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1" style:family="text">
      <style:text-properties fo:color="#000000" loext:opacity="100%" style:font-name="Gentium2" fo:font-size="7pt" style:font-size-asian="7pt" style:font-size-complex="7pt"/>
    </style:style>
    <style:style style:name="T82" style:family="text">
      <style:text-properties fo:color="#000000" loext:opacity="100%" style:font-name="Gentium1" fo:font-size="8pt" style:font-name-asian="Calibri2" style:font-size-asian="8pt" style:font-size-complex="8pt"/>
    </style:style>
    <style:style style:name="T83" style:family="text">
      <style:text-properties fo:color="#000000" loext:opacity="100%" style:font-name="Gentium1" style:font-name-asian="Calibri2"/>
    </style:style>
    <style:style style:name="T84" style:family="text">
      <style:text-properties fo:color="#000000" loext:opacity="100%" style:font-name="Gentium1" fo:font-size="7pt" style:font-size-asian="7pt" style:font-size-complex="7pt"/>
    </style:style>
    <style:style style:name="T85" style:family="text">
      <style:text-properties fo:color="#000000" loext:opacity="100%" fo:language="zxx" fo:country="none" style:font-name-asian="Carlito1" style:language-asian="zxx" style:country-asian="none" style:font-name-complex="Carlito1" style:language-complex="zxx" style:country-complex="none"/>
    </style:style>
    <style:style style:name="T86" style:family="text">
      <style:text-properties fo:color="#000000" loext:opacity="100%" fo:language="zxx" fo:country="none" officeooo:rsid="0085eb2c" style:font-name-asian="Carlito1" style:language-asian="zxx" style:country-asian="none" style:font-name-complex="Carlito1" style:language-complex="zxx" style:country-complex="none"/>
    </style:style>
    <style:style style:name="T87" style:family="text">
      <style:text-properties fo:color="#3465a4" loext:opacity="100%"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88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89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90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1" style:family="text">
      <style:text-properties fo:color="#3465a4" loext:opacity="10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2" style:family="text">
      <style:text-properties fo:color="#3465a4" loext:opacity="10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3" style:family="text">
      <style:text-properties fo:color="#3465a4" loext:opacity="100%" style:font-name="Gentium2" fo:font-size="9pt" fo:language="zxx" fo:country="none" officeooo:rsid="00137d0d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4" style:family="text">
      <style:text-properties fo:color="#3465a4" loext:opacity="100%" style:font-name="Gentium2" fo:font-size="9pt" fo:language="zxx" fo:country="none" officeooo:rsid="00173f20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5" style:family="text">
      <style:text-properties fo:color="#3465a4" loext:opacity="100%" style:font-name="Gentium2" fo:font-size="9pt" fo:language="zxx" fo:country="none" officeooo:rsid="0024038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6" style:family="text">
      <style:text-properties fo:color="#3465a4" loext:opacity="100%" style:font-name="Gentium2" fo:font-size="9pt" fo:language="zxx" fo:country="none" officeooo:rsid="0024f4e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7" style:family="text">
      <style:text-properties fo:color="#3465a4" loext:opacity="100%" style:font-name="Gentium2" fo:font-size="9pt" fo:language="zxx" fo:country="none" officeooo:rsid="0041b4d5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8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9" style:family="text">
      <style:text-properties fo:color="#3465a4" loext:opacity="10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0" style:family="text">
      <style:text-properties fo:color="#3465a4" loext:opacity="10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1" style:family="text">
      <style:text-properties fo:color="#3465a4" loext:opacity="10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2" style:family="text">
      <style:text-properties fo:color="#3465a4" loext:opacity="100%" style:font-name="Gentium2" fo:font-size="9pt" fo:language="zxx" fo:country="none" fo:font-weight="normal" officeooo:rsid="0034218a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3" style:family="text">
      <style:text-properties fo:color="#3465a4" loext:opacity="100%" style:font-name="Gentium2" fo:font-size="9pt" fo:language="zxx" fo:country="none" fo:font-weight="normal" officeooo:rsid="003c1075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4" style:family="text">
      <style:text-properties fo:color="#3465a4" loext:opacity="100%" style:font-name="Gentium2" fo:font-size="9pt" fo:language="zxx" fo:country="none" fo:font-weight="normal" officeooo:rsid="004c5dfd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5" style:family="text">
      <style:text-properties fo:color="#3465a4" loext:opacity="10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6" style:family="text">
      <style:text-properties fo:color="#3465a4" loext:opacity="100%" style:font-name="Gentium2" fo:font-size="9pt" fo:language="zxx" fo:country="none" fo:font-weight="normal" officeooo:rsid="004efb0c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7" style:family="text">
      <style:text-properties fo:color="#3465a4" loext:opacity="10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8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7pt" style:language-complex="zxx" style:country-complex="none" style:font-weight-complex="normal"/>
    </style:style>
    <style:style style:name="T109" style:family="text">
      <style:text-properties fo:color="#3465a4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0" style:family="text">
      <style:text-properties fo:color="#3465a4" loext:opacity="10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1" style:family="text">
      <style:text-properties fo:color="#3465a4" loext:opacity="10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2" style:family="text">
      <style:text-properties fo:color="#3465a4" loext:opacity="100%" style:font-name="Gentium2" fo:font-size="9pt" fo:language="zxx" fo:country="none" fo:font-weight="bold" officeooo:rsid="002ac476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3" style:family="text">
      <style:text-properties fo:color="#3465a4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4" style:family="text">
      <style:text-properties fo:color="#3465a4" loext:opacity="100%" style:font-name="Gentium2" fo:font-size="9pt" fo:language="zxx" fo:country="none" fo:font-style="italic" fo:font-weight="bold" style:letter-kerning="false" style:font-name-asian="Calibri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5" style:family="text">
      <style:text-properties fo:color="#3465a4" loext:opacity="10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116" style:family="text">
      <style:text-properties fo:color="#3465a4" loext:opacity="10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117" style:family="text">
      <style:text-properties fo:color="#3465a4" loext:opacity="10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3465a4" loext:opacity="100%" style:font-name="Gentium2" fo:font-size="10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3465a4" loext:opacity="100%" style:font-name="Gentium2" fo:font-size="10pt" fo:language="zxx" fo:country="none" officeooo:rsid="00d616f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3465a4" loext:opacity="100%" style:font-name="Gentium2" fo:font-size="10pt" fo:language="zxx" fo:country="none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123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officeooo:rsid="00d7f45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27" style:family="text">
      <style:text-properties fo:color="#3465a4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28" style:family="text">
      <style:text-properties fo:color="#3465a4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9" style:family="text">
      <style:text-properties fo:color="#3465a4" loext:opacity="100%" style:font-name="Gentium2" fo:font-size="10pt" fo:language="zxx" fo:country="none" style:text-underline-style="none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3465a4" loext:opacity="10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31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132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133" style:family="text">
      <style:text-properties fo:color="#3465a4" loext:opacity="10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fo:color="#3465a4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135" style:family="text">
      <style:text-properties fo:color="#3465a4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36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7" style:family="text">
      <style:text-properties style:use-window-font-color="true" loext:opacity="0%" style:font-name="Gentium2" fo:font-size="10pt" fo:language="zxx" fo:country="none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8" style:family="text">
      <style:text-properties style:use-window-font-color="true" loext:opacity="0%" style:font-name="Gentium2" fo:font-size="10pt" fo:language="zxx" fo:country="none" officeooo:rsid="0085c9b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9" style:family="text">
      <style:text-properties style:use-window-font-color="true" loext:opacity="0%" style:font-name="Gentium2" fo:font-size="10pt" fo:language="zxx" fo:country="none" officeooo:rsid="00d616f7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40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T142" style:family="text">
      <style:text-properties style:use-window-font-color="true" loext:opacity="0%" style:font-name="Gentium2" fo:font-size="10pt" fo:language="zxx" fo:country="non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43" style:family="text">
      <style:text-properties style:use-window-font-color="true" loext:opacity="0%" style:font-name="Gentium2" fo:font-size="10pt" fo:language="zxx" fo:country="none" officeooo:rsid="0085c9b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44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145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size-complex="11pt" style:language-complex="zxx" style:country-complex="none" style:font-weight-complex="bold"/>
    </style:style>
    <style:style style:name="T147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/>
    </style:style>
    <style:style style:name="T148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49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50" style:family="text">
      <style:text-properties style:use-window-font-color="true" loext:opacity="0%" style:font-name="Gentium2" fo:font-size="10pt" fo:language="zxx" fo:country="none" fo:font-weight="bold" officeooo:rsid="00354079" style:letter-kerning="false" style:font-name-asian="Calibri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52" style:family="text">
      <style:text-properties style:use-window-font-color="true" loext:opacity="0%" style:font-name="Gentium2" fo:font-size="10pt" fo:language="zxx" fo:country="none" fo:font-weight="normal" officeooo:rsid="00150197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53" style:family="text">
      <style:text-properties style:use-window-font-color="true" loext:opacity="0%" style:font-name="Gentium2" fo:font-size="10pt" fo:language="zxx" fo:country="none" fo:font-weight="normal" officeooo:rsid="00873472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54" style:family="text">
      <style:text-properties style:use-window-font-color="true" loext:opacity="0%" style:font-name="Gentium2" fo:font-size="10pt" fo:language="zxx" fo:country="none" fo:font-weight="normal" officeooo:rsid="002ac476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5" style:family="text">
      <style:text-properties style:use-window-font-color="true" loext:opacity="0%" style:font-name="Gentium2" fo:font-size="10pt" fo:language="zxx" fo:country="none" fo:font-weight="normal" officeooo:rsid="002c1908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style:use-window-font-color="true" loext:opacity="0%" style:font-name="Gentium2" fo:font-size="10pt" fo:language="zxx" fo:country="none" fo:font-weight="normal" officeooo:rsid="002d8f42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7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8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9" style:family="text">
      <style:text-properties style:use-window-font-color="true" loext:opacity="0%" style:font-name="Gentium2" fo:font-size="10pt" fo:language="zxx" fo:country="none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0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1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2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3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4" style:family="text">
      <style:text-properties style:use-window-font-color="true" loext:opacity="0%" style:font-name="Gentium2" fo:font-size="10pt" fo:language="zxx" fo:country="none" fo:font-weight="normal" style:letter-kerning="false" fo:background-color="#ec9ba4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5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#ec9ba4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6" style:family="text">
      <style:text-properties style:use-window-font-color="true" loext:opacity="0%" style:font-name="Gentium2" fo:font-size="10pt" fo:language="zxx" fo:country="none" fo:font-weight="normal" style:letter-kerning="false" fo:background-color="transparent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7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transparent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8" style:family="text">
      <style:text-properties style:use-window-font-color="true" loext:opacity="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9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0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72" style:family="text">
      <style:text-properties style:use-window-font-color="true" loext:opacity="0%" style:font-name="Gentium2" fo:font-size="10pt" fo:language="zxx" fo:country="none" style:text-underline-style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3" style:family="text">
      <style:text-properties style:use-window-font-color="true" loext:opacity="0%" style:font-name="Gentium2" fo:font-size="10pt" fo:language="zxx" fo:country="none" style:text-underline-style="none" officeooo:rsid="00d6cdf8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4" style:family="text">
      <style:text-properties style:use-window-font-color="true" loext:opacity="0%" style:font-name="Gentium2" fo:font-size="10pt" fo:language="zxx" fo:country="none" style:text-underline-style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75" style:family="text">
      <style:text-properties style:use-window-font-color="true" loext:opacity="0%" style:font-name="Gentium2" fo:font-size="10pt" fo:language="zxx" fo:country="none" style:text-underline-style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76" style:family="text">
      <style:text-properties style:use-window-font-color="true" loext:opacity="0%" style:font-name="Gentium2" fo:font-size="10pt" fo:language="zxx" fo:country="none" style:text-underline-style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77" style:family="text">
      <style:text-properties style:use-window-font-color="true" loext:opacity="0%" style:font-name="Gentium2" fo:font-size="10pt" fo:language="zxx" fo:country="none" style:text-underline-style="solid" style:text-underline-type="double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78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79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0pt" style:language-complex="zxx" style:country-complex="none"/>
    </style:style>
    <style:style style:name="T180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181" style:family="text">
      <style:text-properties style:use-window-font-color="true" loext:opacity="0%" style:font-name="Gentium2" fo:font-size="8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style:use-window-font-color="true" loext:opacity="0%" style:font-name="Gentium2" fo:font-size="8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style:use-window-font-color="true" loext:opacity="0%" style:font-name="Gentium2" fo:font-size="8pt" fo:language="zxx" fo:country="none" fo:font-weight="normal" style:letter-kerning="false" style:font-name-asian="Calibri2" style:font-size-asian="8pt" style:language-asian="zxx" style:country-asian="none" style:font-weight-asian="normal" style:font-size-complex="11pt" style:language-complex="zxx" style:country-complex="none" style:font-weight-complex="normal"/>
    </style:style>
    <style:style style:name="T184" style:family="text">
      <style:text-properties style:use-window-font-color="true" loext:opacity="0%" style:font-name="Gentium2" fo:font-size="8pt" fo:language="zxx" fo:country="none" fo:font-weight="normal" style:letter-kerning="false" style:font-name-asian="Carlito" style:font-size-asian="8pt" style:language-asian="zxx" style:country-asian="none" style:font-weight-asian="normal" style:font-name-complex="Carlito" style:font-size-complex="11pt" style:language-complex="zxx" style:country-complex="none" style:font-weight-complex="normal"/>
    </style:style>
    <style:style style:name="T185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86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88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89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0pt" style:language-complex="zxx" style:country-complex="none"/>
    </style:style>
    <style:style style:name="T190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1pt" style:language-complex="zxx" style:country-complex="none"/>
    </style:style>
    <style:style style:name="T191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7pt" style:language-complex="zxx" style:country-complex="none"/>
    </style:style>
    <style:style style:name="T192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name-complex="Tahoma" style:font-size-complex="11pt" style:language-complex="zxx" style:country-complex="none"/>
    </style:style>
    <style:style style:name="T193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9pt" style:language-complex="zxx" style:country-complex="none"/>
    </style:style>
    <style:style style:name="T194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5" style:family="text">
      <style:text-properties style:use-window-font-color="true" loext:opacity="0%" style:font-name="Gentium2" fo:font-size="7pt" fo:language="zxx" fo:country="none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6" style:family="text">
      <style:text-properties style:use-window-font-color="true" loext:opacity="0%" style:font-name="Gentium2" fo:font-size="7pt" fo:language="zxx" fo:country="none" fo:font-weight="normal" officeooo:rsid="00132ca7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7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11pt" style:language-complex="zxx" style:country-complex="none" style:font-weight-complex="normal"/>
    </style:style>
    <style:style style:name="T198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9" style:family="text">
      <style:text-properties style:use-window-font-color="true" loext:opacity="0%" style:font-name="Gentium2" fo:font-size="7pt" fo:language="zxx" fo:country="none" fo:font-weight="normal" officeooo:rsid="002d8f4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00" style:family="text">
      <style:text-properties style:use-window-font-color="true" loext:opacity="0%" style:font-name="Gentium2" fo:font-size="7pt" fo:language="zxx" fo:country="none" fo:font-weight="normal" officeooo:rsid="004eb36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01" style:family="text">
      <style:text-properties style:use-window-font-color="true" loext:opacity="0%" style:font-name="Gentium2" fo:font-size="7pt" fo:language="zxx" fo:country="none" fo:font-weight="normal" officeooo:rsid="00717905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2" style:family="text">
      <style:text-properties style:use-window-font-color="true" loext:opacity="0%"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3" style:family="text">
      <style:text-properties style:use-window-font-color="true" loext:opacity="0%" style:font-name="Gentium2" fo:font-size="7pt" fo:language="zxx" fo:country="none" fo:font-weight="normal" officeooo:rsid="008c316f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4" style:family="text">
      <style:text-properties style:use-window-font-color="true" loext:opacity="0%" style:font-name="Gentium2" fo:font-size="7pt" fo:language="zxx" fo:country="none" fo:font-weight="normal" officeooo:rsid="0063e8bc" style:letter-kerning="false" fo:background-color="transparent" loext:char-shading-value="0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5" style:family="text">
      <style:text-properties style:use-window-font-color="true" loext:opacity="0%" style:font-name="Gentium2" fo:font-size="7pt" fo:language="zxx" fo:country="none" style:text-underline-style="solid" style:text-underline-width="auto" style:text-underline-color="font-color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206" style:family="text">
      <style:text-properties style:use-window-font-color="true" loext:opacity="0%" style:font-name="Gentium2" fo:font-size="7pt" fo:language="zxx" fo:country="none" fo:font-weight="bold" officeooo:rsid="000f1329" style:letter-kerning="false" style:font-name-asian="Calibri2" style:font-size-asian="7pt" style:language-asian="zxx" style:country-asian="none" style:font-weight-asian="bold" style:font-size-complex="9pt" style:language-complex="zxx" style:country-complex="none" style:font-weight-complex="bold"/>
    </style:style>
    <style:style style:name="T207" style:family="text">
      <style:text-properties style:use-window-font-color="true" loext:opacity="0%" style:font-name="Gentium2" fo:font-size="7pt" fo:language="zxx" fo:country="none" fo:font-weight="bold" officeooo:rsid="008c316f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208" style:family="text">
      <style:text-properties style:use-window-font-color="true" loext:opacity="0%" style:font-name="Gentium2" fo:font-size="7pt" fo:language="zxx" fo:country="none" fo:font-weight="bold" officeooo:rsid="00717905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209" style:family="text">
      <style:text-properties style:use-window-font-color="true" loext:opacity="0%" style:font-name="Gentium2" fo:font-size="7pt" fo:language="zxx" fo:country="none" fo:font-weight="bold" style:letter-kerning="false" style:font-name-asian="Calibri2" style:font-size-asian="7pt" style:language-asian="zxx" style:country-asian="none" style:font-weight-asian="bold" style:font-size-complex="11pt" style:language-complex="zxx" style:country-complex="none" style:font-weight-complex="bold"/>
    </style:style>
    <style:style style:name="T210" style:family="text">
      <style:text-properties style:use-window-font-color="true" loext:opacity="0%" style:font-name="Gentium2" fo:font-size="7pt" fo:language="zxx" fo:country="none" fo:font-weight="bold" officeooo:rsid="002d8f4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1" style:family="text">
      <style:text-properties style:use-window-font-color="true" loext:opacity="0%" style:font-name="Gentium2" fo:font-size="7pt" fo:language="zxx" fo:country="none" fo:font-weight="bold" officeooo:rsid="004eb36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2" style:family="text">
      <style:text-properties style:use-window-font-color="true" loext:opacity="0%" style:font-name="Gentium2" fo:font-size="7pt" fo:language="zxx" fo:country="none" fo:font-weight="bold" officeooo:rsid="004efb0c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3" style:family="text">
      <style:text-properties style:use-window-font-color="true" loext:opacity="0%" style:font-name="Gentium2" fo:font-size="7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14" style:family="text">
      <style:text-properties style:use-window-font-color="true" loext:opacity="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5" style:family="text">
      <style:text-properties style:use-window-font-color="true" loext:opacity="0%"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6" style:family="text">
      <style:text-properties style:use-window-font-color="true" loext:opacity="0%" style:font-name="Gentium2" fo:font-size="7pt" fo:language="zxx" fo:country="none" officeooo:rsid="00a7e4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7" style:family="text">
      <style:text-properties style:use-window-font-color="true" loext:opacity="0%"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8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219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20" style:family="text">
      <style:text-properties style:use-window-font-color="true" loext:opacity="0%" style:font-name="Gentium2" fo:font-size="11pt" fo:language="zxx" fo:country="none" officeooo:rsid="00521e27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21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/>
    </style:style>
    <style:style style:name="T222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23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24" style:family="text">
      <style:text-properties style:use-window-font-color="true" loext:opacity="0%" style:font-name="Gentium2" fo:font-size="11pt" fo:language="zxx" fo:country="none" fo:font-weight="bold" officeooo:rsid="002975d0" style:letter-kerning="false" style:font-name-asian="Calibri2" style:font-size-asian="11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25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9pt" style:language-complex="zxx" style:country-complex="none" style:font-weight-complex="bold"/>
    </style:style>
    <style:style style:name="T226" style:family="text">
      <style:text-properties style:use-window-font-color="true" loext:opacity="0%" style:font-name="Gentium2" fo:font-size="11pt" fo:language="zxx" fo:country="none" fo:font-weight="normal" style:letter-kerning="false" style:font-name-asian="Calibri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7" style:family="text">
      <style:text-properties style:use-window-font-color="true" loext:opacity="0%" style:font-name="Gentium2" fo:font-size="11pt" fo:language="zxx" fo:country="none" fo:font-weight="normal" officeooo:rsid="002d8f42" style:letter-kerning="false" style:font-name-asian="Calibri2" style:font-size-asian="11pt" style:language-asian="zxx" style:country-asian="none" style:font-weight-asian="normal" style:font-size-complex="9pt" style:language-complex="zxx" style:country-complex="none" style:font-weight-complex="normal"/>
    </style:style>
    <style:style style:name="T228" style:family="text">
      <style:text-properties style:use-window-font-color="true" loext:opacity="0%" style:font-name="Gentium2" fo:font-size="11pt" fo:language="zxx" fo:country="none" fo:font-weight="normal" officeooo:rsid="00717905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29" style:family="text">
      <style:text-properties style:use-window-font-color="true" loext:opacity="0%" style:font-name="Gentium2" fo:font-size="11pt" fo:language="zxx" fo:country="none" fo:font-weight="normal" officeooo:rsid="008c4f1c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30" style:family="text">
      <style:text-properties style:use-window-font-color="true" loext:opacity="0%" style:font-name="Gentium2" fo:font-size="11pt" fo:language="zxx" fo:country="none" style:text-underline-style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1" style:family="text">
      <style:text-properties style:use-window-font-color="true" loext:opacity="0%" style:font-name="Gentium2" fo:font-size="11pt" fo:language="zxx" fo:country="none" style:text-underline-style="none" fo:font-weight="bold" officeooo:rsid="00dc365e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2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3" style:family="text">
      <style:text-properties style:use-window-font-color="true" loext:opacity="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4" style:family="text">
      <style:text-properties style:use-window-font-color="true" loext:opacity="0%" style:font-name="Gentium2" fo:font-size="9pt" fo:language="zxx" fo:country="none" officeooo:rsid="000e6298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5" style:family="text">
      <style:text-properties style:use-window-font-color="true" loext:opacity="0%" style:font-name="Gentium2" fo:font-size="9pt" fo:language="zxx" fo:country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6" style:family="text">
      <style:text-properties style:use-window-font-color="true" loext:opacity="0%" style:font-name="Gentium2" fo:font-size="9pt" fo:language="zxx" fo:country="none" officeooo:rsid="005cf7c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7" style:family="text">
      <style:text-properties style:use-window-font-color="true" loext:opacity="0%" style:font-name="Gentium2" fo:font-size="9pt" fo:language="zxx" fo:country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8" style:family="text">
      <style:text-properties style:use-window-font-color="true" loext:opacity="0%" style:font-name="Gentium2" fo:font-size="9pt" fo:language="zxx" fo:country="none" officeooo:rsid="00d41c62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9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240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11pt" style:language-complex="zxx" style:country-complex="none"/>
    </style:style>
    <style:style style:name="T241" style:family="text">
      <style:text-properties style:use-window-font-color="true" loext:opacity="0%"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42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/>
    </style:style>
    <style:style style:name="T243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4" style:family="text">
      <style:text-properties style:use-window-font-color="true" loext:opacity="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5" style:family="text">
      <style:text-properties style:use-window-font-color="true" loext:opacity="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6" style:family="text">
      <style:text-properties style:use-window-font-color="true" loext:opacity="0%" style:font-name="Gentium2" fo:font-size="9pt" fo:language="zxx" fo:country="none" fo:font-weight="bold" officeooo:rsid="008aa18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7" style:family="text">
      <style:text-properties style:use-window-font-color="true" loext:opacity="0%" style:font-name="Gentium2" fo:font-size="9pt" fo:language="zxx" fo:country="none" fo:font-weight="bold" officeooo:rsid="008b84d4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8" style:family="text">
      <style:text-properties style:use-window-font-color="true" loext:opacity="0%" style:font-name="Gentium2" fo:font-size="9pt" fo:language="zxx" fo:country="none" fo:font-weight="bold" officeooo:rsid="008c4f1c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49" style:family="text">
      <style:text-properties style:use-window-font-color="true" loext:opacity="0%" style:font-name="Gentium2" fo:font-size="9pt" fo:language="zxx" fo:country="none" fo:font-weight="bold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0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1" style:family="text">
      <style:text-properties style:use-window-font-color="true" loext:opacity="0%" style:font-name="Gentium2" fo:font-size="9pt" fo:language="zxx" fo:country="none" fo:font-weight="bold" officeooo:rsid="002975d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2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3" style:family="text">
      <style:text-properties style:use-window-font-color="true" loext:opacity="0%" style:font-name="Gentium2" fo:font-size="9pt" fo:language="zxx" fo:country="none" fo:font-weight="bold" officeooo:rsid="0069df21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4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5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6" style:family="text">
      <style:text-properties style:use-window-font-color="true" loext:opacity="0%" style:font-name="Gentium2" fo:font-size="9pt" fo:language="zxx" fo:country="none" fo:font-weight="bold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7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8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9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60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61" style:family="text">
      <style:text-properties style:use-window-font-color="true" loext:opacity="0%" style:font-name="Gentium2" fo:font-size="9pt" fo:language="zxx" fo:country="none" fo:font-weight="bold" style:font-size-asian="9pt" style:language-asian="zxx" style:country-asian="none" style:font-weight-asian="bold" style:font-name-complex="Carlito1" style:font-size-complex="9pt" style:language-complex="zxx" style:country-complex="none" style:font-weight-complex="bold"/>
    </style:style>
    <style:style style:name="T262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11pt" style:language-complex="zxx" style:country-complex="none" style:font-weight-complex="normal"/>
    </style:style>
    <style:style style:name="T263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4" style:family="text">
      <style:text-properties style:use-window-font-color="true" loext:opacity="0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5" style:family="text">
      <style:text-properties style:use-window-font-color="true" loext:opacity="0%" style:font-name="Gentium2" fo:font-size="9pt" fo:language="zxx" fo:country="none" fo:font-weight="normal" officeooo:rsid="001f8243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6" style:family="text">
      <style:text-properties style:use-window-font-color="true" loext:opacity="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7" style:family="text">
      <style:text-properties style:use-window-font-color="true" loext:opacity="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8" style:family="text">
      <style:text-properties style:use-window-font-color="true" loext:opacity="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9" style:family="text">
      <style:text-properties style:use-window-font-color="true" loext:opacity="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0" style:family="text">
      <style:text-properties style:use-window-font-color="true" loext:opacity="0%" style:font-name="Gentium2" fo:font-size="9pt" fo:language="zxx" fo:country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1" style:family="text">
      <style:text-properties style:use-window-font-color="true" loext:opacity="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2" style:family="text">
      <style:text-properties style:use-window-font-color="true" loext:opacity="0%" style:font-name="Gentium2" fo:font-size="9pt" fo:language="zxx" fo:country="none" fo:font-weight="normal" officeooo:rsid="00a4f79e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3" style:family="text">
      <style:text-properties style:use-window-font-color="true" loext:opacity="0%" style:font-name="Gentium2" fo:font-size="9pt" fo:language="zxx" fo:country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4" style:family="text">
      <style:text-properties style:use-window-font-color="true" loext:opacity="0%" style:font-name="Gentium2" fo:font-size="9pt" fo:language="zxx" fo:country="none" fo:font-weight="normal" officeooo:rsid="008c4f1c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5" style:family="text">
      <style:text-properties style:use-window-font-color="true" loext:opacity="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6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7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8" style:family="text">
      <style:text-properties style:use-window-font-color="true" loext:opacity="0%" style:font-name="Gentium2" fo:font-size="9pt" fo:language="zxx" fo:country="none" fo:font-weight="normal" officeooo:rsid="0069df21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9" style:family="text">
      <style:text-properties style:use-window-font-color="true" loext:opacity="0%"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0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1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2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3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4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5" style:family="text">
      <style:text-properties style:use-window-font-color="true" loext:opacity="0%"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6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7" style:family="text">
      <style:text-properties style:use-window-font-color="true" loext:opacity="0%" style:font-name="Gentium2" fo:font-size="9pt" fo:language="zxx" fo:country="none" fo:font-weight="normal" style:letter-kerning="false" fo:background-color="#ffdbb6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8" style:family="text">
      <style:text-properties style:use-window-font-color="true" loext:opacity="0%"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9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0" style:family="text">
      <style:text-properties style:use-window-font-color="true" loext:opacity="0%"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1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2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3" style:family="text">
      <style:text-properties style:use-window-font-color="true" loext:opacity="0%" style:font-name="Gentium2" fo:font-size="9pt" fo:language="zxx" fo:country="none" fo:font-weight="normal" officeooo:rsid="0063e8bc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4" style:family="text">
      <style:text-properties style:use-window-font-color="true" loext:opacity="0%" style:font-name="Gentium2" fo:font-size="9pt" fo:language="zxx" fo:country="none" fo:font-weight="normal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5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6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7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8" style:family="text">
      <style:text-properties style:use-window-font-color="true" loext:opacity="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9" style:family="text">
      <style:text-properties style:use-window-font-color="true" loext:opacity="0%" style:font-name="Gentium2" fo:font-size="9pt" fo:language="zxx" fo:country="none" fo:font-weight="normal" officeooo:rsid="000ac1d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0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1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2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03" style:family="text">
      <style:text-properties style:use-window-font-color="true" loext:opacity="0%" style:font-name="Gentium2" fo:font-size="9pt" fo:language="zxx" fo:country="none" fo:font-style="italic" fo:font-weight="normal" style:letter-kerning="false" style:font-name-asian="Calibri2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T304" style:family="text">
      <style:text-properties style:use-window-font-color="true" loext:opacity="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305" style:family="text">
      <style:text-properties style:use-window-font-color="true" loext:opacity="0%" style:font-name="Gentium2" fo:font-size="9pt" fo:language="zxx" fo:country="none" fo:font-style="normal" fo:font-weight="bold" officeooo:rsid="00202605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306" style:family="text">
      <style:text-properties style:use-window-font-color="true" loext:opacity="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307" style:family="text">
      <style:text-properties style:use-window-font-color="true" loext:opacity="0%" style:font-name="Gentium2" fo:font-size="9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308" style:family="text">
      <style:text-properties style:use-window-font-color="true" loext:opacity="0%" style:font-name="Gentium2" fo:font-size="9pt" fo:language="zxx" fo:country="none" style:text-underline-style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9" style:family="text">
      <style:text-properties style:use-window-font-color="true" loext:opacity="0%" style:font-name="Gentium2" fo:font-size="9pt" fo:language="zxx" fo:country="none" style:text-underline-style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10" style:family="text">
      <style:text-properties style:use-window-font-color="true" loext:opacity="0%" style:font-name="Gentium2" fo:font-size="9pt" fo:language="zxx" fo:country="none" style:text-underline-style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11" style:family="text">
      <style:text-properties style:use-window-font-color="true" loext:opacity="0%" style:text-position="super 58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2" style:family="text">
      <style:text-properties style:use-window-font-color="true" loext:opacity="0%" style:text-position="super 58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313" style:family="text">
      <style:text-properties style:use-window-font-color="true" loext:opacity="0%" style:text-position="super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14" style:family="text">
      <style:text-properties style:use-window-font-color="true" loext:opacity="0%" style:text-position="super 58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315" style:family="text">
      <style:text-properties style:use-window-font-color="true" loext:opacity="0%" style:text-position="super 58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16" style:family="text">
      <style:text-properties style:use-window-font-color="true" loext:opacity="0%" style:text-position="super 58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17" style:family="text">
      <style:text-properties style:use-window-font-color="true" loext:opacity="0%" style:text-position="super 58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18" style:family="text">
      <style:text-properties style:use-window-font-color="true" loext:opacity="0%" style:text-position="super 58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19" style:family="text">
      <style:text-properties style:use-window-font-color="true" loext:opacity="0%" style:text-position="super 58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0" style:family="text">
      <style:text-properties style:use-window-font-color="true" loext:opacity="0%" style:text-position="sub 58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21" style:family="text">
      <style:text-properties style:use-window-font-color="true" loext:opacity="0%" style:text-position="sub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2" style:family="text">
      <style:text-properties style:use-window-font-color="true" loext:opacity="0%" style:text-position="0% 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3" style:family="text">
      <style:text-properties style:use-window-font-color="true" loext:opacity="0%" style:font-name="Gentium" fo:font-size="9pt" fo:language="zxx" fo:country="none" officeooo:rsid="000d350c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24" style:family="text">
      <style:text-properties style:use-window-font-color="true" loext:opacity="0%" style:font-name="Gentium" fo:font-size="9pt" fo:language="zxx" fo:country="none" officeooo:rsid="00d41c62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25" style:family="text">
      <style:text-properties style:use-window-font-color="true" loext:opacity="0%" style:font-name="Gentium" fo:font-size="9pt" fo:language="zxx" fo:country="none" fo:font-weight="normal" officeooo:rsid="004bb842" style:letter-kerning="false" style:font-name-asian="Gentium" style:font-size-asian="9pt" style:language-asian="zxx" style:country-asian="none" style:font-weight-asian="normal" style:font-name-complex="Gentium" style:font-size-complex="9pt" style:language-complex="zxx" style:country-complex="none" style:font-weight-complex="normal"/>
    </style:style>
    <style:style style:name="T326" style:family="text">
      <style:text-properties style:text-position="super 58%" style:font-name="Gentium2" fo:language="zxx" fo:country="none" style:language-asian="zxx" style:country-asian="none" style:language-complex="zxx" style:country-complex="none"/>
    </style:style>
    <style:style style:name="T327" style:family="text">
      <style:text-properties style:text-position="super 58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28" style:family="text">
      <style:text-properties style:text-position="super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T329" style:family="text">
      <style:text-properties style:text-position="super 58%"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330" style:family="text">
      <style:text-properties style:text-position="0% 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1" style:family="text">
      <style:text-properties style:text-position="0% 100%" style:font-name="Gentium2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32" style:family="text">
      <style:text-properties fo:color="#c9211e" loext:opacity="100%" style:font-name="Gentium2" fo:font-size="10pt" fo:language="zxx" fo:country="none" fo:font-weight="normal" style:font-size-asian="10pt" style:language-asian="zxx" style:country-asian="none" style:font-weight-asian="normal" style:language-complex="zxx" style:country-complex="none" style:font-weight-complex="normal"/>
    </style:style>
    <style:style style:name="T333" style:family="text">
      <style:text-properties fo:color="#c9211e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4" style:family="text">
      <style:text-properties fo:color="#c9211e" loext:opacity="100%" style:font-name="Gentium2" fo:font-size="10pt" fo:language="zxx" fo:country="none" style:text-underline-style="solid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5" style:family="text">
      <style:text-properties fo:color="#c9211e" loext:opacity="10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6" style:family="text">
      <style:text-properties fo:color="#c9211e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7" style:family="text">
      <style:text-properties fo:color="#c9211e" loext:opacity="10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8" style:family="text">
      <style:text-properties style:text-position="sub 58%" style:font-name="Gentium2" fo:language="zxx" fo:country="none" style:language-asian="zxx" style:country-asian="none" style:language-complex="zxx" style:country-complex="none"/>
    </style:style>
    <style:style style:name="T339" style:family="text">
      <style:text-properties style:text-position="sub 58%"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340" style:family="text">
      <style:text-properties fo:color="#ff0000" loext:opacity="100%"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41" style:family="text">
      <style:text-properties fo:color="#ff0000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42" style:family="text">
      <style:text-properties fo:color="#ff0000" loext:opacity="100%" style:font-name="Gentium2" fo:font-size="8pt" fo:language="zxx" fo:country="none" style:font-size-asian="8pt" style:language-asian="zxx" style:country-asian="none" style:language-complex="zxx" style:country-complex="none"/>
    </style:style>
    <style:style style:name="T343" style:family="text">
      <style:text-properties fo:color="#666666" loext:opacity="10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44" style:family="text">
      <style:text-properties fo:color="#80808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45" style:family="text">
      <style:text-properties fo:color="#808080" loext:opacity="10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46" style:family="text">
      <style:text-properties fo:color="#808080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dd7a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f314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8752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8e29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9d8a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12763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34719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abc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d9e33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dae9b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287526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c4a6e7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dde07f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en" fo:country="US" fo:font-style="normal" fo:text-shadow="none" style:text-underline-style="none" fo:font-weight="normal" style:letter-kerning="false" style:font-name-asian="Calibri2" style:font-size-asian="10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T372" style:family="text">
      <style:text-properties fo:font-variant="normal" fo:text-transform="none" style:use-window-font-color="true" loext:opacity="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373" style:family="text">
      <style:text-properties fo:font-variant="normal" fo:text-transform="none" style:use-window-font-color="true" loext:opacity="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374" style:family="text">
      <style:text-properties fo:font-variant="normal" fo:text-transform="none" style:use-window-font-color="true" loext:opacity="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75" style:family="text">
      <style:text-properties fo:font-variant="normal" fo:text-transform="none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0ee5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3614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3" style:family="text">
      <style:text-properties style:text-line-through-style="solid" style:text-line-through-type="single" style:font-name="Gentium2" fo:font-size="10pt" fo:language="zxx" fo:country="none" style:font-size-asian="10pt" style:language-asian="zxx" style:country-asian="none" style:language-complex="zxx" style:country-complex="none"/>
    </style:style>
    <style:style style:name="T384" style:family="text">
      <style:text-properties style:text-line-through-style="none" style:text-line-through-type="none" style:font-name="Gentium2" fo:font-size="10pt" fo:language="zxx" fo:country="none" style:font-size-asian="10pt" style:language-asian="zxx" style:country-asian="none" style:language-complex="zxx" style:country-complex="none"/>
    </style:style>
    <style:style style:name="T385" style:family="text">
      <style:text-properties fo:font-variant="small-caps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86" style:family="text">
      <style:text-properties fo:font-variant="small-caps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0pt" style:language-complex="zxx" style:country-complex="none"/>
    </style:style>
    <style:style style:name="T387" style:family="text"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8" style:family="text">
      <style:text-properties fo:color="#127622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89" style:family="text">
      <style:text-properties officeooo:rsid="007c02b8"/>
    </style:style>
    <style:style style:name="T390" style:family="text">
      <style:text-properties fo:color="#729fcf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91" style:family="text">
      <style:text-properties fo:color="#729fcf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92" style:family="text">
      <style:text-properties fo:color="#2a6099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93" style:family="text">
      <style:text-properties fo:color="#2a6099" loext:opacity="100%" style:font-name="Gentium2" fo:font-size="9pt" fo:language="zxx" fo:country="none" officeooo:rsid="00ba2bf0" style:font-size-asian="9pt" style:language-asian="zxx" style:country-asian="none" style:language-complex="zxx" style:country-complex="none"/>
    </style:style>
    <style:style style:name="T394" style:family="text">
      <style:text-properties fo:font-size="8pt" style:font-size-asian="8pt" style:font-size-complex="10pt"/>
    </style:style>
    <style:style style:name="T39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7" style:family="text">
      <style:text-properties fo:font-size="8pt" style:font-size-asian="8pt" style:font-size-complex="8pt"/>
    </style:style>
    <style:style style:name="T3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0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1" style:family="text"/>
    <style:style style:name="gr1" style:family="graphic" style:parent-style-name="Frame">
      <style:graphic-properties draw:stroke="none" svg:stroke-width="0cm" draw:fill="none" draw:textarea-vertical-align="middle" draw:auto-grow-height="false" fo:min-height="0.603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9cm" svg:stroke-color="#c9211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9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9cm" svg:stroke-color="#00a933" draw:marker-start-width="0.381cm" draw:marker-end-width="0.381cm" draw:fill="solid" draw:fill-color="#ffffff" fo:min-height="0.34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 style:parent-style-name="Frame">
      <style:graphic-properties draw:stroke="none" svg:stroke-width="0cm" draw:fill="solid" draw:fill-color="#ffffff" draw:textarea-vertical-align="top" draw:auto-grow-height="false" fo:min-height="3.175cm" fo:min-width="5.412cm" fo:padding-top="0cm" fo:padding-bottom="0cm" fo:padding-left="0cm" fo:padding-right="0cm" fo:wrap-option="wrap" fo:margin-left="0.198cm" fo:margin-right="0.203cm" fo:margin-top="0.198cm" fo:margin-bottom="0.20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0.302cm" fo:min-width="7.8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9cm" svg:stroke-color="#00a933" draw:marker-start-width="0.381cm" draw:marker-end-width="0.381cm" draw:fill="solid" draw:fill-color="#ffffff" fo:min-height="0.35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2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draw:textarea-vertical-align="top" draw:auto-grow-height="false" fo:min-height="0.266cm" fo:min-width="3.13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draw:textarea-vertical-align="top" draw:auto-grow-height="false" fo:min-height="1.245cm" fo:min-width="1.378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solid" draw:fill-color="#ffffff" draw:textarea-vertical-align="top" draw:auto-grow-height="false" fo:min-height="2.48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19cm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9cm" svg:stroke-color="#3465a4" draw:marker-start-width="0.337cm" draw:marker-end-width="0.337cm" draw:stroke-linejoin="round" draw:fill="none" draw:textarea-horizontal-align="center" draw:textarea-vertical-align="top" draw:auto-grow-height="false" fo:padding-top="0.12cm" fo:padding-bottom="0.12cm" fo:padding-left="0.245cm" fo:padding-right="0.245cm" fo:wrap-option="wrap" fo:margin-left="0.016cm" fo:margin-right="0.016cm" fo:margin-top="0.016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solid" draw:fill-color="#ffffff" draw:textarea-vertical-align="top" draw:auto-grow-height="false" fo:min-height="1.619cm" fo:min-width="4.6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draw:textarea-vertical-align="top" draw:auto-grow-height="false" fo:min-height="0.268cm" fo:min-width="1.81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none" draw:textarea-vertical-align="top" draw:auto-grow-height="false" fo:min-height="0.27cm" fo:min-width="2.37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none" draw:textarea-vertical-align="top" draw:auto-grow-height="false" fo:min-height="0.303cm" fo:min-width="5.49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cm" draw:fill="none" draw:textarea-vertical-align="top" draw:auto-grow-height="false" fo:min-height="0.27cm" fo:min-width="3.041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draw:textarea-vertical-align="top" draw:auto-grow-height="false" fo:min-height="0.284cm" fo:min-width="1.70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none" draw:textarea-vertical-align="top" draw:auto-grow-height="false" fo:min-height="0.27cm" fo:min-width="2.91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1.376cm" fo:min-width="0cm" fo:padding-top="0.12cm" fo:padding-bottom="0.12cm" fo:padding-left="0.245cm" fo:padding-right="0.245cm" fo:wrap-option="wrap" fo:margin-left="0.016cm" fo:margin-right="0.018cm" fo:margin-top="0.01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1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907cm" fo:min-width="0cm" fo:padding-top="0.12cm" fo:padding-bottom="0.12cm" fo:padding-left="0.245cm" fo:padding-right="0.245cm" fo:wrap-option="wrap" fo:margin-left="0.016cm" fo:margin-right="0.014cm" fo:margin-top="0.018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cm" draw:fill="none" draw:textarea-vertical-align="top" draw:auto-grow-height="false" fo:min-height="0.303cm" fo:min-width="2.18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cm" draw:fill="none" draw:textarea-vertical-align="top" draw:auto-grow-height="false" fo:min-height="0.303cm" fo:min-width="4.6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0.984cm" fo:min-width="0cm" fo:padding-top="0.12cm" fo:padding-bottom="0.12cm" fo:padding-left="0.245cm" fo:padding-right="0.245cm" fo:wrap-option="wrap" fo:margin-left="0.016cm" fo:margin-right="0.018cm" fo:margin-top="0.018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color="#80808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solid" svg:stroke-width="0.019cm" svg:stroke-color="#3465a4" draw:stroke-linejoin="round" draw:fill="none" draw:textarea-vertical-align="top" draw:auto-grow-height="false" fo:min-height="0cm" fo:min-width="3.81cm" fo:padding-top="0.125cm" fo:padding-bottom="0.125cm" fo:padding-left="0.25cm" fo:padding-right="0.25cm" fo:wrap-option="wrap" fo:margin-left="0.012cm" fo:margin-right="0.011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cm" draw:fill="none" draw:textarea-vertical-align="top" draw:auto-grow-height="false" fo:min-height="0.303cm" fo:min-width="3.9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 style:parent-style-name="Frame">
      <style:graphic-properties draw:stroke="none" svg:stroke-width="0cm" draw:fill="solid" draw:fill-color="#ffffff" draw:textarea-vertical-align="top" draw:auto-grow-height="false" fo:min-height="2.069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 style:parent-style-name="Frame">
      <style:graphic-properties draw:stroke="none" svg:stroke-width="0cm" svg:stroke-color="#ffffff" draw:marker-start-width="0.349cm" draw:marker-end-width="0.349cm" svg:stroke-opacity="0%" draw:fill="none" draw:textarea-vertical-align="top" draw:auto-grow-height="true" fo:min-height="0cm" fo:min-width="0cm" fo:padding-top="0.049cm" fo:padding-bottom="0.049cm" fo:padding-left="0.049cm" fo:padding-right="0.049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 style:parent-style-name="Frame">
      <style:graphic-properties draw:stroke="none" svg:stroke-width="0cm" draw:fill="none" draw:textarea-vertical-align="middle" draw:auto-grow-height="false" fo:min-height="1.02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19cm" svg:stroke-color="#3465a4" draw:marker-end="msArrowEnd_20_5" draw:marker-end-width="0.21cm" draw:marker-end-center="false" draw:stroke-linejoin="round" draw:fill="none" draw:textarea-vertical-align="top" draw:auto-grow-height="false" fo:min-height="0.093cm" fo:min-width="7.195cm" fo:padding-top="0.125cm" fo:padding-bottom="0.125cm" fo:padding-left="0.25cm" fo:padding-right="0.25cm" fo:wrap-option="wrap" fo:margin-left="0.011cm" fo:margin-right="0.002cm" fo:margin-top="0.037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019cm" draw:marker-start-width="0.381cm" draw:marker-end="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808cm" fo:min-width="0cm" fo:padding-top="0.12cm" fo:padding-bottom="0.12cm" fo:padding-left="0.245cm" fo:padding-right="0.245cm" fo:wrap-option="wrap" fo:margin-left="0.016cm" fo:margin-right="0.014cm" fo:margin-top="0.016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 style:parent-style-name="Frame">
      <style:graphic-properties draw:stroke="none" svg:stroke-width="0cm" draw:fill="none" draw:textarea-vertical-align="top" draw:auto-grow-height="false" fo:min-height="0.282cm" fo:min-width="11.93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 style:parent-style-name="Frame">
      <style:graphic-properties draw:stroke="none" svg:stroke-width="0cm" draw:fill="none" draw:textarea-vertical-align="top" draw:auto-grow-height="false" fo:min-height="0.303cm" fo:min-width="3.84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.019cm" svg:stroke-color="#3465a4" draw:stroke-linejoin="round" draw:fill="none" draw:textarea-vertical-align="top" draw:auto-grow-height="false" fo:min-height="0cm" fo:min-width="3.792cm" fo:padding-top="0.125cm" fo:padding-bottom="0.125cm" fo:padding-left="0.25cm" fo:padding-right="0.25cm" fo:wrap-option="wrap" fo:margin-left="0.012cm" fo:margin-right="0.009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width="0.019cm" draw:marker-start-width="0.381cm" draw:marker-end-width="0.381cm" draw:fill="none" draw:textarea-vertical-align="middle" draw:auto-grow-height="false" fo:min-height="0.616cm" fo:min-width="0.06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 style:parent-style-name="Frame">
      <style:graphic-properties draw:stroke="none" svg:stroke-width="0cm" draw:fill="none" draw:textarea-vertical-align="top" draw:auto-grow-height="false" fo:min-height="0.284cm" fo:min-width="0.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 style:parent-style-name="Frame">
      <style:graphic-properties draw:stroke="none" svg:stroke-width="0cm" draw:fill="none" draw:textarea-vertical-align="top" draw:auto-grow-height="false" fo:min-height="0.63cm" fo:min-width="2.51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735" text:name="Wordcount_Total"/>
      </text:user-field-decls>
      <text:p text:style-name="P51"><draw:path text:anchor-type="paragraph" draw:z-index="0" draw:name="Bézier curve 9" draw:style-name="gr2" draw:text-style-name="P94" svg:width="0.203cm" svg:height="0.344cm" draw:transform="skewX (-0.123743843966398) rotate (-0.582416371390508) translate (7.65878122624174cm 0.280458332948271cm)" svg:viewBox="0 0 204 345" svg:d="M0 0c361 2 133 345 133 345"><text:p/></draw:path><draw:custom-shape text:anchor-type="char" draw:z-index="1" draw:name="Text Frame 14" draw:style-name="gr46" draw:text-style-name="P93" svg:width="2.513cm" svg:height="0.629cm" svg:x="6.258cm" svg:y="-0.141cm"><text:p text:style-name="P62"><text:span text:style-name="T86">same as </text:span><text:span text:style-name="T85">dative present</text:span></text:p><text:p text:style-name="P50">participle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ω-</text:span><text:span text:style-name="T1">Verbs:<text:tab/></text:span><text:span text:style-name="T6">Singular</text:span><text:span text:style-name="T9"><text:tab/><text:tab/></text:span><text:span text:style-name="T6">Plural</text:span><text:span text:style-name="T9"><text:tab/><text:tab/><text:tab/></text:span><text:span text:style-name="T6">Meaning</text:span></text:p>
      <text:p text:style-name="P29"><draw:frame text:anchor-type="paragraph" draw:z-index="4" draw:name="Text Frame 46" draw:style-name="gr5" draw:text-style-name="P102" svg:width="0.512cm" svg:height="0.364cm" svg:x="16.849cm" svg:y="0.041cm"><draw:text-box><text:p text:style-name="P96"><text:span text:style-name="T397">ch3</text:span></text:p></draw:text-box></draw:frame><draw:frame text:anchor-type="paragraph" draw:z-index="6" draw:name="Text Frame 48" draw:style-name="gr5" draw:text-style-name="P102" svg:width="0.53cm" svg:height="0.364cm" svg:x="16.849cm" svg:y="0.517cm"><draw:text-box><text:p text:style-name="P96"><text:span text:style-name="T397">ch7</text:span></text:p></draw:text-box></draw:frame><text:span text:style-name="T4">P</text:span><draw:custom-shape text:anchor-type="char" draw:z-index="10" draw:name="Shape1" draw:style-name="gr40" draw:text-style-name="P95" svg:width="0.479cm" svg:height="3.058cm" svg:x="-0.49cm" svg:y="0.016cm"><text:p/><draw:enhanced-geometry draw:mirror-horizontal="false" draw:mirror-vertical="false" svg:viewBox="0 0 0 0" drawooo:sub-view-size="270 1769" draw:text-areas="0 0 ?f0 ?f1" draw:type="ooxml-non-primitive" draw:enhanced-path="M 269 0 C 201 0 134 73 134 147 L 134 736 C 134 810 67 884 0 884 67 884 134 957 134 1031 L 134 1620 C 134 1694 201 1768 269 1768 N"><draw:equation draw:name="f0" draw:formula="logwidth"/><draw:equation draw:name="f1" draw:formula="logheight"/></draw:enhanced-geometry></draw:custom-shape><text:span text:style-name="T4">resent: <text:tab/></text:span><text:span text:style-name="T169">λυ</text:span><text:span text:style-name="T137">ω</text:span><text:span text:style-name="T136"> <text:s/>εις <text:s/>ει<text:tab/>ομεν <text:s/>ετε <text:s/></text:span><text:span text:style-name="Red"><text:span text:style-name="T29">ουσι(ν)</text:span></text:span><text:span text:style-name="T136"><text:tab/><text:tab/></text:span><text:span text:style-name="T119">I am loosi</text:span><text:span text:style-name="T117">ng / </text:span><text:span text:style-name="T119">I loose</text:span><text:span text:style-name="T117"> </text:span><text:span text:style-name="T139">(+</text:span><text:span text:style-name="T138">σ </text:span><text:span text:style-name="T143">→</text:span><text:span text:style-name="T138"> </text:span><text:span text:style-name="T139">Future)</text:span><text:span text:style-name="T4"><text:line-break/>Imperf/2</text:span><text:span text:style-name="T326">nd</text:span><text:span text:style-name="T4"> A:<text:tab/></text:span><text:span text:style-name="T172">ἐ</text:span><text:span text:style-name="T173">λυ</text:span><text:span text:style-name="T136">ον <text:s/>ες <text:s/>ε(ν)<text:tab/>ομεν <text:s/>ετε <text:s/>ον</text:span><text:span text:style-name="T4"><text:tab/><text:tab/></text:span><text:span text:style-name="T119">I </text:span><text:span text:style-name="T120">was </text:span><text:span text:style-name="T119">loos</text:span><text:span text:style-name="T117">i</text:span><text:span text:style-name="T121">ng</text:span><text:span text:style-name="T32"> (clues: </text:span><text:span text:style-name="Red"><text:span text:style-name="T32">o</text:span></text:span><text:span text:style-name="T32">ν ς ν <text:s text:c="2"/>μεν τε </text:span><text:span text:style-name="Red"><text:span text:style-name="T32">o</text:span></text:span><text:span text:style-name="T32">ν — </text:span><text:span text:style-name="Red"><text:span text:style-name="T32">note overlap</text:span></text:span><text:span text:style-name="T32">)</text:span></text:p>
      <text:p text:style-name="P30"><draw:custom-shape text:anchor-type="char" draw:z-index="16" draw:name="Shape2" draw:style-name="gr36" draw:text-style-name="P93" svg:width="1.158cm" svg:height="0.447cm" svg:x="-1.647cm" svg:y="0.402cm"><text:p text:style-name="P85"><text:span text:style-name="T83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</text:span><text:span text:style-name="T326">st</text:span><text:span text:style-name="T4">Aorist:<text:tab/></text:span><text:span text:style-name="T35">ἔ</text:span><text:span text:style-name="T46">λυ</text:span><text:span text:style-name="T35">σα <text:s/>σας <text:s/>σ</text:span><text:span text:style-name="Red"><text:span text:style-name="T35">ε</text:span></text:span><text:span text:style-name="T35">(ν)<text:tab/>σαμεν <text:s/>σατε <text:s/>σαν</text:span><text:span text:style-name="T4"><text:tab/><text:tab/></text:span><text:span text:style-name="T119">I loos</text:span><text:span text:style-name="T117">ed</text:span><text:span text:style-name="T140"> </text:span><text:span text:style-name="T32">(</text:span><text:span text:style-name="T34">=</text:span><text:span text:style-name="T32">σα + <text:s text:c="2"/></text:span><text:span text:style-name="T330">~ </text:span><text:span text:style-name="T32">ς ς</text:span><text:span text:style-name="Red"><text:span text:style-name="T32">ε</text:span></text:span><text:span text:style-name="T32">ν <text:s/>μεν τε ν — </text:span><text:span text:style-name="Red"><text:span text:style-name="T32">note ε exception</text:span></text:span><text:span text:style-name="T32">)</text:span></text:p>
      <text:p text:style-name="P18"><draw:frame text:anchor-type="paragraph" draw:z-index="19" draw:name="Text Frame 47" draw:style-name="gr5" draw:text-style-name="P100" svg:width="0.689cm" svg:height="0.364cm" svg:x="16.849cm" svg:y="0.049cm"><draw:text-box><text:p text:style-name="P96"><text:span text:style-name="T397">c</text:span><text:span text:style-name="T397">h</text:span><text:span text:style-name="T397">1</text:span><text:span text:style-name="T397">0</text:span></text:p></draw:text-box></draw:frame><text:span text:style-name="T4">Perfect:<text:tab/><text:tab/></text:span><text:span text:style-name="T35">λε</text:span><text:span text:style-name="T46">λὐ</text:span><text:span text:style-name="T35">κα κας κε(ν)<text:tab/>καμεν κατε κασι(ν)</text:span><text:span text:style-name="T4"><text:tab/></text:span><text:span text:style-name="T129">I </text:span><text:span text:style-name="T124">h</text:span><text:span text:style-name="T123">ave</text:span><text:span text:style-name="T117"> loosed</text:span><text:span text:style-name="T140">: front redup; without κ for 2</text:span><text:span text:style-name="T311">nd</text:span><text:span text:style-name="T140"> perfect<text:line-break/> <text:s text:c="3"/></text:span><text:span text:style-name="T178">οἷδα present </text:span><text:span text:style-name="T189">(dep):</text:span><text:span text:style-name="T140"><text:tab/></text:span><text:span text:style-name="T185">οἷδ</text:span><text:span text:style-name="T178">α οἷδας οἷδε(ν)<text:tab/>οἴδαμεν οἴδατε οἴδασι(ν)<text:tab/></text:span><text:span text:style-name="T130">I know</text:span><text:span text:style-name="T178"> (perfect form; present translation)</text:span></text:p>
      <text:p text:style-name="P19"><text:span text:style-name="T4">Pluperfect:<text:tab/></text:span><text:span text:style-name="T53">(ἐ)</text:span><text:span text:style-name="T21">λ</text:span><text:span text:style-name="T22">ε</text:span><text:span text:style-name="T7">λύ</text:span><text:span text:style-name="T22">κ</text:span><text:span text:style-name="Red"><text:span text:style-name="T22">ειν</text:span></text:span><text:span text:style-name="T22"> κεις κει</text:span><text:span text:style-name="T35"><text:tab/>κειμεν κειτε κεισ</text:span><text:span text:style-name="Red"><text:span text:style-name="T35">αν</text:span></text:span><text:span text:style-name="T4"><text:tab/></text:span><text:span text:style-name="T129">I </text:span><text:span text:style-name="T125">h</text:span><text:span text:style-name="T123">ad</text:span><text:span text:style-name="T117"> loosed</text:span><text:span text:style-name="T140">: ἐ(usually) + reduplication</text:span><text:span text:style-name="T4"><text:line-break/></text:span><draw:custom-shape text:anchor-type="char" draw:z-index="20" draw:name="Shape2_ 3" draw:style-name="gr34" draw:text-style-name="P93" svg:width="1.46cm" svg:height="0.752cm" svg:x="-1.949cm" svg:y="0.831cm"><text:p text:style-name="P89"><text:span text:style-name="T82">When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7"> <text:s text:c="11"/></text:span><text:span text:style-name="T178">οἷδα i</text:span><text:span text:style-name="T65">mperf:<text:tab/></text:span><text:span text:style-name="T70">ᾔδ</text:span><text:span text:style-name="T66">ειν ᾔδεις ᾔδει<text:tab/>ᾔδειμεν ᾔδειτε ᾔδεισαν<text:tab/></text:span><text:span text:style-name="T131">I knew</text:span><text:span text:style-name="T66"> (pluperfect form; imperfect translation)</text:span></text:p>
      <text:p text:style-name="P20"><draw:frame text:anchor-type="paragraph" draw:z-index="26" draw:name="Text Frame 49" draw:style-name="gr5" draw:text-style-name="P102" svg:width="0.653cm" svg:height="0.364cm" svg:x="16.849cm" svg:y="0.522cm"><draw:text-box><text:p text:style-name="P96"><text:span text:style-name="T397">ch1</text:span><text:span text:style-name="T397">4</text:span></text:p></draw:text-box></draw:frame><draw:frame text:anchor-type="paragraph" draw:z-index="32" draw:name="Text Frame 44" draw:style-name="gr5" draw:text-style-name="P102" svg:width="0.653cm" svg:height="0.364cm" svg:x="16.849cm" svg:y="0.046cm"><draw:text-box><text:p text:style-name="P96"><text:span text:style-name="T397">ch12</text:span></text:p></draw:text-box></draw:frame><draw:custom-shape text:anchor-type="char" draw:z-index="35" draw:name="Shape1_0" draw:style-name="gr26" draw:text-style-name="P95" svg:width="0.479cm" svg:height="3.156cm" svg:x="-0.49cm" svg:y="0.009cm"><text:p/><draw:enhanced-geometry draw:mirror-horizontal="false" draw:mirror-vertical="false" svg:viewBox="0 0 0 0" drawooo:sub-view-size="270 1127" draw:text-areas="0 0 ?f0 ?f1" draw:type="ooxml-non-primitive" draw:enhanced-path="M 269 0 C 201 0 134 46 134 93 L 134 469 C 134 516 67 563 0 563 67 563 134 609 134 656 L 134 1032 C 134 1079 201 1126 269 1126 N"><draw:equation draw:name="f0" draw:formula="logwidth"/><draw:equation draw:name="f1" draw:formula="logheight"/></draw:enhanced-geometry></draw:custom-shape><text:span text:style-name="T218">Present:</text:span><text:span text:style-name="T37"><text:tab/></text:span><text:span text:style-name="T47">λ</text:span><text:span text:style-name="T48">ύ</text:span><text:span text:style-name="T47">ομαι</text:span><text:span text:style-name="T37"> <text:s/>ῃ <text:s/>εται<text:tab/>ομεθα <text:s/>εσθε <text:s/>ονται<text:tab/></text:span><text:span text:style-name="T178">P: </text:span><text:span text:style-name="T122">I am being loosed</text:span><text:span text:style-name="T37">: agency ‘by’: </text:span><text:span text:style-name="T21">ὑπό(G), διά(G), (ἐν)(D)<text:line-break/></text:span><draw:line text:anchor-type="char" draw:z-index="38" draw:name="Line 7" draw:style-name="gr16" draw:text-style-name="P95" svg:x1="-1.299cm" svg:y1="0.626cm" svg:x2="-1.428cm" svg:y2="1.263cm"><text:p/></draw:line><text:span text:style-name="T218">Imperf/2</text:span><text:span text:style-name="T314">nd</text:span><text:span text:style-name="T218"> A:<text:tab/></text:span><text:span text:style-name="T140">ἐ</text:span><text:span text:style-name="T170">λυ</text:span><text:span text:style-name="T140">όμην ου ετο<text:tab/>όμεθα <text:s/>εσθε <text:s/>οντο<text:tab/><text:tab/></text:span><text:span text:style-name="T178">M:</text:span><text:span text:style-name="T140"> </text:span><text:span text:style-name="T117">I was loosing (self)</text:span><text:span text:style-name="T140">; </text:span><text:span text:style-name="T178">P:</text:span><text:span text:style-name="T140"> </text:span><text:span text:style-name="T117">I was being loosed</text:span></text:p>
      <text:p text:style-name="P17"><draw:custom-shape text:anchor-type="char" draw:z-index="40" draw:name="Shape2_0" draw:style-name="gr15" draw:text-style-name="P93" svg:width="1.46cm" svg:height="0.897cm" svg:x="-1.963cm" svg:y="0.233cm"><text:p text:style-name="P49">Middle</text:p><text:p text:style-name="P85"><text:span text:style-name="T83"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8">1</text:span><text:span text:style-name="T314">st</text:span><text:span text:style-name="T218"> Aorist M:</text:span><text:span text:style-name="T140"> <text:s text:c="2"/>ἐ</text:span><text:span text:style-name="T170">λυ</text:span><text:span text:style-name="T140">σάμην σω σατο<text:tab/>σάμεθα σασθε σαντο<text:tab/></text:span><text:span text:style-name="T117">I loosed (self)</text:span></text:p>
      <text:p text:style-name="P18"><draw:frame text:anchor-type="paragraph" draw:z-index="56" draw:name="Text Frame 50" draw:style-name="gr5" draw:text-style-name="P105" svg:width="0.689cm" svg:height="0.364cm" svg:x="16.849cm" svg:y="0.055cm"><draw:text-box><text:p text:style-name="P104"><text:span text:style-name="T397">ch13</text:span></text:p></draw:text-box></draw:frame><text:span text:style-name="T218">Perfect:<text:tab/></text:span><text:span text:style-name="T140"><text:tab/>λέ</text:span><text:span text:style-name="T170">λυ</text:span><text:span text:style-name="T140">μαι σαι ται<text:tab/>μεθα σθε νται</text:span><text:span text:style-name="T232"><text:tab/><text:tab/></text:span><text:span text:style-name="T178">M:</text:span><text:span text:style-name="T140"> </text:span><text:span text:style-name="T117">I have loosed (self)</text:span><text:span text:style-name="T140">; </text:span><text:span text:style-name="T179">P:</text:span><text:span text:style-name="T140"> </text:span><text:span text:style-name="T117">I have been loosed</text:span></text:p>
      <text:p text:style-name="P19"><draw:custom-shape text:anchor-type="char" draw:z-index="58" draw:name="Text Frame 2" draw:style-name="gr17" draw:text-style-name="P101" svg:width="4.68cm" svg:height="1.618cm" svg:x="12.042cm" svg:y="0.439cm"><text:p text:style-name="P3"><text:span text:style-name="T261">Liquids</text:span><text:span text:style-name="T73">: <text:s/>αναβαινω/καταβαινω<text:line-break/> <text:s/>α</text:span><text:span text:style-name="Red"><text:span text:style-name="T24">ι</text:span></text:span><text:span text:style-name="T73">ρω/εγε</text:span><text:span text:style-name="Red"><text:span text:style-name="T24">ι</text:span></text:span><text:span text:style-name="T73">ρω/σπε</text:span><text:span text:style-name="Red"><text:span text:style-name="T24">ι</text:span></text:span><text:span text:style-name="T73">ρω<text:line-break/> <text:s/>αγγελ</text:span><text:span text:style-name="Red"><text:span text:style-name="T24">λ</text:span></text:span><text:span text:style-name="T73">ω/αποστε</text:span><text:span text:style-name="Red"><text:span text:style-name="T24">λ</text:span></text:span><text:span text:style-name="T73">λω/αποκτεινω<text:line-break/> <text:s/>θελω/μενω/κριν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62" draw:name="Line 1" draw:style-name="gr16" draw:text-style-name="P95" svg:x1="-1.201cm" svg:y1="0.834cm" svg:x2="-1.503cm" svg:y2="0.13cm"><text:p/></draw:line><text:span text:style-name="T218">Pluperfect:</text:span><text:span text:style-name="T140"><text:tab/>ἐλε</text:span><text:span text:style-name="T170">λύ</text:span><text:span text:style-name="T140">μην σο το<text:tab/>μεθα σθε ντο<text:tab/><text:tab/></text:span><text:span text:style-name="T178">M:</text:span><text:span text:style-name="T140"> </text:span><text:span text:style-name="T117">I had loosed (self)</text:span><text:span text:style-name="T140">; </text:span><text:span text:style-name="T179">P:</text:span><text:span text:style-name="T140"> </text:span><text:span text:style-name="T117">I had been loosed</text:span><text:span text:style-name="T140"> </text:span><text:span text:style-name="T232">(only 7 in NT)</text:span></text:p>
      <text:p text:style-name="P15"><draw:line text:anchor-type="paragraph" draw:z-index="65" draw:name="Line 10" draw:style-name="gr14" draw:text-style-name="P94" svg:x1="12.18cm" svg:y1="0.443cm" svg:x2="11.827cm" svg:y2="1.149cm"><text:p/></draw:line><draw:frame text:anchor-type="paragraph" draw:z-index="66" draw:name="Text Frame 51" draw:style-name="gr5" draw:text-style-name="P103" svg:width="0.676cm" svg:height="0.364cm" svg:x="11.098cm" svg:y="0.062cm"><draw:text-box><text:p text:style-name="P96"><text:span text:style-name="T397">ch15</text:span></text:p></draw:text-box></draw:frame><draw:custom-shape text:anchor-type="char" draw:z-index="67" draw:name="Shape2_ 2" draw:style-name="gr15" draw:text-style-name="P93" svg:width="0.849cm" svg:height="0.653cm" svg:x="-1.423cm" svg:y="0.385cm"><text:p text:style-name="P89"><text:span text:style-name="T82">When ag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9">Aorist Passive:<text:tab/></text:span><text:span text:style-name="T140">ἐ</text:span><text:span text:style-name="T170">λυ</text:span><text:span text:style-name="T140">θην θης θη<text:tab/>θημεν θητε θησαν<text:tab/></text:span><text:span text:style-name="T117">I was loosed</text:span></text:p>
      <text:p text:style-name="P16"><text:span text:style-name="T220">Future </text:span><text:span text:style-name="T219">P</text:span><text:span text:style-name="T220">sve</text:span><text:span text:style-name="T219">: <text:s/></text:span><text:span text:style-name="T186">λυ</text:span><text:span text:style-name="T181">θη</text:span><text:span text:style-name="T182">σομαι</text:span><text:span text:style-name="T181"> θης</text:span><text:span text:style-name="T182">ῃ </text:span><text:span text:style-name="T181">θη</text:span><text:span text:style-name="T182">σεται<text:tab/></text:span><text:span text:style-name="T181">θη</text:span><text:span text:style-name="T182">σομεθα</text:span><text:span text:style-name="T181"> θη</text:span><text:span text:style-name="T182">σεσθε</text:span><text:span text:style-name="T181"> θησ</text:span><text:span text:style-name="T182">ονται</text:span><text:span text:style-name="T140"><text:tab/></text:span><text:span text:style-name="T117">I </text:span><text:span text:style-name="T118">will be </text:span><text:span text:style-name="T117">loosed</text:span></text:p>
      <text:p text:style-name="P64"><draw:line text:anchor-type="paragraph" draw:z-index="68" draw:name="Line 8" draw:style-name="gr14" draw:text-style-name="P94" svg:x1="11.562cm" svg:y1="0.778cm" svg:x2="14.495cm" svg:y2="1.374cm"><text:p/></draw:line><draw:frame text:anchor-type="paragraph" draw:z-index="69" draw:name="Text Frame 45" draw:style-name="gr5" draw:text-style-name="P100" svg:width="0.653cm" svg:height="0.364cm" svg:x="-0.808cm" svg:y="0.138cm"><draw:text-box><text:p text:style-name="P96"><text:span text:style-name="T397">ch19</text:span></text:p></draw:text-box></draw:frame><draw:custom-shape text:anchor-type="char" draw:z-index="70" draw:name="Frame 1" draw:style-name="gr13" draw:text-style-name="P101" svg:width="2.438cm" svg:height="2.479cm" svg:x="14.284cm" svg:y="0.707cm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3" office:value-type="string"><text:p text:style-name="P41"><draw:custom-shape text:anchor-type="char" draw:z-index="71" draw:name="Frame 3" draw:style-name="gr13" draw:text-style-name="P101" svg:width="2.438cm" svg:height="2.479cm" svg:x="14.284cm" svg:y="0.707cm"><loext:table table:name="Table6" table:style-name="Table6"><loext:table-column table:style-name="Table6.A"/><loext:table-column table:style-name="Table6.B"/><loext:table-column table:style-name="Table6.C"/><loext:table-row table:style-name="Table6.1"><loext:table-cell table:style-name="Table6.A1" table:number-columns-spanned="3" office:value-type="string"><text:p text:style-name="P41">Contract Verbs</text:p></loext:table-cell><loext:covered-table-cell/><loext:covered-table-cell/></loext:table-row><loext:table-row table:style-name="Table6.1"><loext:table-cell table:style-name="Table6.A2" office:value-type="string"><text:p text:style-name="P40"/></loext:table-cell><loext:table-cell table:style-name="Table6.A2" office:value-type="string"><text:p text:style-name="P41">+ε</text:p></loext:table-cell><loext:table-cell table:style-name="Table6.C2" office:value-type="string"><text:p text:style-name="P32">+ο</text:p></loext:table-cell></loext:table-row><loext:table-row table:style-name="Table6.1"><loext:table-cell table:style-name="Table6.A2" office:value-type="string"><text:p text:style-name="P41">α</text:p></loext:table-cell><loext:table-cell table:style-name="Table6.B3" office:value-type="string"><text:p text:style-name="P48">ᾶ (ᾷ*)</text:p></loext:table-cell><loext:table-cell table:style-name="Table6.C3" office:value-type="string"><text:p text:style-name="P48">ω</text:p></loext:table-cell></loext:table-row><loext:table-row table:style-name="Table6.1"><loext:table-cell table:style-name="Table6.A2" office:value-type="string"><text:p text:style-name="P41">ε</text:p></loext:table-cell><loext:table-cell table:style-name="Table6.B4" office:value-type="string"><text:p text:style-name="P48">εῖ</text:p></loext:table-cell><loext:table-cell table:style-name="Table6.C4" office:value-type="string"><text:p text:style-name="P48">ου</text:p></loext:table-cell></loext:table-row><loext:table-row table:style-name="Table6.1"><loext:table-cell table:style-name="Table6.A2" office:value-type="string"><text:p text:style-name="P41">ο</text:p></loext:table-cell><loext:table-cell table:style-name="Table6.B5" office:value-type="string"><text:p text:style-name="P48">οῦ (οῖ*)</text:p></loext:table-cell><loext:table-cell table:style-name="Table6.C5" office:value-type="string"><text:p text:style-name="P48">ου</text:p></loext:table-cell></loext:table-row><loext:table-row table:style-name="Table6.1"><loext:table-cell table:style-name="Table6.A6" table:number-columns-spanned="3" office:value-type="string"><text:p text:style-name="P40">* for εις/ει/η </text:p></loext:table-cell><loext:covered-table-cell/><loext:covered-table-cell/></loext:table-row></loext:table><text:p text:style-name="P4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ntract<text:span text:style-name="T389">ions</text:span></text:p></loext:table-cell><loext:covered-table-cell/><loext:covered-table-cell/></loext:table-row><loext:table-row table:style-name="Table1.1"><loext:table-cell table:style-name="Table1.A2" office:value-type="string"><text:p text:style-name="P40"/></loext:table-cell><loext:table-cell table:style-name="Table1.A2" office:value-type="string"><text:p text:style-name="P41">+ε</text:p></loext:table-cell><loext:table-cell table:style-name="Table1.C2" office:value-type="string"><text:p text:style-name="P32">+ο</text:p></loext:table-cell></loext:table-row><loext:table-row table:style-name="Table1.1"><loext:table-cell table:style-name="Table1.A2" office:value-type="string"><text:p text:style-name="P41">α</text:p></loext:table-cell><loext:table-cell table:style-name="Table1.B3" office:value-type="string"><text:p text:style-name="P48">ᾶ (ᾷ*)</text:p></loext:table-cell><loext:table-cell table:style-name="Table1.C3" office:value-type="string"><text:p text:style-name="P48">ω</text:p></loext:table-cell></loext:table-row><loext:table-row table:style-name="Table1.1"><loext:table-cell table:style-name="Table1.A2" office:value-type="string"><text:p text:style-name="P41">ε</text:p></loext:table-cell><loext:table-cell table:style-name="Table1.B4" office:value-type="string"><text:p text:style-name="P48">εῖ</text:p></loext:table-cell><loext:table-cell table:style-name="Table1.C4" office:value-type="string"><text:p text:style-name="P48">ου</text:p></loext:table-cell></loext:table-row><loext:table-row table:style-name="Table1.1"><loext:table-cell table:style-name="Table1.A2" office:value-type="string"><text:p text:style-name="P41">ο</text:p></loext:table-cell><loext:table-cell table:style-name="Table1.B5" office:value-type="string"><text:p text:style-name="P48">οῦ (οῖ*) </text:p></loext:table-cell><loext:table-cell table:style-name="Table1.C5" office:value-type="string"><text:p text:style-name="P48">ου</text:p></loext:table-cell></loext:table-row><loext:table-row table:style-name="Table1.1"><loext:table-cell table:style-name="Table1.A6" table:number-columns-spanned="3" office:value-type="string"><text:p text:style-name="P40">* for εις/ει/η </text:p></loext:table-cell><loext:covered-table-cell/><loext:covered-table-cell/></loext:table-row></loext:table><text:p text:style-name="P4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9">Liquid </text:span><text:span text:style-name="T89">λμνρ</text:span><text:span text:style-name="T239"> verbs:</text:span><text:span text:style-name="T140"><text:tab/></text:span><text:span text:style-name="Red"><text:span text:style-name="T30">fut</text:span></text:span><text:span text:style-name="T140">: σ</text:span><text:span text:style-name="T142">→</text:span><text:span text:style-name="T241">ε then amalgamated <text:s text:c="2"/></text:span><text:span text:style-name="Red"><text:span text:style-name="T25">aorist</text:span></text:span><text:span text:style-name="T241">: σ</text:span><text:span text:style-name="T142">→lengthend final stem vowel</text:span><text:span text:style-name="T232"><text:line-break/>Contract </text:span><text:span text:style-name="T88">αεο</text:span><text:span text:style-name="T232"> verbs:</text:span><text:span text:style-name="T140"><text:tab/></text:span><text:span text:style-name="Red"><text:span text:style-name="T30">act</text:span></text:span><text:span text:style-name="Red"><text:span text:style-name="T31">+</text:span></text:span><text:span text:style-name="Red"><text:span text:style-name="T30">imperf only</text:span></text:span><text:span text:style-name="T140">; in other tenses, lengthened final stem vowel</text:span><draw:custom-shape text:anchor-type="char" draw:z-index="74" draw:name="Text Frame 6" draw:style-name="gr11" draw:text-style-name="P93" svg:width="3.133cm" svg:height="0.265cm" svg:x="7.317cm" svg:y="0.9cm"><text:p text:style-name="P6"><text:span text:style-name="T81">pres stem end: λ</text:span><text:span text:style-name="T76">→λλ; ρ→ι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<draw:frame text:anchor-type="paragraph" draw:z-index="76" draw:name="Text Frame 40" draw:style-name="gr9" draw:text-style-name="P100" svg:width="0.636cm" svg:height="0.371cm" svg:x="-0.79cm" svg:y="0.162cm"><draw:text-box><text:p text:style-name="P96"><text:span text:style-name="T397">ch2</text:span><text:span text:style-name="T397">5</text:span></text:p></draw:text-box></draw:frame><draw:custom-shape text:anchor-type="char" draw:z-index="9" draw:name="Text Frame 13" draw:style-name="gr41" draw:text-style-name="P93" svg:width="11.935cm" svg:height="0.281cm" svg:x="1.914cm" svg:y="0.474cm"><text:p text:style-name="P4"><text:span text:style-name="T77">other mood/tense </text:span><text:span text:style-name="T80">endings</text:span><text:span text:style-name="T77"> </text:span><text:span text:style-name="T78">match </text:span><text:span text:style-name="T77">ω-Verbs </text:span><text:span text:style-name="T79">except </text:span><text:span text:style-name="Red"><text:span text:style-name="T60">aorist</text:span></text:span><text:span text:style-name="T79"> </text:span><text:span text:style-name="Red"><text:span text:style-name="T60">σ-&gt;κ</text:span></text:span><text:span text:style-name="Red"><text:span text:style-name="T214"> </text:span></text:span><text:span text:style-name="Red"><text:span text:style-name="T216">(usually)</text:span></text:span><text:span text:style-name="Red"><text:span text:style-name="T214">; </text:span></text:span><text:span text:style-name="Red"><text:span text:style-name="T215">aorist act. </text:span></text:span><text:span text:style-name="Red"><text:span text:style-name="T217">inf. </text:span></text:span><text:span text:style-name="Red"><text:span text:style-name="T61">σαι-&gt;ναι</text:span></text:span><text:span text:style-name="Red"><text:span text:style-name="T215">; </text:span></text:span><text:span text:style-name="Red"><text:span text:style-name="T217">ptc: </text:span></text:span><text:span text:style-name="Red"><text:span text:style-name="T62">δους δοντος ..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μι-Verbs:</text:p>
      <text:p text:style-name="P82"><draw:line text:anchor-type="paragraph" draw:z-index="12" draw:name="Line 2" draw:style-name="gr14" draw:text-style-name="P94" svg:x1="1.851cm" svg:y1="-0.019cm" svg:x2="1.392cm" svg:y2="0.595cm"><text:p/></draw:line><draw:line text:anchor-type="paragraph" draw:z-index="13" draw:name="Line 12" draw:style-name="gr38" draw:text-style-name="P94" svg:x1="2.29cm" svg:y1="1.192cm" svg:x2="1.893cm" svg:y2="0.598cm"><text:p/></draw:line><draw:line text:anchor-type="paragraph" draw:z-index="15" draw:name="Line 9" draw:style-name="gr14" draw:text-style-name="P94" svg:x1="14.072cm" svg:y1="1.065cm" svg:x2="14.384cm" svg:y2="1.935cm"><text:p/></draw:line><draw:line text:anchor-type="paragraph" draw:z-index="77" draw:name="Line 14" draw:style-name="gr2" draw:text-style-name="P94" svg:x1="13.868cm" svg:y1="1.065cm" svg:x2="14.073cm" svg:y2="4.011cm"><text:p/></draw:line><text:span text:style-name="T228">Present: <text:tab/></text:span><text:span text:style-name="T248">A:</text:span><text:span text:style-name="T229"> </text:span><text:span text:style-name="T273">δ</text:span><text:span text:style-name="T274">ί</text:span><text:span text:style-name="Red"><text:span text:style-name="T8">δω</text:span></text:span><text:span text:style-name="Red"><text:span text:style-name="T310">-</text:span></text:span><text:span text:style-name="T273">μι -ς -σι(ν)<text:tab/></text:span><text:span text:style-name="T157"> <text:s/></text:span><text:span text:style-name="T159">δ</text:span><text:span text:style-name="T160">ί</text:span><text:span text:style-name="Red"><text:span text:style-name="T51">δο</text:span></text:span><text:span text:style-name="Red"><text:span text:style-name="T159">-</text:span></text:span><text:span text:style-name="T157">μεν </text:span><text:span text:style-name="Red"><text:span text:style-name="T159">-</text:span></text:span><text:span text:style-name="T157">τε </text:span><text:span text:style-name="Red"><text:span text:style-name="T159">-</text:span></text:span><text:span text:style-name="Red"><text:span text:style-name="T157">ασι(ν)</text:span></text:span><text:span text:style-name="T157"><text:tab/></text:span><text:span text:style-name="T188">M/P</text:span><text:span text:style-name="T148">:</text:span><text:span text:style-name="T160"> δί</text:span><text:span text:style-name="Red"><text:span text:style-name="T50">δο</text:span></text:span><text:span text:style-name="T160">-μαι σαι ται <text:s text:c="2"/>μεθα σθε νται</text:span><text:span text:style-name="T228"><text:line-break/></text:span><draw:custom-shape text:anchor-type="char" draw:z-index="78" draw:name="Text Frame 19" draw:style-name="gr8" draw:text-style-name="P93" svg:width="7.889cm" svg:height="0.301cm" svg:x="2.358cm" svg:y="1.071cm"><text:p text:style-name="P27"><text:span text:style-name="Red"><text:span text:style-name="T207">pres</text:span></text:span><text:span text:style-name="Red"><text:span text:style-name="T208">:</text:span></text:span><text:span text:style-name="Red"><text:span text:style-name="T201"> lengthen </text:span></text:span><text:span text:style-name="Red"><text:span text:style-name="T64">ο-&gt;ω | ε/α-&gt;η</text:span></text:span><text:span text:style-name="Red"><text:span text:style-name="T201"> in </text:span></text:span><text:span text:style-name="Red"><text:span text:style-name="T202">sg; <text:s text:c="2"/></text:span></text:span><text:span text:style-name="Red"><text:span text:style-name="T207">imperf:</text:span></text:span><text:span text:style-name="Red"><text:span text:style-name="T203"> lengthen</text:span></text:span><text:span text:style-name="Red"><text:span text:style-name="T202"> </text:span></text:span><text:span text:style-name="Red"><text:span text:style-name="T63">ω-&gt;ου | ε/α-&gt;ει/η</text:span></text:span><text:span text:style-name="Red"><text:span text:style-name="T202"> </text:span></text:span><text:span text:style-name="Red"><text:span text:style-name="T203">in</text:span></text:span><text:span text:style-name="Red"><text:span text:style-name="T202"> sg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8">Imperf:<text:tab/><text:tab/></text:span><text:span text:style-name="T248">A:</text:span><text:span text:style-name="T229"> </text:span><text:span text:style-name="T157">ἐ</text:span><text:span text:style-name="T174">δ</text:span><text:span text:style-name="T175">ί</text:span><text:span text:style-name="Red"><text:span text:style-name="T49">δου</text:span></text:span><text:span text:style-name="Red"><text:span text:style-name="T174">-</text:span></text:span><text:span text:style-name="T158">ν -</text:span><text:span text:style-name="T157">ς -</text:span><text:span text:style-name="T159"> <text:s text:c="2"/><text:tab/> <text:s/></text:span><text:span text:style-name="T157">ἐ</text:span><text:span text:style-name="T160">δί</text:span><text:span text:style-name="Red"><text:span text:style-name="T50">δο</text:span></text:span><text:span text:style-name="T157">-μεν -τε -</text:span><text:span text:style-name="T158">σα(</text:span><text:span text:style-name="T161">ν)</text:span><text:span text:style-name="T162"><text:tab/></text:span><text:span text:style-name="T187">M/P</text:span><text:span text:style-name="T149">:</text:span><text:span text:style-name="T163"> ἐδι</text:span><text:span text:style-name="Red"><text:span text:style-name="T52">δό</text:span></text:span><text:span text:style-name="T163">-μην σο το <text:s text:c="2"/>μεθα σθε ντο</text:span></text:p>
      <text:p text:style-name="P54"><draw:frame text:anchor-type="paragraph" draw:z-index="79" draw:name="Text Frame 39" draw:style-name="gr5" draw:text-style-name="P102" svg:width="0.53cm" svg:height="0.364cm" svg:x="-0.684cm" svg:y="0.012cm"><draw:text-box><text:p text:style-name="P96"><text:span text:style-name="T397">ch3</text:span></text:p></draw:text-box></draw:frame><draw:custom-shape text:anchor-type="char" draw:z-index="21" draw:name="Frame 4" draw:style-name="gr33" draw:text-style-name="P101" svg:width="2.438cm" svg:height="2.068cm" svg:x="14.284cm" svg:y="0.326cm"><loext:table table:name="Table7" table:style-name="Table7"><loext:table-column table:style-name="Table7.A"/><loext:table-column table:style-name="Table7.B"/><loext:table-row table:style-name="Table7.1"><loext:table-cell table:style-name="Table7.A1" table:number-columns-spanned="2" office:value-type="string"><text:p text:style-name="P59">μι-Verbs</text:p></loext:table-cell><loext:covered-table-cell/></loext:table-row><loext:table-row table:style-name="Table7.2"><loext:table-cell table:style-name="Table7.A2" office:value-type="string"><text:p text:style-name="P61">lexical</text:p></loext:table-cell><loext:table-cell table:style-name="Table7.B2" office:value-type="string"><text:p text:style-name="P61">root</text:p></loext:table-cell></loext:table-row><loext:table-row table:style-name="Table7.3"><loext:table-cell table:style-name="Table7.A3" office:value-type="string"><text:p text:style-name="P60">διδωμι</text:p></loext:table-cell><loext:table-cell table:style-name="Table7.B3" office:value-type="string"><text:p text:style-name="P60"><text:span text:style-name="Red">δο</text:span></text:p></loext:table-cell></loext:table-row><loext:table-row table:style-name="Table7.4"><loext:table-cell table:style-name="Table7.A4" office:value-type="string"><text:p text:style-name="P60">τιθημι</text:p></loext:table-cell><loext:table-cell table:style-name="Table7.B4" office:value-type="string"><text:p text:style-name="P60"><text:span text:style-name="Red">θε</text:span></text:p></loext:table-cell></loext:table-row><loext:table-row table:style-name="Table7.5"><loext:table-cell table:style-name="Table7.A5" office:value-type="string"><text:p text:style-name="P60">ἱστημι</text:p></loext:table-cell><loext:table-cell table:style-name="Table7.B5" office:value-type="string"><text:p text:style-name="P60"><text:span text:style-name="Red">στα</text:span></text:p></loext:table-cell></loext:table-row></loext:table><text:p text:style-name="P6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0">ε</text:span><text:span text:style-name="T41">ἰ</text:span><text:span text:style-name="T40">μι</text:span><text:span text:style-name="T33"> (to be) pres:</text:span><text:span text:style-name="T32"> </text:span><text:span text:style-name="T4"><text:tab/></text:span><text:span text:style-name="T262">εἰμι <text:s/></text:span><text:span text:style-name="T240">εἶ <text:s/>ἐστι(ν)<text:tab/>ἐσμεν <text:s/>ἐστε <text:s/>εἰσι(ν)</text:span><text:span text:style-name="T4"><text:tab/><text:tab/></text:span><text:span text:style-name="T117">I am</text:span><text:span text:style-name="T140">: present</text:span><text:span text:style-name="T4"><text:line-break/> <text:s/></text:span><text:span text:style-name="T5">imperf</text:span><text:span text:style-name="T32">:<text:tab/></text:span><text:span text:style-name="T240">ἤμην <text:s/>ἦς <text:s/>ἦν<text:tab/>ἦμεν <text:s/>ἦτε <text:s/>ἦσαν</text:span><text:span text:style-name="T4"><text:tab/><text:tab/></text:span><text:span text:style-name="T117">I was</text:span><text:span text:style-name="T140">: imperfect indicative of εἰμι</text:span><text:span text:style-name="T4"><text:line-break/> <text:s/></text:span><text:span text:style-name="T5">future</text:span><text:span text:style-name="T32">:<text:tab/></text:span><text:span text:style-name="T4"><text:tab/></text:span><text:span text:style-name="T22">ἔσομαι ἔσῃ </text:span><text:span text:style-name="Red"><text:span text:style-name="T22">ἔσται</text:span></text:span><text:span text:style-name="T4"><text:tab/></text:span><text:span text:style-name="T22">ἐσόμεθα ἔσεσθε ἔσονται<text:tab/></text:span><text:span text:style-name="T117">I will be</text:span><text:span text:style-name="T140">: future indicative of εἰμι</text:span></text:p>
      <text:p text:style-name="P56"><draw:frame text:anchor-type="paragraph" draw:z-index="25" draw:name="Text Frame 21" draw:style-name="gr30" draw:text-style-name="P107" svg:width="4.051cm" svg:height="1.225cm" svg:x="12.668cm" svg:y="1.05cm"><draw:text-box><text:p text:style-name="P106"><text:span text:style-name="T398">O</text:span><text:span text:style-name="T398">p</text:span><text:span text:style-name="T398">t</text:span><text:span text:style-name="T398">a</text:span><text:span text:style-name="T398">t</text:span><text:span text:style-name="T398">i</text:span><text:span text:style-name="T398">v</text:span><text:span text:style-name="T398">e</text:span><text:span text:style-name="T398">:</text:span><text:span text:style-name="T399"> </text:span><text:span text:style-name="T400">w</text:span><text:span text:style-name="T400">i</text:span><text:span text:style-name="T400">s</text:span><text:span text:style-name="T400">h</text:span><text:span text:style-name="T399"> </text:span><text:span text:style-name="T399">(</text:span><text:span text:style-name="T399">μ</text:span><text:span text:style-name="T399">ι</text:span><text:span text:style-name="T399">-</text:span><text:span text:style-name="T399">e</text:span><text:span text:style-name="T399">n</text:span><text:span text:style-name="T399">d</text:span><text:span text:style-name="T399">i</text:span><text:span text:style-name="T399">n</text:span><text:span text:style-name="T399">g</text:span><text:span text:style-name="T399">s</text:span><text:span text:style-name="T399">)</text:span><text:span text:style-name="T399"><text:line-break/></text:span><text:span text:style-name="T399">c</text:span><text:span text:style-name="T399">o</text:span><text:span text:style-name="T399">n</text:span><text:span text:style-name="T399">n</text:span><text:span text:style-name="T399">.</text:span><text:span text:style-name="T399"> </text:span><text:span text:style-name="T399">v</text:span><text:span text:style-name="T399">o</text:span><text:span text:style-name="T399">w</text:span><text:span text:style-name="T399">e</text:span><text:span text:style-name="T399">l</text:span><text:span text:style-name="T399"> </text:span><text:span text:style-name="T399">=</text:span><text:span text:style-name="T399"> </text:span><text:span text:style-name="T399">ο</text:span><text:span text:style-name="T399">ι</text:span><text:span text:style-name="T399">,</text:span><text:span text:style-name="T399"> </text:span><text:span text:style-name="T399">α</text:span><text:span text:style-name="T399">ι</text:span><text:span text:style-name="T399">,</text:span><text:span text:style-name="T399"> </text:span><text:span text:style-name="T399">θ</text:span><text:span text:style-name="T399">ε</text:span><text:span text:style-name="T399">ι</text:span><text:span text:style-name="T399"><text:line-break/></text:span><text:span text:style-name="T399">ε</text:span><text:span text:style-name="T399">ἰ</text:span><text:span text:style-name="T399">μ</text:span><text:span text:style-name="T399">ί</text:span><text:span text:style-name="T399"> </text:span><text:span text:style-name="T399">=</text:span><text:span text:style-name="T399"> </text:span><text:span text:style-name="T399">ε</text:span><text:span text:style-name="T399">ἴ</text:span><text:span text:style-name="T399">ν</text:span></text:p></draw:text-box></draw:frame><draw:line text:anchor-type="paragraph" draw:z-index="80" draw:name="Line 15" draw:style-name="gr2" draw:text-style-name="P94" svg:x1="11.487cm" svg:y1="2.78cm" svg:x2="8.719cm" svg:y2="2.251cm"><text:p/></draw:line><draw:frame text:anchor-type="paragraph" draw:z-index="27" draw:name="Text Frame 42" draw:style-name="gr5" draw:text-style-name="P102" svg:width="0.512cm" svg:height="0.364cm" svg:x="-0.667cm" svg:y="0.582cm"><draw:text-box><text:p text:style-name="P96"><text:span text:style-name="T397">ch4</text:span></text:p></draw:text-box></draw:frame><draw:frame text:anchor-type="paragraph" draw:z-index="28" draw:name="Text Frame 41" draw:style-name="gr5" draw:text-style-name="P102" svg:width="0.512cm" svg:height="0.364cm" svg:x="-0.667cm" svg:y="1.058cm"><draw:text-box><text:p text:style-name="P96"><text:span text:style-name="T397">c</text:span><text:span text:style-name="T397">h</text:span><text:span text:style-name="T397">5</text:span></text:p></draw:text-box></draw:frame><draw:custom-shape text:anchor-type="char" draw:z-index="81" draw:name="Frame 2" draw:style-name="gr7" draw:text-style-name="P101" svg:width="5.411cm" svg:height="3.174cm" svg:x="11.317cm" svg:y="2.501cm"><loext:table table:name="Table2" table:style-name="Table2"><loext:table-column table:style-name="Table2.A"/><loext:table-column table:style-name="Table2.B"/><loext:table-column table:style-name="Table2.C"/><loext:table-row table:style-name="Table2.1"><loext:table-cell table:style-name="Table2.A1" table:number-columns-spanned="3" office:value-type="string"><text:p text:style-name="P1"><text:span text:style-name="T144">1</text:span><text:span text:style-name="T312">st</text:span><text:span text:style-name="T144"> decln. Case clues (memorise)</text:span></text:p></loext:table-cell><loext:covered-table-cell/><loext:covered-table-cell/></loext:table-row><loext:table-row table:style-name="Table2.1"><loext:table-cell table:style-name="Table2.A2" office:value-type="string"><text:p text:style-name="P42">Case</text:p></loext:table-cell><loext:table-cell table:style-name="Table2.A2" office:value-type="string"><text:p text:style-name="P43">Singular</text:p></loext:table-cell><loext:table-cell table:style-name="Table2.C2" office:value-type="string"><text:p text:style-name="P37">Plural</text:p></loext:table-cell></loext:table-row><loext:table-row table:style-name="Table2.1"><loext:table-cell table:style-name="Table2.A2" office:value-type="string"><text:p text:style-name="P39">N.</text:p></loext:table-cell><loext:table-cell table:style-name="Table2.B3" office:value-type="string"><text:p text:style-name="P1"><text:span text:style-name="T67">M: </text:span><text:span text:style-name="T332">ας/ης</text:span><text:span text:style-name="T340"> <text:s text:c="4"/></text:span><text:span text:style-name="T67">F: </text:span><text:span text:style-name="T332">α</text:span><text:span text:style-name="T35">/η</text:span></text:p></loext:table-cell><loext:table-cell table:style-name="Table2.C3" office:value-type="string"><text:p text:style-name="P35"><text:s text:c="3"/>οι/αι</text:p></loext:table-cell></loext:table-row><loext:table-row table:style-name="Table2.1"><loext:table-cell table:style-name="Table2.A2" office:value-type="string"><text:p text:style-name="P39">G.</text:p></loext:table-cell><loext:table-cell table:style-name="Table2.B3" office:value-type="string"><text:p text:style-name="P1"><text:span text:style-name="T67">M:</text:span><text:span text:style-name="T35"> ου <text:s text:c="6"/></text:span><text:span text:style-name="T67">F: </text:span><text:span text:style-name="T332">ας/ης </text:span></text:p></loext:table-cell><loext:table-cell table:style-name="Table2.C3" office:value-type="string"><text:p text:style-name="P39"><text:s text:c="4"/>ων</text:p></loext:table-cell></loext:table-row><loext:table-row table:style-name="Table2.1"><loext:table-cell table:style-name="Table2.A2" office:value-type="string"><text:p text:style-name="P39">D.</text:p></loext:table-cell><loext:table-cell table:style-name="Table2.B3" office:value-type="string"><text:p text:style-name="P52">ι</text:p></loext:table-cell><loext:table-cell table:style-name="Table2.C3" office:value-type="string"><text:p text:style-name="P36">οις/αις</text:p></loext:table-cell></loext:table-row><loext:table-row table:style-name="Table2.1"><loext:table-cell table:style-name="Table2.A2" office:value-type="string"><text:p text:style-name="P39">A.</text:p></loext:table-cell><loext:table-cell table:style-name="Table2.B3" office:value-type="string"><text:p text:style-name="P39">ν</text:p></loext:table-cell><loext:table-cell table:style-name="Table2.C3" office:value-type="string"><text:p text:style-name="P39">ους/ας</text:p></loext:table-cell></loext:table-row><loext:table-row table:style-name="Table2.7"><loext:table-cell table:style-name="Table2.A2" office:value-type="string"><text:p text:style-name="P53"/></loext:table-cell><loext:table-cell table:style-name="Table2.C3" table:number-columns-spanned="2" office:value-type="string"><text:p text:style-name="P1"><text:span text:style-name="T298">Beware overlaps </text:span><text:span text:style-name="T299">in</text:span><text:span text:style-name="T298"> </text:span><text:span text:style-name="T335">(red)</text:span></text:p></loext:table-cell><loext:covered-table-cell/></loext:table-row></loext:table><text:p text:style-name="P4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Nouns:</text:span><text:span text:style-name="T4"><text:tab/><text:tab/></text:span><text:span text:style-name="T136">(Remember: neuter plural nouns take singular verbs)</text:span><text:span text:style-name="T1"><text:line-break/></text:span><text:span text:style-name="T4">2</text:span><text:span text:style-name="T326">nd</text:span><text:span text:style-name="T4"> declension:<text:tab/></text:span><text:span text:style-name="T54">M/F: </text:span><text:span text:style-name="T136">ος ου ῳ ον </text:span><text:span text:style-name="Red"><text:span text:style-name="T29">ε</text:span></text:span><text:span text:style-name="T136"><text:tab/>ιο ων ιος ους</text:span><text:span text:style-name="T4"><text:tab/></text:span><text:span text:style-name="T54">N:</text:span><text:span text:style-name="T326"> Sg:</text:span><text:span text:style-name="T136">ον--ον</text:span><text:span text:style-name="T4"> </text:span><text:span text:style-name="T326">Pl:</text:span><text:span text:style-name="T136">α--α<text:tab/> <text:s text:c="3"/></text:span><text:span text:style-name="T209">Fem. eg:</text:span><text:span text:style-name="T190"> </text:span><text:span text:style-name="T136">ἐρημος ὀδος</text:span><text:span text:style-name="T4"><text:line-break/>1</text:span><text:span text:style-name="T326">st</text:span><text:span text:style-name="T4"> declension:<text:tab/></text:span><text:span text:style-name="T23">Sg. memory clue – <text:s text:c="3"/></text:span><text:span text:style-name="T54">M ‘souin’: </text:span><text:span text:style-name="T136">ς ου</text:span><text:span text:style-name="T4"> </text:span><text:span text:style-name="T338">ι </text:span><text:span text:style-name="T4">ν</text:span><text:span text:style-name="T23"> <text:s text:c="3"/></text:span><text:span text:style-name="T55">F ‘sin’:</text:span><text:span text:style-name="T23"> </text:span><text:span text:style-name="T331">~</text:span><text:span text:style-name="T339"> </text:span><text:span text:style-name="T136">ς </text:span><text:span text:style-name="T320">ι </text:span><text:span text:style-name="T136">ν <text:s text:c="2"/></text:span><text:span text:style-name="T23">as follows:</text:span><text:span text:style-name="T136"><text:line-break/> <text:s text:c="3"/>M </text:span><text:span text:style-name="T126">ης</text:span><text:span text:style-name="T136">-stem<text:tab/>ης ου ῃ ην</text:span><text:span text:style-name="T191"> <text:s/>Voc: </text:span><text:span text:style-name="Red"><text:span text:style-name="T29">α</text:span></text:span><text:span text:style-name="T136"><text:tab/>αι ων αις ας<text:line-break/> <text:s text:c="3"/>M </text:span><text:span text:style-name="T126">ας</text:span><text:span text:style-name="T136">-stem<text:tab/>ας ου ᾳ αν</text:span><text:span text:style-name="T191"> <text:s/>Voc: </text:span><text:span text:style-name="Red"><text:span text:style-name="T29">α</text:span></text:span><text:span text:style-name="T136"><text:tab/>αι ων αις ας<text:line-break/> <text:s text:c="3"/>F </text:span><text:span text:style-name="T126">ειρ</text:span><text:span text:style-name="T136">-stem:<text:tab/>α ας ᾳ αν<text:tab/>αι ων αις ας<text:line-break/> <text:s text:c="3"/>F </text:span><text:span text:style-name="T126">σζξψ</text:span><text:span text:style-name="T136">-stem:<text:tab/>α ης ῃ αν<text:tab/>αι ων αις ας<text:line-break/> <text:s text:c="3"/>F others:<text:tab/>η ης ῃ ην<text:tab/>αι ων αις ας</text:span></text:p>
      <text:p text:style-name="P55"><text:span text:style-name="T136">Article<text:tab/>M:<text:tab/>ὁ του τῳ τον<text:tab/>οἱ των τοις τους<text:tab/></text:span><text:span text:style-name="T180">(follows 2</text:span><text:span text:style-name="T316">nd</text:span><text:span text:style-name="T180"> decln)</text:span><text:span text:style-name="T136"><text:line-break/><text:tab/>F:<text:tab/>ἡ της τῃ την<text:tab/>αἱ των ταις τας<text:tab/></text:span><text:span text:style-name="T180">(follows 1</text:span><text:span text:style-name="T316">st</text:span><text:span text:style-name="T180"> decln)</text:span><text:span text:style-name="T136"><text:line-break/><text:tab/>N:<text:tab/>το </text:span><text:span text:style-name="T343">=Μ =Μ</text:span><text:span text:style-name="T136"> το<text:tab/>τα <text:s/></text:span><text:span text:style-name="T343">=Μ <text:s text:c="3"/>=Μ</text:span><text:span text:style-name="T136"> <text:s text:c="3"/>τα</text:span></text:p>
      <text:p text:style-name="P58"><draw:frame text:anchor-type="paragraph" draw:z-index="37" draw:name="Text Frame 36" draw:style-name="gr5" draw:text-style-name="P100" svg:width="0.653cm" svg:height="0.364cm" svg:x="-0.79cm" svg:y="0.552cm"><draw:text-box><text:p text:style-name="P96"><text:span text:style-name="T397">c</text:span><text:span text:style-name="T397">h</text:span><text:span text:style-name="T397">1</text:span><text:span text:style-name="T397">1</text:span></text:p></draw:text-box></draw:frame><text:span text:style-name="T221">Pronouns:<text:line-break/></text:span><text:span text:style-name="T262"> <text:s/>D</text:span><text:span text:style-name="T22">em. <text:s/></text:span><text:span text:style-name="T393">t</text:span><text:span text:style-name="T392">his/</text:span><text:span text:style-name="T393">these</text:span><text:span text:style-name="T22">:</text:span><text:span text:style-name="T4"><text:tab/></text:span><text:span text:style-name="T53">M: </text:span><text:span text:style-name="T22">οὗτο</text:span><text:span text:style-name="T341">ς</text:span><text:span text:style-name="T22"> τούτου... οὖτοι... <text:s text:c="2"/></text:span><text:span text:style-name="T53">F: </text:span><text:span text:style-name="T68">αὕτη ταύτης… αὗται τ</text:span><text:span text:style-name="T342">ο</text:span><text:span text:style-name="T68">ύτων ταύταις… <text:s text:c="2"/></text:span><text:span text:style-name="T53">N:</text:span><text:span text:style-name="T4"> </text:span><text:span text:style-name="T22">τοῦτο τούτου... <text:s/>τ</text:span><text:span text:style-name="T341">α</text:span><text:span text:style-name="T22">ύτα -ων -οις τ</text:span><text:span text:style-name="T341">α</text:span><text:span text:style-name="T22">ύτα<text:line-break/> <text:s text:c="12"/></text:span><text:span text:style-name="T393">t</text:span><text:span text:style-name="T392">hat/</text:span><text:span text:style-name="T393">those</text:span><text:span text:style-name="T22">:<text:tab/>ἐκεἶνος ... then follows the a</text:span><text:span text:style-name="T240">rti</text:span><text:span text:style-name="T22">cle for M &amp; F &amp; N<text:tab/> <text:s/><text:tab/></text:span><text:span text:style-name="T192">Note: i</text:span><text:span text:style-name="T54">f modifying noun, agree in </text:span><text:span text:style-name="T57">gender&amp;num&amp;case</text:span><text:span text:style-name="T58"><text:line-break/><text:tab/><text:tab/><text:tab/><text:tab/><text:tab/><text:tab/><text:tab/><text:tab/></text:span><text:span text:style-name="T57">and</text:span><text:span text:style-name="T58"> </text:span><text:span text:style-name="T59">in </text:span><text:span text:style-name="T58">predicative pos. </text:span><text:span text:style-name="T57">and</text:span><text:span text:style-name="T58"> noun </text:span><text:span text:style-name="T59">has </text:span><text:span text:style-name="T58">article; <text:s/>else substantive</text:span></text:p>
      <text:p text:style-name="P26"><draw:frame text:anchor-type="paragraph" draw:z-index="82" draw:name="Text Frame 37" draw:style-name="gr5" draw:text-style-name="P100" svg:width="0.512cm" svg:height="0.364cm" svg:x="-0.649cm" svg:y="0.005cm"><draw:text-box><text:p text:style-name="P96"><text:span text:style-name="T397">c</text:span><text:span text:style-name="T397">h</text:span><text:span text:style-name="T397">9</text:span></text:p></draw:text-box></draw:frame><text:span text:style-name="T27"><text:s text:c="2"/></text:span><text:span text:style-name="T10">Personal:<text:tab/>memory clue – </text:span><text:span text:style-name="T35">μου μοι με<text:tab/>εις ων ιν ας</text:span></text:p>
      <text:p text:style-name="P57"><text:span text:style-name="T42"><text:s text:c="3"/>1</text:span><text:span text:style-name="T327">st</text:span><text:span text:style-name="T42">:<text:tab/></text:span><text:span text:style-name="T32"><text:tab/>ἐγω</text:span><text:span text:style-name="T35"> <text:s/>(ἐ)μου <text:s/>(ἐ)μοι <text:s/>(ἐ)με<text:tab/>ἡμεις <text:s/>ἡμων <text:s/>ἡμιν <text:s/>ἡμας<text:tab/>(I/we – ἐ for special emphasis)<text:line-break/> <text:s text:c="2"/>2</text:span><text:span text:style-name="T328">nd</text:span><text:span text:style-name="T35">:<text:tab/><text:tab/>συ <text:s/>σου <text:s/>σοι <text:s/>σε<text:tab/><text:tab/>ὑμεις <text:s/>ὑμων <text:s/>ὑμιν <text:s/>ὑμας<text:tab/>(you/yous)<text:line-break/> <text:s text:c="2"/>3</text:span><text:span text:style-name="T328">rd </text:span><text:span text:style-name="T35">M:<text:tab/><text:tab/></text:span><text:span text:style-name="T44">αὐτ <text:s/>+</text:span><text:span text:style-name="T35"> <text:s/>ος ου ῳ ον<text:tab/><text:tab/>ο</text:span><text:span text:style-name="T36">ι</text:span><text:span text:style-name="T35"> ων οις ους<text:tab/><text:tab/></text:span><text:span text:style-name="T67">(follows 2</text:span><text:span text:style-name="T329">nd</text:span><text:span text:style-name="T67"> decln)</text:span><text:span text:style-name="T35"><text:line-break/> <text:s text:c="2"/>3</text:span><text:span text:style-name="T328">rd</text:span><text:span text:style-name="T35"> F:<text:tab/><text:tab/></text:span><text:span text:style-name="T44">αὐτ <text:s/>+</text:span><text:span text:style-name="T35"> <text:s/>η ης ῃ ην<text:tab/><text:tab/>αι ων αις ας<text:tab/><text:tab/></text:span><text:span text:style-name="T67">(follows 1</text:span><text:span text:style-name="T329">st</text:span><text:span text:style-name="T67"> decln)</text:span><text:span text:style-name="T35"><text:line-break/> <text:s text:c="2"/>3</text:span><text:span text:style-name="T328">rd</text:span><text:span text:style-name="T35"> N:<text:tab/><text:tab/></text:span><text:span text:style-name="T44">αὐτ <text:s/>+</text:span><text:span text:style-name="T35"> <text:s/>ο ου ῳ ο<text:tab/><text:tab/>α ων οις α<text:tab/><text:tab/></text:span><text:span text:style-name="T67">(follows article)<text:line-break/></text:span><text:span text:style-name="T23"> <text:s text:c="5"/></text:span><text:span text:style-name="T21"><text:s text:c="2"/>Normal αυτ*:<text:tab/></text:span><text:span text:style-name="T232">as </text:span><text:span text:style-name="T242">pronoun</text:span><text:span text:style-name="T232"> agrees in </text:span><text:span text:style-name="T300">gender&amp;num</text:span><text:span text:style-name="T232"> with the </text:span><text:span text:style-name="T300">antecedent<text:line-break/></text:span><text:span text:style-name="T21"> <text:s text:c="11"/>(notes p80)<text:tab/></text:span><text:span text:style-name="T232">next to </text:span><text:span text:style-name="T242">pronoun</text:span><text:span text:style-name="T232">, intensifier, agrees </text:span><text:span text:style-name="T300">num&amp;case</text:span><text:span text:style-name="T232">:<text:tab/>ἐγω αὐτος λεγω = I myself speak<text:line-break/></text:span><text:span text:style-name="T21"><text:tab/><text:tab/></text:span><text:span text:style-name="T232">next to </text:span><text:span text:style-name="T242">verb</text:span><text:span text:style-name="T232">, agrees in </text:span><text:span text:style-name="T300">number</text:span><text:span text:style-name="T232">; always nom.<text:tab/>functions as intensifier ‘self’<text:line-break/></text:span><text:span text:style-name="T21"> <text:s text:c="7"/>Special αυτ*:<text:tab/></text:span><text:span text:style-name="T232">with </text:span><text:span text:style-name="T242">noun</text:span><text:span text:style-name="T263"> agrees </text:span><text:span text:style-name="T232">in </text:span><text:span text:style-name="T300">gender&amp;number&amp;case</text:span><text:span text:style-name="T232"><text:tab/></text:span><text:span text:style-name="T243">attributive</text:span><text:span text:style-name="T232">=</text:span><text:span text:style-name="T91">‘same’</text:span><text:span text:style-name="T232">; </text:span><text:span text:style-name="T243">predicative</text:span><text:span text:style-name="T232">=self</text:span></text:p>
      <text:p text:style-name="P84"><draw:frame text:anchor-type="paragraph" draw:z-index="83" draw:name="Text Frame 9" draw:style-name="gr6" draw:text-style-name="P99" svg:width="11.138cm" svg:height="0.269cm" svg:x="1.087cm" svg:y="-0.187cm"><draw:text-box><text:p text:style-name="P98"><text:span text:style-name="T395">C</text:span><text:span text:style-name="T395">o</text:span><text:span text:style-name="T395">m</text:span><text:span text:style-name="T395">b</text:span><text:span text:style-name="T395">i</text:span><text:span text:style-name="T395">n</text:span><text:span text:style-name="T395">e</text:span><text:span text:style-name="T395"> </text:span><text:span text:style-name="T395">=</text:span><text:span text:style-name="T395">&gt;</text:span><text:span text:style-name="T395"> </text:span><text:span text:style-name="T395">“</text:span><text:span text:style-name="T395">i</text:span><text:span text:style-name="T395">n</text:span><text:span text:style-name="T395">d</text:span><text:span text:style-name="T395">e</text:span><text:span text:style-name="T395">f</text:span><text:span text:style-name="T395">i</text:span><text:span text:style-name="T395">n</text:span><text:span text:style-name="T395">i</text:span><text:span text:style-name="T395">t</text:span><text:span text:style-name="T395">e</text:span><text:span text:style-name="T395"> </text:span><text:span text:style-name="T395">r</text:span><text:span text:style-name="T395">e</text:span><text:span text:style-name="T395">l</text:span><text:span text:style-name="T395">a</text:span><text:span text:style-name="T395">t</text:span><text:span text:style-name="T395">i</text:span><text:span text:style-name="T395">v</text:span><text:span text:style-name="T395">e</text:span><text:span text:style-name="T395">”</text:span><text:span text:style-name="T395"> </text:span><text:span text:style-name="T395">(</text:span><text:span text:style-name="T395">m</text:span><text:span text:style-name="T395">o</text:span><text:span text:style-name="T395">s</text:span><text:span text:style-name="T395">t</text:span><text:span text:style-name="T395">l</text:span><text:span text:style-name="T395">y</text:span><text:span text:style-name="T395"> </text:span><text:span text:style-name="T395">n</text:span><text:span text:style-name="T395">o</text:span><text:span text:style-name="T395">m</text:span><text:span text:style-name="T395">)</text:span><text:span text:style-name="T395">:</text:span><text:span text:style-name="T395"> </text:span><text:span text:style-name="T395">ὅ</text:span><text:span text:style-name="T395">σ</text:span><text:span text:style-name="T395">τ</text:span><text:span text:style-name="T395">ι</text:span><text:span text:style-name="T395">ς</text:span><text:span text:style-name="T395">,</text:span><text:span text:style-name="T395"> </text:span><text:span text:style-name="T395">ἥ</text:span><text:span text:style-name="T395">τ</text:span><text:span text:style-name="T395">ι</text:span><text:span text:style-name="T395">ς</text:span><text:span text:style-name="T395">,</text:span><text:span text:style-name="T395"> </text:span><text:span text:style-name="T395">ὅ</text:span><text:span text:style-name="T395">τ</text:span><text:span text:style-name="T395">ι</text:span><text:span text:style-name="T395"> </text:span><text:span text:style-name="T395"><text:s/></text:span><text:span text:style-name="T395"><text:s/></text:span><text:span text:style-name="T395">ο</text:span><text:span text:style-name="T395">ἵ</text:span><text:span text:style-name="T395">τ</text:span><text:span text:style-name="T395">ι</text:span><text:span text:style-name="T395">ν</text:span><text:span text:style-name="T395">ε</text:span><text:span text:style-name="T395">ς</text:span><text:span text:style-name="T395">,</text:span><text:span text:style-name="T395"> </text:span><text:span text:style-name="T395">α</text:span><text:span text:style-name="T395">ἵ</text:span><text:span text:style-name="T395">τ</text:span><text:span text:style-name="T395">ι</text:span><text:span text:style-name="T395">ν</text:span><text:span text:style-name="T395">ε</text:span><text:span text:style-name="T395">ς</text:span><text:span text:style-name="T395">,</text:span><text:span text:style-name="T395"> </text:span><text:span text:style-name="T395">ἅ</text:span><text:span text:style-name="T395">τ</text:span><text:span text:style-name="T395">ι</text:span><text:span text:style-name="T395">ν</text:span><text:span text:style-name="T395">α</text:span><text:span text:style-name="T395">:</text:span><text:span text:style-name="T395"> </text:span><text:span text:style-name="T396">‘</text:span><text:span text:style-name="T396">w</text:span><text:span text:style-name="T396">h</text:span><text:span text:style-name="T396">o</text:span><text:span text:style-name="T396">/</text:span><text:span text:style-name="T396">w</text:span><text:span text:style-name="T396">h</text:span><text:span text:style-name="T396">o</text:span><text:span text:style-name="T396">e</text:span><text:span text:style-name="T396">v</text:span><text:span text:style-name="T396">e</text:span><text:span text:style-name="T396">r</text:span><text:span text:style-name="T396">’</text:span><text:span text:style-name="T396">,</text:span><text:span text:style-name="T396"> </text:span><text:span text:style-name="T396">‘</text:span><text:span text:style-name="T396">w</text:span><text:span text:style-name="T396">h</text:span><text:span text:style-name="T396">a</text:span><text:span text:style-name="T396">t</text:span><text:span text:style-name="T396">/</text:span><text:span text:style-name="T396">w</text:span><text:span text:style-name="T396">h</text:span><text:span text:style-name="T396">a</text:span><text:span text:style-name="T396">t</text:span><text:span text:style-name="T396">e</text:span><text:span text:style-name="T396">v</text:span><text:span text:style-name="T396">e</text:span><text:span text:style-name="T396">r</text:span><text:span text:style-name="T396">’</text:span></text:p></draw:text-box></draw:frame><draw:custom-shape text:anchor-type="paragraph" draw:z-index="5" draw:name="Shape 4" draw:style-name="gr44" draw:text-style-name="P108" svg:width="0.19cm" svg:height="0.648cm" svg:x="-0.125cm" svg:y="0.549cm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path text:anchor-type="paragraph" draw:z-index="43" draw:name="Bézier curve 6" draw:style-name="gr2" draw:text-style-name="P94" svg:width="0.487cm" svg:height="1.324cm" draw:transform="rotate (2.17886903818972) translate (-0.0864305560145837cm 0.740833333652835cm)" svg:viewBox="0 0 488 1325" svg:d="M0 0c1047 0 85 1325 85 1325l20-27"><text:p/></draw:path><draw:frame text:anchor-type="paragraph" draw:z-index="50" draw:name="Text Frame 11" draw:style-name="gr5" draw:text-style-name="P100" svg:width="0.512cm" svg:height="0.364cm" svg:x="-0.649cm" svg:y="2.947cm"><draw:text-box><text:p text:style-name="P96"><text:span text:style-name="T397">ch6</text:span></text:p></draw:text-box></draw:frame><draw:frame text:anchor-type="paragraph" draw:z-index="52" draw:name="Text Frame 35" draw:style-name="gr5" draw:text-style-name="P100" svg:width="0.671cm" svg:height="0.364cm" svg:x="-0.808cm" svg:y="0.002cm"><draw:text-box><text:p text:style-name="P96"><text:span text:style-name="T397">c</text:span><text:span text:style-name="T397">h</text:span><text:span text:style-name="T397">2</text:span><text:span text:style-name="T397">2</text:span></text:p></draw:text-box></draw:frame><text:span text:style-name="T232"><text:s text:c="2"/>Interrog</text:span><text:span text:style-name="T233">ative</text:span><text:span text:style-name="T232">:<text:tab/></text:span><text:span text:style-name="T193">M/F (</text:span><text:span text:style-name="T98">who</text:span><text:span text:style-name="T193">):</text:span><text:span text:style-name="T232"> τίς τίνος τίνι τίνα <text:s/><text:tab/>τίνες τίνων τίσι(ν) τίνας <text:s text:c="5"/></text:span><text:span text:style-name="T191">N (</text:span><text:span text:style-name="T108">what/why</text:span><text:span text:style-name="T191">):</text:span><text:span text:style-name="T232"> τί--τί <text:s text:c="2"/>τίνα--τίνα <text:s text:c="3"/>(follows 3</text:span><text:span text:style-name="T317">rd</text:span><text:span text:style-name="T232"> decln)<text:line-break/> <text:s/></text:span><text:span text:style-name="T233">Indefinite </text:span><text:span text:style-name="T238">(no </text:span><text:span text:style-name="T323">´</text:span><text:span text:style-name="T324">)</text:span><text:span text:style-name="T232">:<text:tab/></text:span><text:span text:style-name="T193"><text:tab/> </text:span><text:span text:style-name="T232">τ</text:span><text:span text:style-name="T233">ι</text:span><text:span text:style-name="T232">ς τ</text:span><text:span text:style-name="T233">ι</text:span><text:span text:style-name="T232">νος τ</text:span><text:span text:style-name="T233">ι</text:span><text:span text:style-name="T232">νι τ</text:span><text:span text:style-name="T233">ι</text:span><text:span text:style-name="T232">να <text:s/><text:tab/>τ</text:span><text:span text:style-name="T233">ι</text:span><text:span text:style-name="T232">νες ... <text:tab/> <text:s text:c="4"/><text:tab/><text:tab/> <text:s text:c="16"/></text:span><text:span text:style-name="T92">some/</text:span><text:span text:style-name="T97">certain/several/any <text:s/>one/thing(s)</text:span><text:span text:style-name="T180"><text:line-break/></text:span><text:span text:style-name="T232"> <text:s/>Relative </text:span><text:span text:style-name="T191">(all rough)</text:span><text:span text:style-name="T232">:<text:tab/></text:span><text:span text:style-name="T193">M:</text:span><text:span text:style-name="T232"> </text:span><text:span text:style-name="Red"><text:span text:style-name="T232">ὃς</text:span></text:span><text:span text:style-name="T232"> οὗ ᾧ ὃν <text:s text:c="2"/>οἳ ὧν οἷς οὓς<text:tab/></text:span><text:span text:style-name="T193">F:</text:span><text:span text:style-name="T232"> ἣ ἧς ᾗ ἣν <text:s text:c="2"/>αἳ ὧν αἷς ἃς <text:s text:c="5"/></text:span><text:span text:style-name="T193">N:</text:span><text:span text:style-name="T232"> </text:span><text:span text:style-name="Red"><text:span text:style-name="T232">ὃ</text:span></text:span><text:span text:style-name="T232">--</text:span><text:span text:style-name="Red"><text:span text:style-name="T232">ὃ</text:span></text:span><text:span text:style-name="T232"> <text:s text:c="2"/></text:span><text:span text:style-name="Red"><text:span text:style-name="T232">ἃ--ἃ </text:span></text:span><text:span text:style-name="T232"><text:s text:c="3"/></text:span><text:span text:style-name="T91">w</text:span><text:span text:style-name="T93">ho/</text:span><text:span text:style-name="T91">whom/</text:span><text:span text:style-name="T94">which </text:span><text:span text:style-name="T232">(</text:span><text:span text:style-name="T237">like</text:span><text:span text:style-name="T236"> </text:span><text:span text:style-name="T235">αυτ</text:span><text:span text:style-name="T301">ος</text:span><text:span text:style-name="T308"> </text:span><text:span text:style-name="T309">decln</text:span><text:span text:style-name="T232">)<text:line-break/> <text:s/>Reciprocal:<text:tab/>ἀλληλων: </text:span><text:span text:style-name="T91">of one another<text:tab/></text:span><text:span text:style-name="T232">ἀλληλοις: </text:span><text:span text:style-name="T91">to one another <text:s text:c="4"/></text:span><text:span text:style-name="T232">ἀλληλους: </text:span><text:span text:style-name="T91">one another</text:span><text:span text:style-name="T232"> <text:s text:c="8"/>(from ἀλλος ‘another’)<text:line-break/> <text:s/>Reflexive:<text:tab/></text:span><text:span text:style-name="T302">Sg:</text:span><text:span text:style-name="T232"> <text:tab/> <text:s text:c="2"/>1</text:span><text:span text:style-name="T317">st</text:span><text:span text:style-name="T232">p: ἐμ</text:span><text:span text:style-name="T243">*</text:span><text:span text:style-name="T232"> <text:s text:c="3"/>2</text:span><text:span text:style-name="T317">nd</text:span><text:span text:style-name="T232">p: σε</text:span><text:span text:style-name="T243">*</text:span><text:span text:style-name="T232"> <text:s text:c="2"/>3</text:span><text:span text:style-name="T317">rd</text:span><text:span text:style-name="T232">p: </text:span><text:span text:style-name="Red"><text:span text:style-name="T26">ἑ</text:span></text:span><text:span text:style-name="T243">*</text:span><text:span text:style-name="T232"> <text:s text:c="11"/></text:span><text:span text:style-name="T302">Pl</text:span><text:span text:style-name="T243">: </text:span><text:span text:style-name="Red"><text:span text:style-name="T26">ἑ</text:span></text:span><text:span text:style-name="T243">* <text:s text:c="4"/></text:span><text:span text:style-name="T95">myself, yourself, him/her/itself</text:span><text:span text:style-name="T96">(s)</text:span><text:span text:style-name="T95"> <text:s text:c="3"/></text:span><text:span text:style-name="T232">(</text:span><text:span text:style-name="T243">*</text:span><text:span text:style-name="T232">=</text:span><text:span text:style-name="T235">all </text:span><text:span text:style-name="T232">αυτος </text:span><text:span text:style-name="T234">forms</text:span><text:span text:style-name="T232">)<text:line-break/> <text:s/>Posessive:<text:tab/></text:span><text:span text:style-name="T302">Sg. p’ssor:</text:span><text:span text:style-name="T232"> <text:s text:c="2"/>1</text:span><text:span text:style-name="T317">st</text:span><text:span text:style-name="T232">p: ἐμ</text:span><text:span text:style-name="T243">+</text:span><text:span text:style-name="T232"> <text:s text:c="3"/>2</text:span><text:span text:style-name="T317">nd</text:span><text:span text:style-name="T232">p: σ</text:span><text:span text:style-name="T243">+</text:span><text:span text:style-name="T232"> <text:s text:c="4"/>3</text:span><text:span text:style-name="T317">rd</text:span><text:span text:style-name="T232">p: ἰδι</text:span><text:span text:style-name="T243">+</text:span><text:span text:style-name="T232"> <text:s text:c="8"/></text:span><text:span text:style-name="T302">Pl. p’ssor</text:span><text:span text:style-name="T243">: <text:s text:c="2"/></text:span><text:span text:style-name="T263">1</text:span><text:span text:style-name="T318">st</text:span><text:span text:style-name="T263">p: ἡμετερ</text:span><text:span text:style-name="T243">+</text:span><text:span text:style-name="T263"> <text:s text:c="2"/>2</text:span><text:span text:style-name="T318">nd</text:span><text:span text:style-name="T263">p: ὑμετερ</text:span><text:span text:style-name="T243">+</text:span><text:span text:style-name="T263"> <text:s text:c="4"/>(</text:span><text:span text:style-name="T243">+</text:span><text:span text:style-name="T263">=</text:span><text:span text:style-name="Red"><text:span text:style-name="T264">2</text:span></text:span><text:span text:style-name="Red"><text:span text:style-name="T319">nd </text:span></text:span><text:span text:style-name="Red"><text:span text:style-name="T264">decln: </text:span></text:span><text:span text:style-name="Red"><text:span text:style-name="T12">N=ον--ον</text:span></text:span><text:span text:style-name="T263">)<text:line-break/></text:span><text:span text:style-name="T194"><text:tab/><text:tab/><text:tab/> <text:s text:c="2"/></text:span><text:span text:style-name="T135"><text:s text:c="7"/>(my)<text:tab/> <text:s text:c="7"/>(your) <text:s text:c="7"/>(his/her/its)<text:tab/><text:tab/> <text:s text:c="4"/>(our)<text:tab/> <text:s text:c="10"/>(your ) <text:s text:c="2"/></text:span><text:span text:style-name="T195">(</text:span><text:span text:style-name="T206">+</text:span><text:span text:style-name="T196">matches</text:span><text:span text:style-name="T195"> gen</text:span><text:span text:style-name="T196">/no./</text:span><text:span text:style-name="T195">case of </text:span><text:span text:style-name="T205">posessed</text:span><text:span text:style-name="T195">)</text:span><text:span text:style-name="T194"><text:line-break/></text:span><text:span text:style-name="T71">Adjectives:</text:span><text:span text:style-name="T21"><text:tab/>art + adj → attributive<text:tab/>adj first or last → predicative: </text:span><text:span text:style-name="T87">‘is’</text:span><text:span text:style-name="T21"><text:tab/>no noun → substantive: </text:span><text:span text:style-name="T87">‘people’</text:span><text:span text:style-name="T21"><text:line-break/> <text:s text:c="2"/>M (F if ἀ-prefix):<text:tab/>ος ου ῳ ον ε<text:tab/><text:tab/>ιο ων ιος ους<text:tab/>N: ον--ον <text:s text:c="2"/>α--α<text:tab/>(2nd decln)<text:line-break/> <text:s text:c="2"/>F:<text:tab/><text:tab/>η ης ῃ ην <text:s text:c="2"/><text:tab/><text:tab/>αι ων αις ας<text:tab/><text:tab/><text:tab/>(1st decln)<text:line-break/><text:tab/><text:tab/>^α <text:s/>if stem ends ε/ι/ρ<text:tab/><text:tab/><text:tab/></text:span><text:span text:style-name="T56">Note: Adjectives must agree with the noun in gender&amp;num&amp;case</text:span></text:p>
      <text:p text:style-name="P83"><draw:frame text:anchor-type="paragraph" draw:z-index="84" draw:name="Text Frame 38" draw:style-name="gr5" draw:text-style-name="P97" svg:width="0.653cm" svg:height="0.364cm" svg:x="-0.79cm" svg:y="0.042cm"><draw:text-box><text:p text:style-name="P96"><text:span text:style-name="T394">c</text:span><text:span text:style-name="T394">h</text:span><text:span text:style-name="T394">1</text:span><text:span text:style-name="T394">7</text:span></text:p></draw:text-box></draw:frame><draw:custom-shape text:anchor-type="char" draw:z-index="14" draw:name="Bézier curve 1" draw:style-name="gr37" draw:text-style-name="P95" svg:width="7.695cm" svg:height="0.343cm" svg:x="4.078cm" svg:y="-0.178cm"><text:p/><draw:enhanced-geometry draw:mirror-horizontal="false" draw:mirror-vertical="false" svg:viewBox="0 0 0 0" drawooo:sub-view-size="7694 429" draw:text-areas="0 0 ?f0 ?f1" draw:type="ooxml-non-primitive" draw:enhanced-path="M 0 326 C 976 -464 7695 428 7695 428 F N"><draw:equation draw:name="f0" draw:formula="logwidth"/><draw:equation draw:name="f1" draw:formula="logheight"/></draw:enhanced-geometry></draw:custom-shape><draw:custom-shape text:anchor-type="char" draw:z-index="54" draw:name="Text Frame 4" draw:style-name="gr18" draw:text-style-name="P93" svg:width="1.812cm" svg:height="0.267cm" svg:x="9.675cm" svg:y="-0.342cm"><text:p text:style-name="P90"><text:span text:style-name="T84">(for adjectives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7" draw:name="Line 3" draw:style-name="gr4" draw:text-style-name="P95" svg:x1="11.284cm" svg:y1="1.619cm" svg:x2="10.647cm" svg:y2="2.503cm"><text:p/></draw:line><draw:line text:anchor-type="char" draw:z-index="57" draw:name="Horizontal line 1" draw:style-name="gr4" draw:text-style-name="P95" svg:x1="10.49cm" svg:y1="1.619cm" svg:x2="11.284cm" svg:y2="1.621cm"><text:p/></draw:line><draw:line text:anchor-type="char" draw:z-index="85" draw:name="Line 4" draw:style-name="gr4" draw:text-style-name="P95" svg:x1="10.49cm" svg:y1="3.552cm" svg:x2="11.284cm" svg:y2="1.619cm"><text:p/></draw:line><draw:line text:anchor-type="char" draw:z-index="59" draw:name="Line 5" draw:style-name="gr3" draw:text-style-name="P95" svg:x1="11.283cm" svg:y1="2.596cm" svg:x2="10.156cm" svg:y2="2.597cm"><text:p/></draw:line><draw:line text:anchor-type="char" draw:z-index="86" draw:name="Line 6" draw:style-name="gr3" draw:text-style-name="P95" svg:x1="10.061cm" svg:y1="1.595cm" svg:x2="11.283cm" svg:y2="2.597cm"><text:p/></draw:line><text:span text:style-name="T222">3</text:span><text:span text:style-name="T315">rd</text:span><text:span text:style-name="T222"> declension</text:span><text:span text:style-name="T226">:</text:span><text:span text:style-name="T151"><text:tab/></text:span><text:span text:style-name="T197">M/F:</text:span><text:span text:style-name="T151"> ς ος ι </text:span><text:span text:style-name="T333">α</text:span><text:span text:style-name="T151"> <text:tab/> <text:s/>ες ων σι(ν) ας<text:tab/><text:tab/><text:tab/></text:span><text:span text:style-name="T197">N:</text:span><text:span text:style-name="T151"> </text:span><text:span text:style-name="T322">~</text:span><text:span text:style-name="T151"> ος ι </text:span><text:span text:style-name="T322">~</text:span><text:span text:style-name="T321"> <text:s text:c="4"/></text:span><text:span text:style-name="T333">α</text:span><text:span text:style-name="T151"> ων σι(ν) </text:span><text:span text:style-name="T333">α</text:span><text:span text:style-name="T151"><text:line-break/> <text:s/>Noun</text:span><text:span text:style-name="T263">→</text:span><text:span text:style-name="T151">genitive:<text:tab/></text:span><text:span text:style-name="T198">M:</text:span><text:span text:style-name="T151"> -ων/ηρ -ευς </text:span><text:span text:style-name="T263">→</text:span><text:span text:style-name="T151"> -ος <text:s/>-εως <text:s text:c="5"/></text:span><text:span text:style-name="T198">F:</text:span><text:span text:style-name="T151"> -ξ <text:s/>-ις </text:span><text:span text:style-name="T263">→</text:span><text:span text:style-name="T151"> -ος <text:s/>-εως<text:tab/></text:span><text:span text:style-name="T198">N:</text:span><text:span text:style-name="T151"> -μα/-ρ <text:s/>-ος </text:span><text:span text:style-name="T263">→</text:span><text:span text:style-name="T151"> -ματος <text:s/>-ους<text:line-break/> <text:s text:c="3"/>αρχ</text:span><text:span text:style-name="T333">ων</text:span><text:span text:style-name="T151">, ὁ:<text:tab/>-ων -οντος -οντι -οντα<text:tab/>-οντες -οντων -</text:span><text:span text:style-name="T333">ου</text:span><text:span text:style-name="T151">σι(ν) -οντας<text:tab/> <text:s text:c="4"/>(</text:span><text:span text:style-name="T152">+ </text:span><text:span text:style-name="T334">ἡ</text:span><text:span text:style-name="T151"> γυνή/θυγάτηρ/μήτηρ)<text:line-break/> <text:s text:c="3"/>βασιλ</text:span><text:span text:style-name="T333">ευς</text:span><text:span text:style-name="T151">, ὁ:<text:tab/>-ευς -εως -ει -εα<text:tab/><text:tab/>-</text:span><text:span text:style-name="T333">εις</text:span><text:span text:style-name="T151"> -εων -</text:span><text:span text:style-name="T333">ευ</text:span><text:span text:style-name="T151">σι(ν) -</text:span><text:span text:style-name="T333">εις</text:span><text:span text:style-name="T151"><text:tab/><text:tab/>D. has ε prefix in 3 hard forms<text:line-break/> <text:s text:c="3"/>σαρ</text:span><text:span text:style-name="T333">ξ</text:span><text:span text:style-name="T151">, ἡ:<text:tab/>ξ -κος -κι -κα<text:tab/><text:tab/>-κες -κων -ξι(ν) -κας<text:tab/><text:tab/><text:tab/>(incl. έλπὶς, χάρις, χείρ)<text:line-break/> <text:s text:c="3"/>πολ</text:span><text:span text:style-name="T333">ις</text:span><text:span text:style-name="T151">, ἡ:<text:tab/>-ις -εως -ει -</text:span><text:span text:style-name="T333">ιν</text:span><text:span text:style-name="T151"><text:tab/><text:tab/>-</text:span><text:span text:style-name="T333">εις</text:span><text:span text:style-name="T151"> -εων -εσι(ν) -</text:span><text:span text:style-name="T333">εις</text:span><text:span text:style-name="T151"><text:tab/><text:tab/>N.Sg ις/ευς </text:span><text:span text:style-name="T263">→ εις in Pl N./A.</text:span><text:span text:style-name="T151"><text:line-break/> <text:s text:c="3"/>σω</text:span><text:span text:style-name="T333">μα</text:span><text:span text:style-name="T151">, το:<text:tab/>-μα -ματος -ματι -μα<text:tab/>-</text:span><text:span text:style-name="T333">ματα</text:span><text:span text:style-name="T151"> -ματων -μασι(ν) -</text:span><text:span text:style-name="T333">ματα</text:span><text:span text:style-name="T151"><text:tab/><text:tab/> <text:s text:c="2"/>(incl. πῦρ, ὕδωρ φῶς)<text:line-break/> <text:s text:c="3"/>γεν</text:span><text:span text:style-name="T333">ος</text:span><text:span text:style-name="T151">, το:<text:tab/>-ος -ους -ει -ος<text:tab/><text:tab/>-</text:span><text:span text:style-name="T333">η</text:span><text:span text:style-name="T151"> -ων -εσι(ν) -</text:span><text:span text:style-name="T333">η</text:span><text:span text:style-name="T151"><text:tab/><text:tab/><text:tab/>N.Sg ος </text:span><text:span text:style-name="T263">→ η in Pl</text:span></text:p>
      <text:p text:style-name="P31"><draw:frame text:anchor-type="paragraph" draw:z-index="60" draw:name="Text Frame 22" draw:style-name="gr5" draw:text-style-name="P97" svg:width="0.653cm" svg:height="0.364cm" svg:x="-0.79cm" svg:y="0cm"><draw:text-box><text:p text:style-name="P96"><text:span text:style-name="T394">ch1</text:span><text:span text:style-name="T394">8</text:span></text:p></draw:text-box></draw:frame><text:span text:style-name="T146">Adjs:</text:span><text:span text:style-name="T151"> εἷς (3-1-3):<text:tab/></text:span><text:span text:style-name="T198">M:</text:span><text:span text:style-name="T151"> εἷς </text:span><text:span text:style-name="T333">ἑν</text:span><text:span text:style-name="T151">ός ἑνί ἕνα<text:tab/></text:span><text:span text:style-name="T198">F:</text:span><text:span text:style-name="T151"> </text:span><text:span text:style-name="T333">μία </text:span><text:span text:style-name="T151">μιᾶς μιᾷ μίαν<text:tab/></text:span><text:span text:style-name="T198">N:</text:span><text:span text:style-name="T151"> ἕν ἑνός ἐνι ἕν <text:tab/> <text:s text:c="5"/>(sg. only)<text:tab/> <text:s/>(</text:span><text:span text:style-name="T127">one</text:span><text:span text:style-name="T151">)<text:line-break/> <text:s/></text:span><text:span text:style-name="T333">ἀληθής</text:span><text:span text:style-name="T151"> (3-3):<text:tab/></text:span><text:span text:style-name="T198">M/F:</text:span><text:span text:style-name="T151"> </text:span><text:span text:style-name="T74">ἀληθ</text:span><text:span text:style-name="T333">ής</text:span><text:span text:style-name="T74">, ἁληθ</text:span><text:span text:style-name="T333">οῦς</text:span><text:span text:style-name="T151"> -</text:span><text:span text:style-name="T333">εῖ</text:span><text:span text:style-name="T151"> -</text:span><text:span text:style-name="T333">ῆ</text:span><text:span text:style-name="T74"> <text:s text:c="2"/>-</text:span><text:span text:style-name="T333">εῖς</text:span><text:span text:style-name="T74"> -ῶν -</text:span><text:span text:style-name="T333">έ</text:span><text:span text:style-name="T74">σιν -</text:span><text:span text:style-name="T333">εῖς</text:span><text:span text:style-name="T151"> <text:s text:c="2"/></text:span><text:span text:style-name="T198">N:</text:span><text:span text:style-name="T151"> ἀληθ</text:span><text:span text:style-name="T333">ές</text:span><text:span text:style-name="T151">, -οῦς -εῖ -ές <text:s text:c="2"/>-</text:span><text:span text:style-name="T333">η</text:span><text:span text:style-name="T151"> -ῶν -έσιν -η<text:tab/> <text:s/>(</text:span><text:span text:style-name="T127">true</text:span><text:span text:style-name="T151">)<text:line-break/> <text:s/>(ἅ)πᾶς (3-1-3):<text:tab/></text:span><text:span text:style-name="T198">M:</text:span><text:span text:style-name="T151"> πᾶ</text:span><text:span text:style-name="T333">ς</text:span><text:span text:style-name="T151"> πα</text:span><text:span text:style-name="T333">ν</text:span><text:span text:style-name="T151">τός παντί πάντα<text:tab/><text:tab/>πάντες πάντων πᾶσι(ν) πάντας<text:tab/><text:tab/>(</text:span><text:span text:style-name="T127">whole, each, all</text:span><text:span text:style-name="T151">)<text:line-break/><text:tab/><text:tab/></text:span><text:span text:style-name="T198">F:</text:span><text:span text:style-name="T151"> <text:s/>πᾶ</text:span><text:span text:style-name="T333">σ</text:span><text:span text:style-name="T151">α πά</text:span><text:span text:style-name="T333">σ</text:span><text:span text:style-name="T151">ης πά</text:span><text:span text:style-name="T333">σ</text:span><text:span text:style-name="T151">ῃ πᾶ</text:span><text:span text:style-name="T333">σ</text:span><text:span text:style-name="T151">αν<text:tab/><text:tab/>πᾶ</text:span><text:span text:style-name="T333">σ</text:span><text:span text:style-name="T151">αι πα</text:span><text:span text:style-name="T333">σ</text:span><text:span text:style-name="T151">ῶν πά</text:span><text:span text:style-name="T333">σ</text:span><text:span text:style-name="T151">αις πά</text:span><text:span text:style-name="T333">σ</text:span><text:span text:style-name="T151">ας<text:line-break/><text:tab/><text:tab/></text:span><text:span text:style-name="T198">N:</text:span><text:span text:style-name="T151"> <text:s/>πᾶ</text:span><text:span text:style-name="T333">ν</text:span><text:span text:style-name="T151"> παντός παντί πᾶν<text:tab/><text:tab/>πάντα πάντων πᾶσι(ν) πάντα<text:line-break/><text:tab/></text:span><text:span text:style-name="T146">attributive</text:span><text:span text:style-name="T151">: whole (</text:span><text:span text:style-name="T146">anarthrous</text:span><text:span text:style-name="T151">: each) <text:s text:c="3"/></text:span><text:span text:style-name="T146">predicate</text:span><text:span text:style-name="T151">: </text:span><text:span text:style-name="T333">all</text:span><text:span text:style-name="T151"> (usual)<text:tab/></text:span><text:span text:style-name="T146">substantive</text:span><text:span text:style-name="T151">: each/every/all person/thing<text:line-break/> <text:s/>πολύς (2-1-2):<text:tab/></text:span><text:span text:style-name="T198">M:</text:span><text:span text:style-name="T151"> πο</text:span><text:span text:style-name="T333">λύ</text:span><text:span text:style-name="T151">ς πολλοῦ πολλῷ πο</text:span><text:span text:style-name="T333">λύ</text:span><text:span text:style-name="T151">ν ... <text:s text:c="2"/><text:tab/></text:span><text:span text:style-name="T198">F:</text:span><text:span text:style-name="T151"> πολλή -ης ...<text:tab/></text:span><text:span text:style-name="T198">N:</text:span><text:span text:style-name="T151"> πο</text:span><text:span text:style-name="T333">λ</text:span><text:span text:style-name="T151">ύ -λλοῦ -λλῷ πο</text:span><text:span text:style-name="T333">λ</text:span><text:span text:style-name="T151">ύ <text:s text:c="2"/>πο</text:span><text:span text:style-name="T333">λλά</text:span><text:span text:style-name="T151"> ...<text:tab/>(</text:span><text:span text:style-name="T127">many</text:span><text:span text:style-name="T151">)<text:line-break/> <text:s/>μέγας (2-1-2):<text:tab/></text:span><text:span text:style-name="T198">M:</text:span><text:span text:style-name="T151"> μέ</text:span><text:span text:style-name="T333">γα</text:span><text:span text:style-name="T151">ς μεγάλου μεγάλῳ μέ</text:span><text:span text:style-name="T333">γα</text:span><text:span text:style-name="T151">ν </text:span><text:span text:style-name="T263">...</text:span><text:span text:style-name="T151"><text:tab/></text:span><text:span text:style-name="T198">F:</text:span><text:span text:style-name="T151"> </text:span><text:span text:style-name="T176">μεγάλη</text:span><text:span text:style-name="T151"> -ης ...<text:tab/></text:span><text:span text:style-name="T198">N:</text:span><text:span text:style-name="T151"> μέγα - - μέγα <text:s/>μεγά</text:span><text:span text:style-name="T333">λά</text:span><text:span text:style-name="T151"> ...<text:tab/><text:tab/>(</text:span><text:span text:style-name="T127">great</text:span><text:span text:style-name="T151">)<text:line-break/> <text:s text:c="4"/>[μείζων (3-3):<text:tab/></text:span><text:span text:style-name="T198">M: </text:span><text:span text:style-name="T151">μείζων -ο</text:span><text:span text:style-name="T333">νος</text:span><text:span text:style-name="T151"> -ονι -ονα <text:s text:c="2"/>-ονες -ονων -οσιν -ονας<text:tab/></text:span><text:span text:style-name="T198">N: </text:span><text:span text:style-name="T151">-ον - - ον <text:s text:c="2"/>-ονα <text:s/>- <text:s/>- <text:s/>-ονα</text:span><text:span text:style-name="T74"> <text:s text:c="5"/></text:span><text:span text:style-name="T75">(same as πλειων)]</text:span></text:p>
      <text:p text:style-name="P31"><text:span text:style-name="T151"><text:s text:c="2"/>comparative:<text:tab/></text:span><text:span text:style-name="T198">M:</text:span><text:span text:style-name="T151"> </text:span><text:span text:style-name="T344">δικαιό</text:span><text:span text:style-name="T151">τερος -τερου ...<text:tab/></text:span><text:span text:style-name="T198">F:</text:span><text:span text:style-name="T151"> -τερα -τερας ... <text:tab/><text:tab/></text:span><text:span text:style-name="T198">N:</text:span><text:span text:style-name="T151"> </text:span><text:span text:style-name="T344">νεώ</text:span><text:span text:style-name="T151">τερον -τερου ... <text:s text:c="2"/>-τερα ...<text:tab/>(2-1-2)<text:line-break/> <text:s/>superlative:<text:tab/></text:span><text:span text:style-name="T198">M:</text:span><text:span text:style-name="T151"> </text:span><text:span text:style-name="T344">ἰσχυρό</text:span><text:span text:style-name="T151">τατος -τατου ...<text:tab/></text:span><text:span text:style-name="T198">F:</text:span><text:span text:style-name="T151"> -τατη -τατης ... <text:tab/><text:tab/></text:span><text:span text:style-name="T198">N:</text:span><text:span text:style-name="T151"> </text:span><text:span text:style-name="T344">σοφώ</text:span><text:span text:style-name="T151">τατον -τατου ... <text:s text:c="2"/>-τατα ...<text:tab/>(2-1-2)</text:span></text:p>
      <text:p text:style-name="P21"><draw:line text:anchor-type="paragraph" draw:z-index="61" draw:name="Line 11" draw:style-name="gr2" draw:text-style-name="P94" svg:x1="2.372cm" svg:y1="0.134cm" svg:x2="2.534cm" svg:y2="0.501cm"><text:p/></draw:line><draw:line text:anchor-type="paragraph" draw:z-index="3" draw:name="Line 16" draw:style-name="gr2" draw:text-style-name="P94" svg:x1="3.126cm" svg:y1="0.934cm" svg:x2="8.1cm" svg:y2="0.116cm"><text:p/></draw:line><draw:line text:anchor-type="paragraph" draw:z-index="87" draw:name="Line 17" draw:style-name="gr2" draw:text-style-name="P94" svg:x1="8.841cm" svg:y1="0.962cm" svg:x2="8.1cm" svg:y2="0.108cm"><text:p/></draw:line><draw:line text:anchor-type="paragraph" draw:z-index="63" draw:name="Line 18" draw:style-name="gr2" draw:text-style-name="P94" svg:x1="9.264cm" svg:y1="0.503cm" svg:x2="10.075cm" svg:y2="0.108cm"><text:p/></draw:line><draw:frame text:anchor-type="paragraph" draw:z-index="64" draw:name="Text Frame 23" draw:style-name="gr5" draw:text-style-name="P97" svg:width="0.653cm" svg:height="0.364cm" svg:x="-0.79cm" svg:y="-0.009cm"><draw:text-box><text:p text:style-name="P96"><text:span text:style-name="T394">ch20</text:span></text:p></draw:text-box></draw:frame><draw:custom-shape text:anchor-type="char" draw:z-index="31" draw:name="Shape 1" draw:style-name="gr29" draw:text-style-name="P95" svg:width="0.325cm" svg:height="1.234cm" svg:x="-0.277cm" svg:y="0.43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draw:custom-shape text:anchor-type="char" draw:z-index="8" draw:name="Text Frame 18" draw:style-name="gr42" draw:text-style-name="P93" svg:width="3.848cm" svg:height="0.302cm" svg:x="2.191cm" svg:y="-0.185cm"><text:p text:style-name="P9"><draw:custom-shape text:anchor-type="char" draw:z-index="33" draw:name="Text Frame 20" draw:style-name="gr28" draw:text-style-name="P93" svg:width="4.689cm" svg:height="0.302cm" svg:x="4.819cm" svg:y="0.026cm"><text:p text:style-name="P11"><text:span text:style-name="T380">o</text:span><text:span text:style-name="T381">verlap aorist indicative <text:s text:c="2"/></text:span><text:span text:style-name="T382">or <text:s text:c="2"/>imperfect i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9">also the form of </text:span><text:span text:style-name="T368">ε</text:span><text:span text:style-name="T370">ἰ</text:span><text:span text:style-name="T368">μι participle</text:span><text:span text:style-name="T358">:</text:span><text:span text:style-name="T351"> <text:s/></text:span><text:span text:style-name="T378">‘</text:span><text:span text:style-name="T377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2">Participles</text:span><text:span text:style-name="T151"><text:tab/>M:<text:tab/><text:tab/><text:tab/>F:<text:tab/><text:tab/>N:<text:tab/></text:span><text:span text:style-name="T183">αντ+σιν</text:span><text:span text:style-name="T184">→</text:span><text:span text:style-name="T183">ασιν <text:s text:c="2"/>εντ+σιν</text:span><text:span text:style-name="T184">→</text:span><text:span text:style-name="T183">εισιν <text:s text:c="2"/>[οω]ντ+σιν</text:span><text:span text:style-name="T184">→</text:span><text:span text:style-name="T183">ουσιν</text:span></text:p>
      <text:p text:style-name="P22"><draw:custom-shape text:anchor-type="char" draw:z-index="88" draw:name="Text Frame 1" draw:style-name="gr1" draw:text-style-name="P93" svg:width="1.303cm" svg:height="0.602cm" svg:x="-1.679cm" svg:y="0.277cm"><text:p text:style-name="P86"><text:span text:style-name="T371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1"><text:s text:c="2"/>Present (</text:span><text:span text:style-name="T153">3-1-3)</text:span><text:span text:style-name="T151">:<text:tab/>ων οντος ...<text:tab/><text:tab/>ουσα ουσης ...<text:tab/>ον οντος ...<text:tab/>(+2</text:span><text:span text:style-name="T313">nd</text:span><text:span text:style-name="T151"> Aorist)<text:tab/></text:span><text:span text:style-name="T127">while ~ing</text:span></text:p>
      <text:p text:style-name="P23"><text:span text:style-name="T151"><text:s text:c="2"/>Aorist </text:span><text:span text:style-name="T153">(3-1-3)</text:span><text:span text:style-name="T151">:<text:tab/></text:span><text:span text:style-name="Red"><text:span text:style-name="T43">σας</text:span></text:span><text:span text:style-name="T151"> σαντος ...<text:tab/><text:tab/>σασα σασης ...<text:tab/></text:span><text:span text:style-name="Red"><text:span text:style-name="T43">σαν</text:span></text:span><text:span text:style-name="T151"> σαντος ...<text:tab/>(No front ε)<text:tab/></text:span><text:span text:style-name="T127">after ~ing</text:span></text:p>
      <text:p text:style-name="P25"><draw:custom-shape text:anchor-type="char" draw:z-index="39" draw:name="Shape 2" draw:style-name="gr24" draw:text-style-name="P95" svg:width="0.325cm" svg:height="1.625cm" svg:x="-0.277cm" svg:y="0.399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text:span text:style-name="T151"><text:s text:c="2"/>Perfect </text:span><text:span text:style-name="T153">(3-1-3)</text:span><text:span text:style-name="T151">:<text:tab/></text:span><text:span text:style-name="Red"><text:span text:style-name="T43">κως</text:span></text:span><text:span text:style-name="T151"> κοτος ...<text:tab/><text:tab/>κυια κθιας ...<text:tab/></text:span><text:span text:style-name="Red"><text:span text:style-name="T43">κος</text:span></text:span><text:span text:style-name="T151"> κοτος ...<text:tab/>(with redup)<text:tab/></text:span><text:span text:style-name="T127">having ~ed</text:span></text:p>
      <text:p text:style-name="P22"><draw:custom-shape text:anchor-type="char" draw:z-index="18" draw:name="Text Frame 3" draw:style-name="gr35" draw:text-style-name="P93" svg:width="1.303cm" svg:height="1.019cm" svg:x="-1.663cm" svg:y="0.286cm"><text:p text:style-name="P7"><text:span text:style-name="T371">Middle<text:line-break/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1"><text:s text:c="2"/>Present M/P:<text:tab/>ομενος ομενου ...<text:tab/></text:span><text:span text:style-name="T153">(2-1-2)</text:span><text:span text:style-name="T151"><text:tab/>ομενη ομενης ...<text:tab/>ομενον ομενου ..<text:tab/>(+2</text:span><text:span text:style-name="T313">nd</text:span><text:span text:style-name="T151"> Aorist)<text:tab/></text:span><text:span text:style-name="T127">while being ~ed</text:span></text:p>
      <text:p text:style-name="P23"><text:span text:style-name="T151"><text:s text:c="2"/>Aorist M:<text:tab/>σαμενος σαμενου ...<text:tab/>σαμενη σαμενης<text:tab/>σαμενον<text:tab/> σαμενου ... <text:s text:c="2"/>σαμενα ...<text:tab/></text:span><text:span text:style-name="T127">after ~ing (self)</text:span></text:p>
      <text:p text:style-name="P25"><text:span text:style-name="T151"><text:s text:c="2"/>Perfect M/P:<text:tab/>μενος μενου ...<text:tab/><text:tab/>μενη μενης ...<text:tab/>μενον μενου ... <text:s text:c="2"/>μενα ...<text:tab/><text:tab/></text:span><text:span text:style-name="T127">having been ~ed</text:span></text:p>
      <text:p text:style-name="P24"><text:span text:style-name="T151"><text:s text:c="2"/>Aorist Passive:<text:tab/></text:span><text:span text:style-name="Red"><text:span text:style-name="T43">θεις</text:span></text:span><text:span text:style-name="T151"> θεντος ... D: θ</text:span><text:span text:style-name="Red"><text:span text:style-name="T43">ει</text:span></text:span><text:span text:style-name="T151">σιν ...<text:tab/></text:span><text:span text:style-name="Red"><text:span text:style-name="T43">θεισα</text:span></text:span><text:span text:style-name="T151"> θεισης ...<text:tab/>θεν θεντος ... <text:s text:c="5"/>(+2</text:span><text:span text:style-name="T313">nd</text:span><text:span text:style-name="T151"> Aor: no θ)<text:tab/></text:span><text:span text:style-name="T127">after being ~ed</text:span></text:p>
      <text:p text:style-name="P65"><draw:custom-shape text:anchor-type="paragraph" draw:z-index="41" draw:name="Text Frame 43" draw:style-name="gr23" draw:text-style-name="P93" svg:width="2.918cm" svg:height="0.269cm" svg:x="13.795cm" svg:y="0.339cm"><text:p text:style-name="P12"><draw:custom-shape text:anchor-type="char" draw:z-index="45" draw:name="Text Frame 10" draw:style-name="gr21" draw:text-style-name="P93" svg:width="3.04cm" svg:height="0.269cm" svg:x="13.739cm" svg:y="4.117cm"><text:p text:style-name="P12"><text:span text:style-name="T347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7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43"><text:s text:c="2"/>attrib</text:span><text:span text:style-name="T390"> </text:span><text:span text:style-name="T113">|</text:span><text:span text:style-name="T391"> </text:span><text:span text:style-name="T243">subst:</text:span><text:span text:style-name="T263"> </text:span><text:span text:style-name="T272">has </text:span><text:span text:style-name="Red"><text:span text:style-name="T28">article</text:span></text:span><text:span text:style-name="T270">,</text:span><text:span text:style-name="T263"> </text:span><text:span text:style-name="T98">‘the ~ing man’ <text:s/></text:span><text:span text:style-name="T113">|</text:span><text:span text:style-name="T107"> <text:s text:c="2"/></text:span><text:span text:style-name="T247">predicate(periphrastic)</text:span><text:span text:style-name="T243">:</text:span><text:span text:style-name="T263"> εἰμι/γινομαι ‘</text:span><text:span text:style-name="T98">I am ~ing’ <text:s/></text:span><text:span text:style-name="T113">|</text:span><text:span text:style-name="T271"> <text:s text:c="2"/></text:span><text:span text:style-name="T246">ad</text:span><text:span text:style-name="T243">verb</text:span><text:span text:style-name="T246">ial</text:span><text:span text:style-name="T243">:</text:span><text:span text:style-name="T263"> </text:span><text:span text:style-name="T98">‘while/after/having ~’</text:span></text:p>
      <text:p text:style-name="P31"><draw:custom-shape text:anchor-type="paragraph" draw:z-index="51" draw:name="Text Frame 24" draw:style-name="gr19" draw:text-style-name="P93" svg:width="2.378cm" svg:height="0.269cm" svg:x="10.481cm" svg:y="-0.242cm"><text:p text:style-name="P13"><draw:custom-shape text:anchor-type="paragraph" draw:z-index="24" draw:name="Text Frame 25" draw:style-name="gr19" draw:text-style-name="P93" svg:width="2.378cm" svg:height="0.269cm" svg:x="10.493cm" svg:y="-0.187cm"><text:p text:style-name="P13"><text:span text:style-name="T350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0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2" draw:name="Text Frame 8" draw:style-name="gr12" draw:text-style-name="P93" svg:width="1.377cm" svg:height="1.244cm" svg:x="-1.69cm" svg:y="0.113cm"><text:p text:style-name="P2"><text:span text:style-name="T366">N</text:span><text:span text:style-name="T367">ote:</text:span><text:span text:style-name="T360"> </text:span><text:span text:style-name="T369">subject</text:span><text:span text:style-name="T360"> of infinitive is in the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9" draw:name="Line 19" draw:style-name="gr2" draw:text-style-name="P94" svg:x1="0.162cm" svg:y1="0.425cm" svg:x2="-0.314cm" svg:y2="0.654cm"><text:p/></draw:line><draw:frame text:anchor-type="paragraph" draw:z-index="73" draw:name="Text Frame 26" draw:style-name="gr5" draw:text-style-name="P97" svg:width="0.653cm" svg:height="0.364cm" svg:x="-0.79cm" svg:y="-0.238cm"><draw:text-box><text:p text:style-name="P96"><text:span text:style-name="T394">ch21</text:span></text:p></draw:text-box></draw:frame><draw:custom-shape text:anchor-type="char" draw:z-index="34" draw:name="Text Frame 5" draw:style-name="gr27" draw:text-style-name="P93" svg:width="2.183cm" svg:height="0.302cm" svg:x="2.612cm" svg:y="-0.25cm"><text:p text:style-name="P7"><text:span text:style-name="T349">covers w</text:span><text:span text:style-name="T348">hole a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Bézier curve 2" draw:style-name="gr25" draw:text-style-name="P95" svg:width="0.361cm" svg:height="0.17cm" svg:x="4.89cm" svg:y="-0.072cm"><text:p/><draw:enhanced-geometry draw:mirror-horizontal="false" draw:mirror-vertical="false" svg:viewBox="0 0 0 0" drawooo:sub-view-size="360 169" draw:text-areas="0 0 ?f0 ?f1" draw:type="ooxml-non-primitive" draw:enhanced-path="M 359 169 C 303 37 0 0 0 0 F N"><draw:equation draw:name="f0" draw:formula="logwidth"/><draw:equation draw:name="f1" draw:formula="logheight"/></draw:enhanced-geometry></draw:custom-shape><draw:custom-shape text:anchor-type="char" draw:z-index="7" draw:name="Bézier curve 3" draw:style-name="gr43" draw:text-style-name="P95" svg:width="4.292cm" svg:height="0.175cm" svg:x="4.89cm" svg:y="-0.078cm"><text:p/><draw:enhanced-geometry draw:mirror-horizontal="false" draw:mirror-vertical="false" svg:viewBox="0 0 0 0" drawooo:sub-view-size="4292 175" draw:text-areas="0 0 ?f0 ?f1" draw:type="ooxml-non-primitive" draw:enhanced-path="M 4291 175 C 4089 43 0 0 0 0 F N"><draw:equation draw:name="f0" draw:formula="logwidth"/><draw:equation draw:name="f1" draw:formula="logheight"/></draw:enhanced-geometry></draw:custom-shape><draw:custom-shape text:anchor-type="char" draw:z-index="75" draw:name="Bézier curve 5" draw:style-name="gr10" draw:text-style-name="P95" svg:width="0.283cm" svg:height="0.184cm" svg:x="10.126cm" svg:y="-0.078cm"><text:p/><draw:enhanced-geometry draw:mirror-horizontal="false" draw:mirror-vertical="false" svg:viewBox="0 0 0 0" drawooo:sub-view-size="282 183" draw:text-areas="0 0 ?f0 ?f1" draw:type="ooxml-non-primitive" draw:enhanced-path="M 1 184 C 75 0 283 0 283 0 F N"><draw:equation draw:name="f0" draw:formula="logwidth"/><draw:equation draw:name="f1" draw:formula="logheight"/></draw:enhanced-geometry></draw:custom-shape><draw:custom-shape text:anchor-type="char" draw:z-index="23" draw:name="Bézier curve 4" draw:style-name="gr31" draw:text-style-name="P95" svg:width="4.31cm" svg:height="0.207cm" svg:x="6.1cm" svg:y="-0.115cm"><text:p/><draw:enhanced-geometry draw:mirror-horizontal="false" draw:mirror-vertical="false" svg:viewBox="0 0 0 0" drawooo:sub-view-size="4309 206" draw:text-areas="0 0 ?f0 ?f1" draw:type="ooxml-non-primitive" draw:enhanced-path="M 0 207 C 247 -109 4309 32 4309 32 F N"><draw:equation draw:name="f0" draw:formula="logwidth"/><draw:equation draw:name="f1" draw:formula="logheight"/></draw:enhanced-geometry></draw:custom-shape><text:span text:style-name="T223">Infinitives </text:span><text:span text:style-name="T275">Pres</text:span><text:span text:style-name="T263"> </text:span><text:span text:style-name="T279">Aor</text:span><text:span text:style-name="T263"> </text:span><text:span text:style-name="T287">Perf</text:span><text:span text:style-name="T263">:<text:tab/> </text:span><text:span text:style-name="T243">Act</text:span><text:span text:style-name="T263">: </text:span><text:span text:style-name="T275">ειν</text:span><text:span text:style-name="T263"> <text:s text:c="2"/></text:span><text:span text:style-name="T279">σαι</text:span><text:span text:style-name="T263"> <text:s text:c="2"/></text:span><text:span text:style-name="T287">κεναι</text:span><text:span text:style-name="T263"> <text:s text:c="10"/></text:span><text:span text:style-name="T243">M/P</text:span><text:span text:style-name="T263">: </text:span><text:span text:style-name="T275">εσθαι</text:span><text:span text:style-name="T263"> <text:s/></text:span><text:span text:style-name="T279">σασθαι</text:span><text:span text:style-name="T263"> <text:s/></text:span><text:span text:style-name="T287">σθαι</text:span><text:span text:style-name="T263"><text:tab/></text:span><text:span text:style-name="T256">Aor Pass</text:span><text:span text:style-name="T288">: θῆναι</text:span><text:span text:style-name="T263"><text:tab/> <text:s text:c="11"/></text:span><text:span text:style-name="T336">εἶναι</text:span><text:span text:style-name="T263"> = </text:span><text:span text:style-name="T98">to <text:s/>be</text:span><text:span text:style-name="T263"><text:line-break/> <text:s text:c="2"/></text:span><text:span text:style-name="T275">contract-αεο-verb present:<text:tab/> <text:s text:c="5"/></text:span><text:span text:style-name="T249">Act</text:span><text:span text:style-name="T275">: τιμ</text:span><text:span text:style-name="T337">ᾶν</text:span><text:span text:style-name="T275">, φιλ</text:span><text:span text:style-name="T337">εῖν</text:span><text:span text:style-name="T275">, δηλ</text:span><text:span text:style-name="T337">οῦν</text:span><text:span text:style-name="T275"> <text:s text:c="5"/></text:span><text:span text:style-name="T249">M/P</text:span><text:span text:style-name="T275">: τιμ</text:span><text:span text:style-name="T337">ᾶσ</text:span><text:span text:style-name="T275">θαι, φιλ</text:span><text:span text:style-name="T337">εῖσ</text:span><text:span text:style-name="T275">θαι, δυλ</text:span><text:span text:style-name="T337">οῦσ</text:span><text:span text:style-name="T275">θαι <text:s text:c="7"/>(from εν instead of ειν)</text:span><text:span text:style-name="T263"><text:line-break/> <text:s text:c="2"/></text:span><text:span text:style-name="Red"><text:span text:style-name="T98">arthrous</text:span></text:span><text:span text:style-name="T263">=</text:span><text:span text:style-name="T243">subst</text:span><text:span text:style-name="T263"> <text:s/></text:span><text:span text:style-name="Red"><text:span text:style-name="T98">anarthrous</text:span></text:span><text:span text:style-name="T263">=</text:span><text:span text:style-name="T243">compl.</text:span><text:span text:style-name="T263"> verb</text:span><text:span text:style-name="Red"><text:span text:style-name="T109"> =&gt; </text:span></text:span><text:span text:style-name="T243">purpose</text:span><text:span text:style-name="T263">: [εἰς/προς τό]|[τοῦ] </text:span><text:span text:style-name="T303">inf</text:span><text:span text:style-name="Red"><text:span text:style-name="T114"> <text:s/></text:span></text:span><text:span text:style-name="Red"><text:span text:style-name="T115">| <text:s/></text:span></text:span><text:span text:style-name="T304">r</text:span><text:span text:style-name="T243">esult</text:span><text:span text:style-name="T263">: ὡστε </text:span><text:span text:style-name="T303">inf</text:span><text:span text:style-name="Red"><text:span text:style-name="T115"> <text:s/>| <text:s/></text:span></text:span><text:span text:style-name="T243">cause</text:span><text:span text:style-name="T263">: δια τό </text:span><text:span text:style-name="T303">inf</text:span><text:span text:style-name="Red"><text:span text:style-name="T115"> <text:s/>|</text:span></text:span><text:span text:style-name="Red"><text:span text:style-name="T116"> <text:s/></text:span></text:span><text:span text:style-name="T305">time</text:span><text:span text:style-name="T303">:</text:span><text:span text:style-name="T306"> </text:span><text:span text:style-name="T213">eg</text:span><draw:custom-shape text:anchor-type="char" draw:z-index="2" draw:name="Text Frame 15" draw:style-name="gr45" draw:text-style-name="P93" svg:width="0.899cm" svg:height="0.283cm" svg:x="15.732cm" svg:y="1.256cm"><text:p text:style-name="P8"><draw:custom-shape text:anchor-type="char" draw:z-index="42" draw:name="Text Frame 16" draw:style-name="gr22" draw:text-style-name="P93" svg:width="1.701cm" svg:height="0.283cm" svg:x="14.877cm" svg:y="0.78cm"><text:p text:style-name="P8"><draw:custom-shape text:anchor-type="char" draw:z-index="30" draw:name="Text Frame 17" draw:style-name="gr22" draw:text-style-name="P93" svg:width="1.701cm" svg:height="0.283cm" svg:x="14.877cm" svg:y="0.78cm"><text:p text:style-name="P8"><text:span text:style-name="T376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76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4">=</text:span><text:span text:style-name="T376">whi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07"> </text:span><text:span text:style-name="T306">ἐν τῳ</text:span></text:p>
      <text:p text:style-name="P78"><draw:path text:anchor-type="paragraph" draw:z-index="11" draw:name="Bézier curve 7" draw:style-name="gr39" draw:text-style-name="P94" svg:width="0.458cm" svg:height="0.787cm" draw:transform="skewX (0.177674517853023) rotate (1.38893301873709) translate (3.29141666666667cm 0.107597222222229cm)" svg:viewBox="0 0 459 788" svg:d="M0 0c289 0 459 788 459 788"><text:p/></draw:path><draw:frame text:anchor-type="paragraph" draw:z-index="53" draw:name="Text Frame 27" draw:style-name="gr5" draw:text-style-name="P97" svg:width="0.653cm" svg:height="0.364cm" svg:x="-0.79cm" svg:y="0.101cm"><draw:text-box><text:p text:style-name="P96"><text:span text:style-name="T394">ch23</text:span></text:p></draw:text-box></draw:frame><draw:custom-shape text:anchor-type="char" draw:z-index="22" draw:name="Text Frame 12" draw:style-name="gr32" draw:text-style-name="P93" svg:width="3.938cm" svg:height="0.302cm" svg:x="4.184cm" svg:y="-0.242cm"><text:p text:style-name="P9"><text:span text:style-name="T348">ε</text:span><text:span text:style-name="T353">ἰμι </text:span><text:span text:style-name="T352">subj. </text:span><text:span text:style-name="T353">= ὧ ᾗς ᾗ ... <text:s/></text:span><text:span text:style-name="T351">(</text:span><text:span text:style-name="Red"><text:span text:style-name="T375">add accent</text:span></text:span><text:span text:style-name="T351">) <text:s text:c="2"/></text:span><text:span text:style-name="T378">‘</text:span><text:span text:style-name="T377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5">Subjunctives:</text:span><text:span text:style-name="T263"><text:tab/></text:span><text:span text:style-name="T249">A</text:span><text:span text:style-name="T250">ct</text:span><text:span text:style-name="T249">: </text:span><text:span text:style-name="T275">ω ῃς </text:span><text:span text:style-name="Red"><text:span text:style-name="T20">ῃ</text:span></text:span><text:span text:style-name="T275"> <text:s text:c="2"/>ωμεν ητε ωσι(ν) <text:s text:c="3"/><text:tab/></text:span><text:span text:style-name="T249">M/P: </text:span><text:span text:style-name="T275">ωμαι </text:span><text:span text:style-name="Red"><text:span text:style-name="T20">ῃ</text:span></text:span><text:span text:style-name="T275"> ηται <text:s text:c="2"/>ωμεθα ησθε ωνται</text:span><text:span text:style-name="T263"><text:tab/><text:tab/> <text:s text:c="5"/>(</text:span><text:span text:style-name="Red"><text:span text:style-name="T11">lengthen vowel</text:span></text:span><text:span text:style-name="T263">)<text:line-break/></text:span><text:span text:style-name="T294"> <text:s/></text:span><text:span text:style-name="T164">Aorist</text:span><text:span text:style-name="T166">:<text:tab/></text:span><text:span text:style-name="T254">Act: </text:span><text:span text:style-name="Red"><text:span text:style-name="T13">σ</text:span></text:span><text:span text:style-name="T279">ω </text:span><text:span text:style-name="Red"><text:span text:style-name="T13">σ</text:span></text:span><text:span text:style-name="T280">ῃ</text:span><text:span text:style-name="T279">ς </text:span><text:span text:style-name="Red"><text:span text:style-name="T14">σ</text:span></text:span><text:span text:style-name="T280">ῃ <text:s text:c="2"/></text:span><text:span text:style-name="Red"><text:span text:style-name="T14">σ</text:span></text:span><text:span text:style-name="T280">ωμεν ... <text:s text:c="6"/></text:span><text:span text:style-name="T254">Mid: </text:span><text:span text:style-name="Red"><text:span text:style-name="T15">σ</text:span></text:span><text:span text:style-name="T281">ωμαι </text:span><text:span text:style-name="Red"><text:span text:style-name="T15">σ</text:span></text:span><text:span text:style-name="T281">ῃ </text:span><text:span text:style-name="Red"><text:span text:style-name="T14">σ</text:span></text:span><text:span text:style-name="T280">ηται <text:s text:c="2"/></text:span><text:span text:style-name="Red"><text:span text:style-name="T14">σ</text:span></text:span><text:span text:style-name="T280">ωμεθα </text:span><text:span text:style-name="Red"><text:span text:style-name="T14">σ</text:span></text:span><text:span text:style-name="T280">ησθε </text:span><text:span text:style-name="Red"><text:span text:style-name="T14">σ</text:span></text:span><text:span text:style-name="T282">ωνται</text:span><text:span text:style-name="T295"><text:tab/></text:span><text:span text:style-name="T257">Aor </text:span><text:span text:style-name="T258">Pass: </text:span><text:span text:style-name="Red"><text:span text:style-name="T17">θ</text:span></text:span><text:span text:style-name="T288">ω </text:span><text:span text:style-name="Red"><text:span text:style-name="T17">θ</text:span></text:span><text:span text:style-name="T289">ῇ</text:span><text:span text:style-name="T288">ς </text:span><text:span text:style-name="Red"><text:span text:style-name="T17">θ</text:span></text:span><text:span text:style-name="T289">ῇ <text:s text:c="2"/></text:span><text:span text:style-name="Red"><text:span text:style-name="T18">θ</text:span></text:span><text:span text:style-name="T289">ωμεν </text:span><text:span text:style-name="Red"><text:span text:style-name="T19">θ</text:span></text:span><text:span text:style-name="T290">ητε </text:span><text:span text:style-name="Red"><text:span text:style-name="T19">θ</text:span></text:span><text:span text:style-name="T291">ωσιν</text:span></text:p>
      <text:p text:style-name="P79"><text:span text:style-name="T263"><text:s text:c="2"/></text:span><text:span text:style-name="T154">Uses:<text:tab/> <text:s/></text:span><text:span text:style-name="T99">let’s</text:span><text:span text:style-name="T266"> <text:s text:c="6"/></text:span><text:span text:style-name="T112">|</text:span><text:span text:style-name="T266"> <text:s/></text:span><text:span text:style-name="T99">shall/can we?</text:span><text:span text:style-name="T266"> <text:s/></text:span><text:span text:style-name="T112">|</text:span><text:span text:style-name="T266"> <text:s text:c="2"/>μη+Aor <text:s/></text:span><text:span text:style-name="T112">|</text:span><text:span text:style-name="T266"> <text:s text:c="2"/>οὐ μη: </text:span><text:span text:style-name="T99">certainly won’t</text:span><text:span text:style-name="T266"> <text:s/></text:span><text:span text:style-name="T112">|</text:span><text:span text:style-name="T266"> <text:s/>ἱνα/ὁπως</text:span><text:span text:style-name="T325"> </text:span><text:span text:style-name="T266">: </text:span><text:span text:style-name="T99">so that </text:span><text:span text:style-name="T266"><text:s/></text:span><text:span text:style-name="T112">|</text:span><text:span text:style-name="T266"> <text:s text:c="2"/></text:span><text:span text:style-name="T269">ὁς </text:span><text:span text:style-name="T268">ἀν / </text:span><text:span text:style-name="T269">ὁταν <text:s text:c="2"/></text:span><text:span text:style-name="T105">who</text:span><text:span text:style-name="T106">ever</text:span><text:span text:style-name="T105">/whenever</text:span><text:span text:style-name="T268"><text:line-break/></text:span><text:span text:style-name="T199"> <text:s text:c="15"/></text:span><text:span text:style-name="T210"><text:s text:c="6"/></text:span><text:span text:style-name="T211">hortative<text:tab/> <text:s text:c="6"/>deliberative <text:s text:c="11"/>prohibitive<text:tab/> <text:s text:c="8"/>emph. negative<text:tab/><text:tab/> <text:s/></text:span><text:span text:style-name="T212">p</text:span><text:span text:style-name="T211">urpose<text:tab/> <text:s text:c="16"/></text:span><text:span text:style-name="T212">indefinite <text:s text:c="15"/></text:span><text:span text:style-name="T211">subject <text:s/></text:span><text:span text:style-name="T200"><text:s/>/</text:span><text:span text:style-name="T211"> <text:s text:c="6"/>time</text:span></text:p>
      <text:p text:style-name="P80"><text:span text:style-name="T266"><text:s text:c="2"/></text:span><text:span text:style-name="T155">Condition: </text:span><text:span text:style-name="T150">s</text:span><text:span text:style-name="T244">imple ind</text:span><text:span text:style-name="T267"> εἰ <text:s/></text:span><text:span text:style-name="T110">|</text:span><text:span text:style-name="T267"> <text:s/></text:span><text:span text:style-name="T244">contra-</text:span><text:span text:style-name="T245">fact</text:span><text:span text:style-name="T267"> εἰ+past: </text:span><text:span text:style-name="T100">if you </text:span><text:span text:style-name="T90">had</text:span><text:span text:style-name="T267"> <text:s/></text:span><text:span text:style-name="T110">|</text:span><text:span text:style-name="T267"> <text:s/></text:span><text:span text:style-name="T244">present gen</text:span><text:span text:style-name="T245">eral</text:span><text:span text:style-name="T267"> ἐαν+subj: </text:span><text:span text:style-name="T101">if ... </text:span><text:span text:style-name="T104">is ...</text:span><text:span text:style-name="T268"> <text:s/></text:span><text:span text:style-name="T111">|</text:span><text:span text:style-name="T268"> <text:s/></text:span><text:span text:style-name="T245">prob. fut.</text:span><text:span text:style-name="T268"> ἐαν+subj </text:span><text:span text:style-name="T103">if </text:span><text:span text:style-name="T101">... will ...<text:line-break/> <text:s/></text:span><text:span text:style-name="T156">Question bias:</text:span><text:span text:style-name="T227"><text:tab/></text:span><text:span text:style-name="T268">οὐ/οὐ</text:span><text:span text:style-name="T265">χ</text:span><text:span text:style-name="T268">ι assumes </text:span><text:span text:style-name="T245">yes</text:span><text:span text:style-name="T268">: </text:span><text:span text:style-name="T101">‘</text:span><text:span text:style-name="T102">I</text:span><text:span text:style-name="T101">sn’t/</text:span><text:span text:style-name="T102">D</text:span><text:span text:style-name="T101">oesn’t/</text:span><text:span text:style-name="T102">W</text:span><text:span text:style-name="T101">on’t ... ?’<text:tab/><text:tab/></text:span><text:span text:style-name="T268">μη assumes </text:span><text:span text:style-name="T245">no</text:span><text:span text:style-name="T268">: </text:span><text:span text:style-name="T101">‘</text:span><text:span text:style-name="T102">He isn’t ...</text:span><text:span text:style-name="T101">, is </text:span><text:span text:style-name="T102">he</text:span><text:span text:style-name="T101">?’</text:span></text:p>
      <text:p text:style-name="P81"><draw:line text:anchor-type="paragraph" draw:z-index="55" draw:name="Line 13" draw:style-name="gr2" draw:text-style-name="P94" svg:x1="7.112cm" svg:y1="0.6cm" svg:x2="6.87cm" svg:y2="-0.012cm"><text:p/></draw:line><draw:frame text:anchor-type="paragraph" draw:z-index="44" draw:name="Text Frame 28" draw:style-name="gr5" draw:text-style-name="P97" svg:width="0.653cm" svg:height="0.364cm" svg:x="-0.79cm" svg:y="0.131cm"><draw:text-box><text:p text:style-name="P96"><text:span text:style-name="T394">ch2</text:span><text:span text:style-name="T394">4</text:span></text:p></draw:text-box></draw:frame><draw:custom-shape text:anchor-type="char" draw:z-index="49" draw:name="Text Frame 7" draw:style-name="gr20" draw:text-style-name="P93" svg:width="5.492cm" svg:height="0.302cm" svg:x="6.8cm" svg:y="-0.228cm"><text:p text:style-name="P10"><text:span text:style-name="T362">same</text:span><text:span text:style-name="T361"> ending </text:span><text:span text:style-name="T362">as</text:span><text:span text:style-name="T361"> </text:span><text:span text:style-name="T356"><text:s/></text:span><text:span text:style-name="T355">present infinitive <text:s/></text:span><text:span text:style-name="T357">&amp;</text:span><text:span text:style-name="T356"> <text:s/>3rd-sg opt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4">Imperatives:<text:tab/> </text:span><text:span text:style-name="T251">A</text:span><text:span text:style-name="T252">ct</text:span><text:span text:style-name="T251">: </text:span><text:span text:style-name="T276"><text:s/></text:span><text:span text:style-name="T277">- ε ετω </text:span><text:span text:style-name="T276"><text:s text:c="2"/>- </text:span><text:span text:style-name="T277">ετε</text:span><text:span text:style-name="T276"> </text:span><text:span text:style-name="T277">ετωσαν</text:span><text:span text:style-name="T276"><text:tab/> <text:s text:c="10"/></text:span><text:span text:style-name="T251">M/P: </text:span><text:span text:style-name="T276"><text:s/>- </text:span><text:span text:style-name="T277">ου εσθω</text:span><text:span text:style-name="T276"> <text:s text:c="2"/>- </text:span><text:span text:style-name="T277">εσθε</text:span><text:span text:style-name="T276"> </text:span><text:span text:style-name="T277">εσθωσαν<text:tab/> <text:s text:c="12"/></text:span><text:span text:style-name="T253">εἰμι: </text:span><text:span text:style-name="T278"><text:s/>- ἰσθι ἐστω <text:s text:c="2"/>- ἐστε ἐστωσαν</text:span><text:span text:style-name="T276"><text:line-break/></text:span><text:span text:style-name="T296"> <text:s/></text:span><text:span text:style-name="T165">Aorist</text:span><text:span text:style-name="T167">:<text:tab/></text:span><text:span text:style-name="T255">Act:</text:span><text:span text:style-name="T283"> <text:s/>- </text:span><text:span text:style-name="T284">σ</text:span><text:span text:style-name="T285">ον</text:span><text:span text:style-name="T284"> σατω</text:span><text:span text:style-name="T286"> <text:s text:c="2"/>- </text:span><text:span text:style-name="T284">σατε σατωσαν</text:span><text:span text:style-name="T286"> <text:s text:c="8"/></text:span><text:span text:style-name="T255">Mid:</text:span><text:span text:style-name="T283"> <text:s/>- </text:span><text:span text:style-name="Red"><text:span text:style-name="T16">σαι</text:span></text:span><text:span text:style-name="T285"> σασθω <text:s text:c="2"/>- σασθε</text:span><text:span text:style-name="T286"> </text:span><text:span text:style-name="T285">σασθωσαν</text:span><text:span text:style-name="T297"><text:tab/> <text:s/></text:span><text:span text:style-name="T259">Aor </text:span><text:span text:style-name="T260">Pass: <text:s/></text:span><text:span text:style-name="T292">- </text:span><text:span text:style-name="T293">θητι θητω <text:s text:c="2"/>- θητε θητωσαν<text:line-break/></text:span><text:span text:style-name="T204"> <text:s text:c="2"/></text:span><text:span text:style-name="T363">U</text:span><text:span text:style-name="T364">ses:<text:tab/><text:tab/></text:span><text:span text:style-name="T365">command</text:span><text:span text:style-name="T364"> (pres=continue doing; aor=do once) <text:s text:c="3"/></text:span><text:span text:style-name="T379">|</text:span><text:span text:style-name="T364"> <text:s text:c="3"/></text:span><text:span text:style-name="T365">prohibition</text:span><text:span text:style-name="T364"> (with μη) <text:s text:c="3"/></text:span><text:span text:style-name="T379">|</text:span><text:span text:style-name="T364"> <text:s text:c="3"/></text:span><text:span text:style-name="T365">entreaty</text:span><text:span text:style-name="T364"> (give us our daily bread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p text:style-name="P14"><text:span text:style-name="termtext"><text:span text:style-name="T72">Prepositions:</text:span></text:span><text:span text:style-name="termtext"><text:span text:style-name="T39"> <text:s text:c="21"/></text:span></text:span><text:span text:style-name="termtext"><text:span text:style-name="T38">G</text:span></text:span></text:p>
          </table:table-cell>
          <table:covered-table-cell/>
          <table:table-cell table:style-name="Table3.A1" office:value-type="string">
            <text:p text:style-name="P1"><draw:frame text:anchor-type="paragraph" draw:z-index="46" draw:name="Text Frame 30" draw:style-name="gr5" draw:text-style-name="P97" svg:width="0.548cm" svg:height="0.364cm" svg:x="-7.484cm" svg:y="0.088cm"><draw:text-box><text:p text:style-name="P96"><text:span text:style-name="T394">ch8</text:span></text:p></draw:text-box></draw:frame><text:span text:style-name="termtext"><text:span text:style-name="T38">D</text:span></text:span></text:p>
          </table:table-cell>
          <table:table-cell table:style-name="Table3.D1" table:number-columns-spanned="2" office:value-type="string">
            <text:p text:style-name="P1"><text:span text:style-name="termtext"><text:span text:style-name="T38">A</text:span>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><text:span text:style-name="termtext"><text:span text:style-name="T141">no prep</text:span></text:span></text:p>
          </table:table-cell>
          <table:table-cell table:style-name="Table3.B2" office:value-type="string">
            <text:p text:style-name="P1"><text:span text:style-name="termtext"><text:span text:style-name="T35">of/from</text:span></text:span></text:p>
          </table:table-cell>
          <table:table-cell table:style-name="Table3.C2" office:value-type="string">
            <text:p text:style-name="P1"><text:span text:style-name="termtext"><text:span text:style-name="T35">to/in/by/for</text:span></text:span></text:p>
          </table:table-cell>
          <table:table-cell table:style-name="Table3.D2" table:number-columns-spanned="2" office:value-type="string">
            <text:p text:style-name="P39"/>
          </table:table-cell>
          <table:covered-table-cell/>
        </table:table-row>
        <table:table-row table:style-name="Table3.3">
          <table:table-cell table:style-name="Table3.A2" office:value-type="string">
            <text:p text:style-name="P1"><text:span text:style-name="termtext"><text:span text:style-name="T147">ἀπο</text:span></text:span></text:p>
          </table:table-cell>
          <table:table-cell table:style-name="Table3.B3" office:value-type="string">
            <text:p text:style-name="P1"><text:span text:style-name="termtext"><text:span text:style-name="T35">from; away from (</text:span></text:span><text:span text:style-name="termtext"><text:span text:style-name="T44">apo</text:span></text:span><text:span text:style-name="termtext"><text:span text:style-name="T35">stasy), of</text:span></text:span></text:p>
          </table:table-cell>
          <table:table-cell table:style-name="Table3.C3" office:value-type="string">
            <text:p text:style-name="P39"/>
          </table:table-cell>
          <table:table-cell table:style-name="Table3.D3" table:number-columns-spanned="2" office:value-type="string">
            <text:p text:style-name="P39"/>
          </table:table-cell>
          <table:covered-table-cell/>
        </table:table-row>
        <table:table-row table:style-name="Table3.4">
          <table:table-cell table:style-name="Table3.A2" office:value-type="string">
            <text:p text:style-name="P1"><text:span text:style-name="termtext"><text:span text:style-name="T147">ἐκ</text:span></text:span></text:p>
          </table:table-cell>
          <table:table-cell table:style-name="Table3.B4" office:value-type="string">
            <text:p text:style-name="P1"><text:span text:style-name="termtext"><text:span text:style-name="T35">out of (</text:span></text:span><text:span text:style-name="termtext"><text:span text:style-name="T44">ex</text:span></text:span><text:span text:style-name="termtext"><text:span text:style-name="T35">it); from, by</text:span></text:span></text:p>
          </table:table-cell>
          <table:table-cell table:style-name="Table3.C4" office:value-type="string">
            <text:p text:style-name="P39"/>
          </table:table-cell>
          <table:table-cell table:style-name="Table3.D4" table:number-columns-spanned="2" office:value-type="string">
            <text:p text:style-name="P39"/>
          </table:table-cell>
          <table:covered-table-cell/>
        </table:table-row>
        <table:table-row table:style-name="Table3.5">
          <table:table-cell table:style-name="Table3.A2" office:value-type="string">
            <text:p text:style-name="P1"><text:span text:style-name="termtext"><text:span text:style-name="T147">ἐν</text:span></text:span></text:p>
          </table:table-cell>
          <table:table-cell table:style-name="Table3.B5" office:value-type="string">
            <text:p text:style-name="P39"/>
          </table:table-cell>
          <table:table-cell table:style-name="Table3.C5" office:value-type="string">
            <text:p text:style-name="P1"><text:span text:style-name="termtext"><text:span text:style-name="T44">in</text:span></text:span><text:span text:style-name="termtext"><text:span text:style-name="T35">; within, by, with, among</text:span></text:span></text:p>
          </table:table-cell>
          <table:table-cell table:style-name="Table3.D5" table:number-columns-spanned="2" office:value-type="string">
            <text:p text:style-name="P39"/>
          </table:table-cell>
          <table:covered-table-cell/>
        </table:table-row>
        <table:table-row table:style-name="Table3.6">
          <table:table-cell table:style-name="Table3.A2" office:value-type="string">
            <text:p text:style-name="P1"><text:span text:style-name="termtext"><text:span text:style-name="T147">εἰς</text:span></text:span></text:p>
          </table:table-cell>
          <table:table-cell table:style-name="Table3.B6" office:value-type="string">
            <text:p text:style-name="P39"/>
          </table:table-cell>
          <table:table-cell table:style-name="Table3.C6" office:value-type="string">
            <text:p text:style-name="P39"/>
          </table:table-cell>
          <table:table-cell table:style-name="Table3.D6" table:number-columns-spanned="2" office:value-type="string">
            <text:p text:style-name="P1"><text:span text:style-name="termtext"><text:span text:style-name="T35">into (</text:span></text:span><text:span text:style-name="termtext"><text:span text:style-name="T44">eis</text:span></text:span><text:span text:style-name="termtext"><text:span text:style-name="T35">egesis); to, for, in</text:span></text:span></text:p>
          </table:table-cell>
          <table:covered-table-cell/>
        </table:table-row>
        <table:table-row table:style-name="Table3.7">
          <table:table-cell table:style-name="Table3.A7" office:value-type="string">
            <text:p text:style-name="P1"><text:span text:style-name="termtext"><text:span text:style-name="T147">ἀντί</text:span></text:span></text:p>
          </table:table-cell>
          <table:table-cell table:style-name="Table3.B7" office:value-type="string">
            <text:p text:style-name="P1"><text:span text:style-name="termtext"><text:span text:style-name="T35">instead of (</text:span></text:span><text:span text:style-name="termtext"><text:span text:style-name="T44">anti</text:span></text:span><text:span text:style-name="termtext"><text:span text:style-name="T35">christ)</text:span></text:span></text:p>
          </table:table-cell>
          <table:table-cell table:style-name="Table3.C7" office:value-type="string">
            <text:p text:style-name="P39"/>
          </table:table-cell>
          <table:table-cell table:style-name="Table3.D7" table:number-columns-spanned="2" office:value-type="string">
            <text:p text:style-name="P39"/>
          </table:table-cell>
          <table:covered-table-cell/>
        </table:table-row>
        <table:table-row table:style-name="Table3.8">
          <table:table-cell table:style-name="Table3.A2" office:value-type="string">
            <text:p text:style-name="P1"><text:span text:style-name="termtext"><text:span text:style-name="T147">πρό</text:span></text:span></text:p>
          </table:table-cell>
          <table:table-cell table:style-name="Table3.B8" office:value-type="string">
            <text:p text:style-name="P1"><text:span text:style-name="termtext"><text:span text:style-name="T35">before (</text:span></text:span><text:span text:style-name="termtext"><text:span text:style-name="T44">pro</text:span></text:span><text:span text:style-name="termtext"><text:span text:style-name="T35">logue)</text:span></text:span></text:p>
          </table:table-cell>
          <table:table-cell table:style-name="Table3.C8" office:value-type="string">
            <text:p text:style-name="P39"/>
          </table:table-cell>
          <table:table-cell table:style-name="Table3.D8" table:number-columns-spanned="2" office:value-type="string">
            <text:p text:style-name="P39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ermtext"><text:span text:style-name="T147">σύν</text:span></text:span></text:p>
          </table:table-cell>
          <table:table-cell table:style-name="Table3.B9" office:value-type="string">
            <text:p text:style-name="P39"/>
          </table:table-cell>
          <table:table-cell table:style-name="Table3.C9" office:value-type="string">
            <text:p text:style-name="P1"><text:span text:style-name="termtext"><text:span text:style-name="T35">with (</text:span></text:span><text:span text:style-name="termtext"><text:span text:style-name="T44">syn</text:span></text:span><text:span text:style-name="termtext"><text:span text:style-name="T35">chronous)</text:span></text:span></text:p>
          </table:table-cell>
          <table:table-cell table:style-name="Table3.D9" table:number-columns-spanned="2" office:value-type="string">
            <text:p text:style-name="P39"/>
          </table:table-cell>
          <table:covered-table-cell/>
        </table:table-row>
        <table:table-row table:style-name="Table3.10">
          <table:table-cell table:style-name="Table3.A2" office:value-type="string">
            <text:p text:style-name="P1"><text:span text:style-name="termtext"><text:span text:style-name="T147">ἀνά</text:span></text:span></text:p>
          </table:table-cell>
          <table:table-cell table:style-name="Table3.B10" office:value-type="string">
            <text:p text:style-name="P39"/>
          </table:table-cell>
          <table:table-cell table:style-name="Table3.C10" office:value-type="string">
            <text:p text:style-name="P39"/>
          </table:table-cell>
          <table:table-cell table:style-name="Table3.D10" table:number-columns-spanned="2" office:value-type="string">
            <text:p text:style-name="P1"><text:span text:style-name="termtext"><text:span text:style-name="T35">up (</text:span></text:span><text:span text:style-name="termtext"><text:span text:style-name="T44">ana</text:span></text:span><text:span text:style-name="termtext"><text:span text:style-name="T35">stasis)</text:span></text:span></text:p>
          </table:table-cell>
          <table:covered-table-cell/>
        </table:table-row>
        <table:table-row table:style-name="Table3.11">
          <table:table-cell table:style-name="Table3.A11" office:value-type="string">
            <text:p text:style-name="P1"><text:span text:style-name="termtext"><text:span text:style-name="T147">πρός</text:span></text:span></text:p>
          </table:table-cell>
          <table:table-cell table:style-name="Table3.B11" office:value-type="string">
            <text:p text:style-name="P39">for</text:p>
          </table:table-cell>
          <table:table-cell table:style-name="Table3.C11" office:value-type="string">
            <text:p text:style-name="P39">at</text:p>
          </table:table-cell>
          <table:table-cell table:style-name="Table3.D11" table:number-columns-spanned="2" office:value-type="string">
            <text:p text:style-name="P1"><text:span text:style-name="termtext"><text:span text:style-name="T35">to/toward/with (</text:span></text:span><text:span text:style-name="termtext"><text:span text:style-name="T44">pros</text:span></text:span><text:span text:style-name="termtext"><text:span text:style-name="T35">elyte)</text:span></text:span></text:p>
          </table:table-cell>
          <table:covered-table-cell/>
        </table:table-row>
        <table:table-row table:style-name="Table3.12">
          <table:table-cell table:style-name="Table3.A2" office:value-type="string">
            <text:p text:style-name="P1"><text:span text:style-name="termtext"><text:span text:style-name="T147">διά</text:span></text:span></text:p>
          </table:table-cell>
          <table:table-cell table:style-name="Table3.B12" office:value-type="string">
            <text:p text:style-name="P1"><text:span text:style-name="termtext"><text:span text:style-name="T35">through; by (</text:span></text:span><text:span text:style-name="termtext"><text:span text:style-name="T44">dia</text:span></text:span><text:span text:style-name="termtext"><text:span text:style-name="T35">meter)</text:span></text:span></text:p>
          </table:table-cell>
          <table:table-cell table:style-name="Table3.C12" office:value-type="string">
            <text:p text:style-name="P39"/>
          </table:table-cell>
          <table:table-cell table:style-name="Table3.D12" table:number-columns-spanned="2" office:value-type="string">
            <text:p text:style-name="P1"><text:span text:style-name="termtext"><text:span text:style-name="T35">because of</text:span></text:span></text:p>
          </table:table-cell>
          <table:covered-table-cell/>
        </table:table-row>
        <table:table-row table:style-name="Table3.13">
          <table:table-cell table:style-name="Table3.A2" office:value-type="string">
            <text:p text:style-name="P1"><text:span text:style-name="termtext"><text:span text:style-name="T147">κατά</text:span></text:span></text:p>
          </table:table-cell>
          <table:table-cell table:style-name="Table3.B13" office:value-type="string">
            <text:p text:style-name="P1"><text:span text:style-name="termtext"><text:span text:style-name="T35">against; down</text:span></text:span></text:p>
          </table:table-cell>
          <table:table-cell table:style-name="Table3.C13" office:value-type="string">
            <text:p text:style-name="P39"/>
          </table:table-cell>
          <table:table-cell table:style-name="Table3.D13" table:number-columns-spanned="2" office:value-type="string">
            <text:p text:style-name="P1"><text:span text:style-name="termtext"><text:span text:style-name="T35">according to</text:span></text:span></text:p>
          </table:table-cell>
          <table:covered-table-cell/>
        </table:table-row>
        <table:table-row table:style-name="Table3.14">
          <table:table-cell table:style-name="Table3.A2" office:value-type="string">
            <text:p text:style-name="P1"><text:span text:style-name="termtext"><text:span text:style-name="T147">μετά</text:span></text:span></text:p>
          </table:table-cell>
          <table:table-cell table:style-name="Table3.B14" office:value-type="string">
            <text:p text:style-name="P1"><text:span text:style-name="termtext"><text:span text:style-name="T35">with</text:span></text:span></text:p>
          </table:table-cell>
          <table:table-cell table:style-name="Table3.C14" office:value-type="string">
            <text:p text:style-name="P39"/>
          </table:table-cell>
          <table:table-cell table:style-name="Table3.D14" table:number-columns-spanned="2" office:value-type="string">
            <text:p text:style-name="P1"><text:span text:style-name="termtext"><text:span text:style-name="T35">after</text:span></text:span></text:p>
          </table:table-cell>
          <table:covered-table-cell/>
        </table:table-row>
        <table:table-row table:style-name="Table3.15">
          <table:table-cell table:style-name="Table3.A2" office:value-type="string">
            <text:p text:style-name="P1"><text:span text:style-name="termtext"><text:span text:style-name="T147">περί</text:span></text:span></text:p>
          </table:table-cell>
          <table:table-cell table:style-name="Table3.B15" office:value-type="string">
            <text:p text:style-name="P1"><text:span text:style-name="termtext"><text:span text:style-name="T35">about (</text:span></text:span><text:span text:style-name="termtext"><text:span text:style-name="T44">peri</text:span></text:span><text:span text:style-name="termtext"><text:span text:style-name="T35">scope)</text:span></text:span></text:p>
          </table:table-cell>
          <table:table-cell table:style-name="Table3.C15" office:value-type="string">
            <text:p text:style-name="P39"/>
          </table:table-cell>
          <table:table-cell table:style-name="Table3.D15" table:number-columns-spanned="2" office:value-type="string">
            <text:p text:style-name="P1"><text:span text:style-name="termtext"><text:span text:style-name="T35">around (</text:span></text:span><text:span text:style-name="termtext"><text:span text:style-name="T44">peri</text:span></text:span><text:span text:style-name="termtext"><text:span text:style-name="T35">meter)</text:span></text:span></text:p>
          </table:table-cell>
          <table:covered-table-cell/>
        </table:table-row>
        <table:table-row table:style-name="Table3.16">
          <table:table-cell table:style-name="Table3.A2" office:value-type="string">
            <text:p text:style-name="P1"><text:span text:style-name="termtext"><text:span text:style-name="T147">ὑπέρ</text:span></text:span></text:p>
          </table:table-cell>
          <table:table-cell table:style-name="Table3.B16" office:value-type="string">
            <text:p text:style-name="P1"><text:span text:style-name="termtext"><text:span text:style-name="T35">for</text:span></text:span></text:p>
          </table:table-cell>
          <table:table-cell table:style-name="Table3.C16" office:value-type="string">
            <text:p text:style-name="P39"/>
          </table:table-cell>
          <table:table-cell table:style-name="Table3.D16" table:number-columns-spanned="2" office:value-type="string">
            <text:p text:style-name="P1"><text:span text:style-name="termtext"><text:span text:style-name="T35">above (</text:span></text:span><text:span text:style-name="termtext"><text:span text:style-name="T44">hyper</text:span></text:span><text:span text:style-name="termtext"><text:span text:style-name="T35">active)</text:span></text:span></text:p>
          </table:table-cell>
          <table:covered-table-cell/>
        </table:table-row>
        <table:table-row table:style-name="Table3.17">
          <table:table-cell table:style-name="Table3.A2" office:value-type="string">
            <text:p text:style-name="P1"><text:span text:style-name="termtext"><text:span text:style-name="T147">ὑπό</text:span></text:span></text:p>
          </table:table-cell>
          <table:table-cell table:style-name="Table3.B17" office:value-type="string">
            <text:p text:style-name="P1"><text:span text:style-name="termtext"><text:span text:style-name="T35">by</text:span></text:span></text:p>
          </table:table-cell>
          <table:table-cell table:style-name="Table3.C17" office:value-type="string">
            <text:p text:style-name="P39"/>
          </table:table-cell>
          <table:table-cell table:style-name="Table3.D17" table:number-columns-spanned="2" office:value-type="string">
            <text:p text:style-name="P1"><text:span text:style-name="termtext"><text:span text:style-name="T35">under (</text:span></text:span><text:span text:style-name="termtext"><text:span text:style-name="T44">hypo</text:span></text:span><text:span text:style-name="termtext"><text:span text:style-name="T35">thermia)</text:span></text:span></text:p>
          </table:table-cell>
          <table:covered-table-cell/>
        </table:table-row>
        <table:table-row table:style-name="Table3.18">
          <table:table-cell table:style-name="Table3.A7" office:value-type="string">
            <text:p text:style-name="P1"><text:span text:style-name="termtext"><text:span text:style-name="T147">ἐπί</text:span></text:span></text:p>
          </table:table-cell>
          <table:table-cell table:style-name="Table3.B18" table:number-columns-spanned="4" office:value-type="string">
            <text:p text:style-name="P1"><text:span text:style-name="termtext"><text:span text:style-name="T383"><text:s text:c="57"/></text:span></text:span><text:span text:style-name="termtext"><text:span text:style-name="T384"><text:s text:c="4"/></text:span></text:span><text:span text:style-name="termtext"><text:span text:style-name="T35">upon <text:s text:c="3"/></text:span></text:span><text:span text:style-name="termtext"><text:span text:style-name="T383"><text:s text:c="56"/> </text:span></text:span></text:p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11" office:value-type="string">
            <text:p text:style-name="P1"><text:span text:style-name="termtext"><text:span text:style-name="T147">παρά</text:span></text:span></text:p>
          </table:table-cell>
          <table:table-cell table:style-name="Table3.B19" office:value-type="string">
            <text:p text:style-name="P1"><text:span text:style-name="termtext"><text:span text:style-name="T35">from</text:span></text:span></text:p>
          </table:table-cell>
          <table:table-cell table:style-name="Table3.C19" table:number-columns-spanned="2" office:value-type="string">
            <text:p text:style-name="P1"><text:span text:style-name="termtext"><text:span text:style-name="T35">with (</text:span></text:span><text:span text:style-name="termtext"><text:span text:style-name="T44">para</text:span></text:span><text:span text:style-name="termtext"><text:span text:style-name="T35">clete)</text:span></text:span></text:p>
          </table:table-cell>
          <table:covered-table-cell/>
          <table:table-cell table:style-name="Table3.E19" office:value-type="string">
            <text:p text:style-name="P1"><text:span text:style-name="termtext"><text:span text:style-name="T35">beside (parallel)</text:span></text:span></text:p>
          </table:table-cell>
        </table:table-row>
      </table:table>
      <text:p text:style-name="P45"><draw:frame text:anchor-type="paragraph" draw:z-index="47" draw:name="Text Frame 29" draw:style-name="gr5" draw:text-style-name="P97" svg:width="0.653cm" svg:height="0.364cm" svg:x="-0.755cm" svg:y="0.021cm"><draw:text-box><text:p text:style-name="P96"><text:span text:style-name="T394">c</text:span><text:span text:style-name="T394">h</text:span><text:span text:style-name="T394">1</text:span><text:span text:style-name="T394">3</text:span></text:p></draw:text-box></draw:frame><text:soft-page-break/>Adverb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3">ἀχρι/ἑως +gen:</text:p>
          </table:table-cell>
          <table:table-cell table:style-name="Table4.A1" office:value-type="string">
            <text:p text:style-name="P66"><text:s/>until, up to</text:p>
          </table:table-cell>
          <table:table-cell table:style-name="Table4.A1" office:value-type="string">
            <text:p text:style-name="P33">οὐκετι: </text:p>
          </table:table-cell>
          <table:table-cell table:style-name="Table4.A1" office:value-type="string">
            <text:p text:style-name="P66"><text:s/>no longer</text:p>
          </table:table-cell>
          <table:table-cell table:style-name="Table4.A1" office:value-type="string">
            <text:p text:style-name="P33">ὡδε:</text:p>
          </table:table-cell>
          <table:table-cell table:style-name="Table4.A1" office:value-type="string">
            <text:p text:style-name="P66"><text:s/>here</text:p>
          </table:table-cell>
        </table:table-row>
        <table:table-row table:style-name="Table4.1">
          <table:table-cell table:style-name="Table4.A1" office:value-type="string">
            <text:p text:style-name="P33">εὐθύς/εὐθέως:</text:p>
          </table:table-cell>
          <table:table-cell table:style-name="Table4.A1" office:value-type="string">
            <text:p text:style-name="P66"><text:s/>immediately, at once</text:p>
          </table:table-cell>
          <table:table-cell table:style-name="Table4.A1" office:value-type="string">
            <text:p text:style-name="P33">οὐχι:</text:p>
          </table:table-cell>
          <table:table-cell table:style-name="Table4.A1" office:value-type="string">
            <text:p text:style-name="P66"><text:s/>not (emphatic)</text:p>
          </table:table-cell>
          <table:table-cell table:style-name="Table4.A1" office:value-type="string">
            <text:p text:style-name="P33">ἐκει:</text:p>
          </table:table-cell>
          <table:table-cell table:style-name="Table4.A1" office:value-type="string">
            <text:p text:style-name="P66"><text:s/>there</text:p>
          </table:table-cell>
        </table:table-row>
        <table:table-row table:style-name="Table4.1">
          <table:table-cell table:style-name="Table4.A1" office:value-type="string">
            <text:p text:style-name="P33">ἐτι:</text:p>
          </table:table-cell>
          <table:table-cell table:style-name="Table4.A1" office:value-type="string">
            <text:p text:style-name="P66"><text:s/>still, yet</text:p>
          </table:table-cell>
          <table:table-cell table:style-name="Table4.A1" office:value-type="string">
            <text:p text:style-name="P33">σημερον:</text:p>
          </table:table-cell>
          <table:table-cell table:style-name="Table4.A1" office:value-type="string">
            <text:p text:style-name="P66"><text:s/>today</text:p>
          </table:table-cell>
          <table:table-cell table:style-name="Table4.A1" office:value-type="string">
            <text:p text:style-name="P33">ἐξω:</text:p>
          </table:table-cell>
          <table:table-cell table:style-name="Table4.A1" office:value-type="string">
            <text:p text:style-name="P66"><text:s/>outside</text:p>
          </table:table-cell>
        </table:table-row>
        <table:table-row table:style-name="Table4.1">
          <table:table-cell table:style-name="Table4.A1" office:value-type="string">
            <text:p text:style-name="P33">καθως:</text:p>
          </table:table-cell>
          <table:table-cell table:style-name="Table4.A1" office:value-type="string">
            <text:p text:style-name="P66"><text:s/>just as</text:p>
          </table:table-cell>
          <table:table-cell table:style-name="Table4.A1" office:value-type="string">
            <text:p text:style-name="P33">τοτε:</text:p>
          </table:table-cell>
          <table:table-cell table:style-name="Table4.A1" office:value-type="string">
            <text:p text:style-name="P66"><text:s/>then</text:p>
          </table:table-cell>
          <table:table-cell table:style-name="Table4.A1" office:value-type="string">
            <text:p text:style-name="P33">οὑτως:</text:p>
          </table:table-cell>
          <table:table-cell table:style-name="Table4.A1" office:value-type="string">
            <text:p text:style-name="P66"><text:s/>thus</text:p>
          </table:table-cell>
        </table:table-row>
        <table:table-row table:style-name="Table4.1">
          <table:table-cell table:style-name="Table4.A1" office:value-type="string">
            <text:p text:style-name="P33">καλως:</text:p>
          </table:table-cell>
          <table:table-cell table:style-name="Table4.A1" office:value-type="string">
            <text:p text:style-name="P66"><text:s/>rightly, well</text:p>
          </table:table-cell>
          <table:table-cell table:style-name="Table4.A1" office:value-type="string">
            <text:p text:style-name="P33">ἀμην:</text:p>
          </table:table-cell>
          <table:table-cell table:style-name="Table4.A1" office:value-type="string">
            <text:p text:style-name="P66"><text:s/>truly</text:p>
          </table:table-cell>
          <table:table-cell table:style-name="Table4.A1" office:value-type="string">
            <text:p text:style-name="P33">παντοτε:</text:p>
          </table:table-cell>
          <table:table-cell table:style-name="Table4.A1" office:value-type="string">
            <text:p text:style-name="P66"><text:s/>always</text:p>
          </table:table-cell>
        </table:table-row>
        <table:table-row table:style-name="Table4.1">
          <table:table-cell table:style-name="Table4.A1" office:value-type="string">
            <text:p text:style-name="P33">νυν:</text:p>
          </table:table-cell>
          <table:table-cell table:style-name="Table4.A1" office:value-type="string">
            <text:p text:style-name="P66"><text:s/>now</text:p>
          </table:table-cell>
          <table:table-cell table:style-name="Table4.A1" office:value-type="string">
            <text:p text:style-name="P33">ἀξιως:</text:p>
          </table:table-cell>
          <table:table-cell table:style-name="Table4.A1" office:value-type="string">
            <text:p text:style-name="P66"><text:s/>worthily</text:p>
          </table:table-cell>
          <table:table-cell table:style-name="Table4.A1" office:value-type="string">
            <text:p text:style-name="P34">ὁτε:</text:p>
          </table:table-cell>
          <table:table-cell table:style-name="Table4.A1" office:value-type="string">
            <text:p text:style-name="P67"><text:s/>when</text:p>
          </table:table-cell>
        </table:table-row>
        <table:table-row table:style-name="Table4.1">
          <table:table-cell table:style-name="Table4.A1" office:value-type="string">
            <text:p text:style-name="P33">ὁπου:</text:p>
          </table:table-cell>
          <table:table-cell table:style-name="Table4.A1" office:value-type="string">
            <text:p text:style-name="P66"><text:s/>where</text:p>
          </table:table-cell>
          <table:table-cell table:style-name="Table4.A1" office:value-type="string">
            <text:p text:style-name="P33">ἐγγυς:</text:p>
          </table:table-cell>
          <table:table-cell table:style-name="Table4.A1" office:value-type="string">
            <text:p text:style-name="P66"><text:s/>near</text:p>
          </table:table-cell>
          <table:table-cell table:style-name="Table4.A1" office:value-type="string">
            <text:p text:style-name="P33">ποτε:</text:p>
          </table:table-cell>
          <table:table-cell table:style-name="Table4.A1" office:value-type="string">
            <text:p text:style-name="P66"><text:s/>when?</text:p>
          </table:table-cell>
        </table:table-row>
        <table:table-row table:style-name="Table4.1">
          <table:table-cell table:style-name="Table4.A1" office:value-type="string">
            <text:p text:style-name="P33">πρίν:</text:p>
          </table:table-cell>
          <table:table-cell table:style-name="Table4.A1" office:value-type="string">
            <text:p text:style-name="P66"><text:s/>before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68"/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68"/>
          </table:table-cell>
        </table:table-row>
      </table:table>
      <text:p text:style-name="P28"><draw:frame text:anchor-type="paragraph" draw:z-index="48" draw:name="Text Frame 34" draw:style-name="gr5" draw:text-style-name="P97" svg:width="0.653cm" svg:height="0.364cm" svg:x="-0.755cm" svg:y="0.288cm"><draw:text-box><text:p text:style-name="P96"><text:span text:style-name="T394">ch2</text:span><text:span text:style-name="T394">0</text:span></text:p></draw:text-box></draw:frame><text:span text:style-name="Internet_20_link"><text:span text:style-name="T230">Participle Usage </text:span></text:span><text:span text:style-name="Internet_20_link"><text:span text:style-name="T231">Detail</text:span></text:span><text:span text:style-name="Internet_20_link"><text:span text:style-name="T230">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70">Article</text:p>
          </table:table-cell>
          <table:covered-table-cell/>
          <table:table-cell table:style-name="Table5.C1" table:number-columns-spanned="2" office:value-type="string">
            <text:p text:style-name="P70">No Article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71"><text:span text:style-name="T345">with</text:span><text:span text:style-name="T168"> </text:span><text:span text:style-name="T387">noun</text:span></text:p>
          </table:table-cell>
          <table:table-cell table:style-name="Table5.B2" office:value-type="string">
            <text:p text:style-name="P75"/>
          </table:table-cell>
          <table:table-cell table:style-name="Table5.A2" office:value-type="string">
            <text:p text:style-name="P76">εἰμι/γινομαι</text:p>
          </table:table-cell>
          <table:table-cell table:style-name="Table5.D2" office:value-type="string">
            <text:p text:style-name="P71"><text:span text:style-name="T346">with </text:span><text:span text:style-name="T387">verb</text:span></text:p>
          </table:table-cell>
        </table:table-row>
        <table:table-row table:style-name="Table5.1">
          <table:table-cell table:style-name="Table5.A2" office:value-type="string">
            <text:p text:style-name="P72"><text:span text:style-name="Red"><text:span text:style-name="T385">Attributive</text:span></text:span></text:p>
          </table:table-cell>
          <table:table-cell table:style-name="Table5.B2" office:value-type="string">
            <text:p text:style-name="P72"><text:span text:style-name="Red"><text:span text:style-name="T385">Substantive</text:span></text:span></text:p>
          </table:table-cell>
          <table:table-cell table:style-name="Table5.A2" office:value-type="string">
            <text:p text:style-name="P72"><text:span text:style-name="Red"><text:span text:style-name="T386">Periphrastic</text:span></text:span></text:p>
          </table:table-cell>
          <table:table-cell table:style-name="Table5.D2" office:value-type="string">
            <text:p text:style-name="P73"><text:span text:style-name="Red"><text:span text:style-name="T385">Adverbial</text:span></text:span></text:p>
            <text:p text:style-name="P73"><text:span text:style-name="T372">(</text:span><text:span text:style-name="Red"><text:span text:style-name="T373">genitive absolute</text:span></text:span><text:span text:style-name="Red"><text:span text:style-name="T374"> is a special case</text:span></text:span><text:span text:style-name="T372">)</text:span></text:p>
          </table:table-cell>
        </table:table-row>
        <table:table-row table:style-name="Table5.1">
          <table:table-cell table:style-name="Table5.A4" office:value-type="string">
            <text:p text:style-name="P74"><text:span text:style-name="T32">ὁ </text:span><text:span text:style-name="T145">ἀνθροποσ</text:span><text:span text:style-name="T32"> ὁ λυων<text:line-break/></text:span><text:span text:style-name="T121">The loosing </text:span><text:span text:style-name="T128">man</text:span><text:span text:style-name="T32"><text:line-break/></text:span><text:span text:style-name="T69">=&gt; </text:span><text:span text:style-name="T132">The </text:span><text:span text:style-name="T133">man</text:span><text:span text:style-name="T132"> who is loosing</text:span></text:p>
          </table:table-cell>
          <table:table-cell table:style-name="Table5.B4" office:value-type="string">
            <text:p text:style-name="P74"><text:span text:style-name="T32">ὁ λυων<text:line-break/></text:span><text:span text:style-name="T121">The losing </text:span><text:span text:style-name="T128">one</text:span><text:span text:style-name="T387"><text:line-break/></text:span><text:span text:style-name="T69">=&gt; </text:span><text:span text:style-name="T134">The </text:span><text:span text:style-name="T133">one</text:span><text:span text:style-name="T134"> who is loosing</text:span></text:p>
          </table:table-cell>
          <table:table-cell table:style-name="Table5.A4" office:value-type="string">
            <text:p text:style-name="P72"><text:span text:style-name="T32">εἰμι λυων<text:line-break/></text:span><text:span text:style-name="T128">I</text:span><text:span text:style-name="T121"> am loosing</text:span></text:p>
          </table:table-cell>
          <table:table-cell table:style-name="Table5.D4" office:value-type="string">
            <text:p text:style-name="P77"><text:span text:style-name="T32">Present: action </text:span><text:span text:style-name="T45">while</text:span><text:span text:style-name="T32"> main verb: </text:span><text:span text:style-name="T134">‘while loosing’</text:span><text:span text:style-name="T388"><text:line-break/></text:span><text:span text:style-name="T32">Aorist: <text:s text:c="3"/>action </text:span><text:span text:style-name="T45">before</text:span><text:span text:style-name="T32"> main verb: </text:span><text:span text:style-name="T134">‘after loosing’</text:span><text:span text:style-name="T388"><text:line-break/></text:span><text:span text:style-name="T32">Perfect: <text:s/></text:span><text:span text:style-name="T45">completed</text:span><text:span text:style-name="T32"> state </text:span><text:span text:style-name="T45">at time of</text:span><text:span text:style-name="T32"> main verb: </text:span><text:span text:style-name="T134">‘having ~ed’</text:span></text:p>
          </table:table-cell>
        </table:table-row>
      </table:table>
      <text:p text:style-name="P69"><text:span text:style-name="T3">Alphabet:<text:tab/></text:span><text:span text:style-name="T146">αβ</text:span><text:span text:style-name="T151">α</text:span><text:span text:style-name="T146">γ</text:span><text:span text:style-name="T151">α</text:span><text:span text:style-name="T146">δ</text:span><text:span text:style-name="T151">α </text:span><text:span text:style-name="T146">εζηθικ</text:span><text:span text:style-name="T151">α </text:span><text:span text:style-name="T146">λ</text:span><text:span text:style-name="T151">α</text:span><text:span text:style-name="T146">μ</text:span><text:span text:style-name="T151">α</text:span><text:span text:style-name="T146">ν</text:span><text:span text:style-name="T151">α</text:span><text:span text:style-name="T146">ξο</text:span><text:span text:style-name="T151"> </text:span><text:span text:style-name="T146">π</text:span><text:span text:style-name="T151">α</text:span><text:span text:style-name="T146">ρ</text:span><text:span text:style-name="T151">α</text:span><text:span text:style-name="T146">σ</text:span><text:span text:style-name="T151">α</text:span><text:span text:style-name="T146">τυ</text:span><text:span text:style-name="T151"> </text:span><text:span text:style-name="T146">φ</text:span><text:span text:style-name="T151">α </text:span><text:span text:style-name="T146">χ</text:span><text:span text:style-name="T151">α </text:span><text:span text:style-name="T146">ψω</text:span><text:span text:style-name="T151"> <text:s text:c="2"/>ΑΒΓΔ ΕΖΗΘΙΚ ΛΜΝΞΟ ΠΡΣΤΥ Φ Χ ΨΩ</text:span><text:span text:style-name="T3"><text:line-break/>Diphthongs:<text:tab/></text:span><text:span text:style-name="T151">αι ει οι υι αυ ευ ο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erm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ne_20_numbering" style:display-name="Line numbering" style:family="text"/>
    <style:style style:name="Red" style:family="text">
      <style:text-properties fo:color="#c9211e" loext:opacity="100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801cm" fo:margin-left="2.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4:27:00</meta:creation-date>
    <meta:initial-creator>Berwyn Hoyt</meta:initial-creator>
    <dc:language>en-NZ</dc:language>
    <dc:creator>Berwyn Hoyt</dc:creator>
    <dc:date>2023-02-27T19:08:58.470234475</dc:date>
    <meta:editing-cycles>478</meta:editing-cycles>
    <meta:editing-duration>P5DT2H11M51S</meta:editing-duration>
    <meta:generator>LibreOffice/7.5.0.3$Linux_X86_64 LibreOffice_project/50$Build-3</meta:generator>
    <meta:printed-by>Berwyn Hoyt</meta:printed-by>
    <meta:print-date>2023-02-21T14:30:03.141831295</meta:print-date>
    <meta:document-statistic meta:table-count="7" meta:image-count="0" meta:object-count="0" meta:page-count="3" meta:paragraph-count="228" meta:word-count="1940" meta:character-count="11739" meta:non-whitespace-character-count="890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